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3.71mm"/>
    </style:style>
    <style:style style:name="co2" style:family="table-column">
      <style:table-column-properties fo:break-before="auto" style:column-width="18.36mm"/>
    </style:style>
    <style:style style:name="co3" style:family="table-column">
      <style:table-column-properties fo:break-before="auto" style:column-width="25.29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26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복사본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0084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00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8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84">
      <style:table-cell-properties fo:border="0.74pt solid #000000"/>
    </style:style>
    <style:style style:name="ce6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9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Comma_20__5b_0_5d_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_20__5b_0_5d_" style:data-style-name="N14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omma_20__5b_0_5d_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Comma_20__5b_0_5d_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48">
      <style:table-cell-properties style:rotation-align="none"/>
    </style:style>
    <style:style style:name="ce27" style:family="table-cell" style:parent-style-name="Default">
      <style:table-cell-properties fo:background-color="#ffffff" style:rotation-align="none"/>
    </style:style>
    <style:style style:name="ce28" style:family="table-cell" style:parent-style-name="Default" style:data-style-name="N148">
      <style:table-cell-properties fo:background-color="#4bacc6" style:rotation-align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48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6"/>
        <table:table-column table:style-name="co2" table:default-cell-style-name="Default"/>
        <table:table-column table:style-name="co4" table:default-cell-style-name="ce16"/>
        <table:table-column table:style-name="co3" table:number-columns-repeated="2" table:default-cell-style-name="ce16"/>
        <table:table-column table:style-name="co5" table:default-cell-style-name="ce16"/>
        <table:table-column table:style-name="co6" table:default-cell-style-name="ce25"/>
        <table:table-column table:style-name="co4" table:number-columns-repeated="2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날 <text:s text:c="3"/>자</text:p>
          </table:table-cell>
          <table:table-cell table:style-name="ce1" office:value-type="string" calcext:value-type="string">
            <text:p>입출금</text:p>
          </table:table-cell>
          <table:table-cell table:style-name="ce12" office:value-type="string" office:string-value="금    액" calcext:value-type="string">
            <text:p><text:s/>금 <text:s text:c="3"/>액 </text:p>
          </table:table-cell>
          <table:table-cell table:style-name="ce1" office:value-type="string" calcext:value-type="string">
            <text:p>설 <text:s text:c="3"/>명</text:p>
          </table:table-cell>
          <table:table-cell table:style-name="ce12" office:value-type="string" office:string-value="대출이자" calcext:value-type="string">
            <text:p><text:s/>대출이자 </text:p>
          </table:table-cell>
          <table:table-cell table:style-name="ce12" office:value-type="string" office:string-value="대출원금" calcext:value-type="string">
            <text:p><text:s/>대출원금 </text:p>
          </table:table-cell>
          <table:table-cell table:style-name="ce12" office:value-type="string" office:string-value="합    계" calcext:value-type="string">
            <text:p><text:s/>합 <text:s text:c="3"/>계 </text:p>
          </table:table-cell>
          <table:table-cell table:style-name="ce12" office:value-type="string" office:string-value="대출잔액" calcext:value-type="string">
            <text:p><text:s/>대출잔액 </text:p>
          </table:table-cell>
          <table:table-cell table:style-name="ce23" office:value-type="string" office:string-value="통장잔액" calcext:value-type="string">
            <text:p><text:s/>통장잔액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5-10-22" calcext:value-type="date">
            <text:p>2015-10-22</text:p>
          </table:table-cell>
          <table:table-cell table:style-name="ce8" office:value-type="string" calcext:value-type="string">
            <text:p>입금</text:p>
          </table:table-cell>
          <table:table-cell table:style-name="ce13" office:value-type="float" office:value="100000" calcext:value-type="float">
            <text:p><text:s/>100,000 </text:p>
          </table:table-cell>
          <table:table-cell table:style-name="ce17" office:value-type="string" calcext:value-type="string">
            <text:p>우리은행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office:value-type="float" office:value="100000" calcext:value-type="float">
            <text:p><text:s/>100,000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5-11-10" calcext:value-type="date">
            <text:p>2015-11-10</text:p>
          </table:table-cell>
          <table:table-cell table:style-name="ce8" office:value-type="string" calcext:value-type="string">
            <text:p>출금</text:p>
          </table:table-cell>
          <table:table-cell table:style-name="ce13" office:value-type="float" office:value="53121" calcext:value-type="float">
            <text:p><text:s/>53,121 </text:p>
          </table:table-cell>
          <table:table-cell table:style-name="ce17" office:value-type="string" calcext:value-type="string">
            <text:p>비용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3];&quot;입금&quot;);SUM([.C2]+[.C3]);IF(EXACT([.B3];&quot;출금&quot;);SUM([.C2]-[.C3])))" office:value-type="float" office:value="46879" calcext:value-type="float">
            <text:p><text:s/>46,879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5-11-11" calcext:value-type="date">
            <text:p>2015-11-11</text:p>
          </table:table-cell>
          <table:table-cell table:style-name="ce8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4];&quot;입금&quot;);SUM([.I3]+[.C4]);IF(EXACT([.B4];&quot;출금&quot;);SUM([.I3]-[.C4])))" office:value-type="float" office:value="746879" calcext:value-type="float">
            <text:p><text:s/>746,879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5-11-17" calcext:value-type="date">
            <text:p>2015-11-17</text:p>
          </table:table-cell>
          <table:table-cell table:style-name="ce8" office:value-type="string" calcext:value-type="string">
            <text:p>입금</text:p>
          </table:table-cell>
          <table:table-cell table:style-name="ce13" office:value-type="float" office:value="500000" calcext:value-type="float">
            <text:p><text:s/>500,000 </text:p>
          </table:table-cell>
          <table:table-cell table:style-name="ce17" office:value-type="string" calcext:value-type="string">
            <text:p>이화순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5];&quot;입금&quot;);SUM([.I4]+[.C5]);IF(EXACT([.B5];&quot;출금&quot;);SUM([.I4]-[.C5])))" office:value-type="float" office:value="1246879" calcext:value-type="float">
            <text:p><text:s/>1,246,879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5-11-21" calcext:value-type="date">
            <text:p>2015-11-21</text:p>
          </table:table-cell>
          <table:table-cell table:style-name="ce8" office:value-type="string" calcext:value-type="string">
            <text:p>입금</text:p>
          </table:table-cell>
          <table:table-cell table:style-name="ce13" office:value-type="float" office:value="31" calcext:value-type="float">
            <text:p><text:s/>31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6];&quot;입금&quot;);SUM([.I5]+[.C6]);IF(EXACT([.B6];&quot;출금&quot;);SUM([.I6]-[.C7])))" office:value-type="float" office:value="1246910" calcext:value-type="float">
            <text:p><text:s/>1,246,910 </text:p>
          </table:table-cell>
          <table:table-cell table:style-name="ce26"/>
          <table:table-cell table:number-columns-repeated="54"/>
        </table:table-row>
        <table:table-row table:style-name="ro1">
          <table:table-cell table:style-name="ce2" office:value-type="date" office:date-value="2015-12-10" calcext:value-type="date">
            <text:p>2015-12-10</text:p>
          </table:table-cell>
          <table:table-cell table:style-name="ce8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7]+[.F7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7]; &quot;대출&quot;);SUM([.I6]-[.E7]);IF(EXACT([.B6];&quot;입금&quot;);SUM([.I5]+[.C6]);IF(EXACT([.B6];&quot;출금&quot;);SUM([.I6]-[.C7]))))" office:value-type="float" office:value="1115660" calcext:value-type="float">
            <text:p><text:s/>1,115,66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5-12-19" calcext:value-type="date">
            <text:p>2015-12-1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82" calcext:value-type="float">
            <text:p><text:s/>8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8]; &quot;대출이자&quot;);SUM([.I7]-[.E8]);IF(EXACT([.B8];&quot;입금&quot;);SUM([.C8]+[.I7]);IF(EXACT([.B8];&quot;출금&quot;);SUM([.C8]-[.I7]))))" office:value-type="float" office:value="1115742" calcext:value-type="float">
            <text:p><text:s/>1,115,74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5-12-31" calcext:value-type="date">
            <text:p>2015-12-3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9]; &quot;대출이자&quot;);SUM([.I8]-[.E9]);IF(EXACT([.B9];&quot;입금&quot;);SUM([.C9]+[.I8]);IF(EXACT([.B9];&quot;출금&quot;);SUM([.C9]-[.I8]))))" office:value-type="float" office:value="1815742" calcext:value-type="float">
            <text:p><text:s/>1,815,74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1-11" calcext:value-type="date">
            <text:p>2016-01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0]+[.F10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0]; &quot;대출&quot;);SUM([.I9]-[.E10]);IF(EXACT([.B10];&quot;입금&quot;);SUM([.C10]+[.I9]);IF(EXACT([.B10];&quot;출금&quot;);SUM([.C10]-[.I9]))))" office:value-type="float" office:value="1684492" calcext:value-type="float">
            <text:p><text:s/>1,684,49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1-16" calcext:value-type="date">
            <text:p>2016-01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04" calcext:value-type="float">
            <text:p><text:s/>10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1]; &quot;대출이자&quot;);SUM([.I10]-[.E11]);IF(EXACT([.B11];&quot;입금&quot;);SUM([.C11]+[.I10]);IF(EXACT([.B11];&quot;출금&quot;);SUM([.C11]-[.I10]))))" office:value-type="float" office:value="1684596" calcext:value-type="float">
            <text:p><text:s/>1,684,59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2-10" calcext:value-type="date">
            <text:p>2016-02-1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2]; &quot;대출이자&quot;);SUM([.I11]-[.E12]);IF(EXACT([.B12];&quot;입금&quot;);SUM([.C12]+[.I11]);IF(EXACT([.B12];&quot;출금&quot;);SUM([.C12]-[.I11]))))" office:value-type="float" office:value="2384596" calcext:value-type="float">
            <text:p><text:s/>2,384,59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2-11" calcext:value-type="date">
            <text:p>2016-02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3]+[.F13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3]; &quot;대출&quot;);SUM([.I12]-[.E13]);IF(EXACT([.B13];&quot;입금&quot;);SUM([.C13]+[.I12]);IF(EXACT([.B13];&quot;출금&quot;);SUM([.C13]-[.I12]))))" office:value-type="float" office:value="2253346" calcext:value-type="float">
            <text:p><text:s/>2,253,34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2-20" calcext:value-type="date">
            <text:p>2016-02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57" calcext:value-type="float">
            <text:p><text:s/>15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4]; &quot;대출이자&quot;);SUM([.I13]-[.E14]);IF(EXACT([.B14];&quot;입금&quot;);SUM([.C14]+[.I13]);IF(EXACT([.B14];&quot;출금&quot;);SUM([.C14]-[.I13]))))" office:value-type="float" office:value="2253503" calcext:value-type="float">
            <text:p><text:s/>2,253,50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3-10" calcext:value-type="date">
            <text:p>2016-03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5]+[.F15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5]; &quot;대출&quot;);SUM([.I14]-[.E15]);IF(EXACT([.B15];&quot;입금&quot;);SUM([.I14]+[.C15]);IF(EXACT([.B14];&quot;출금&quot;);SUM([.I14]-[.C15]))))" office:value-type="float" office:value="2122253" calcext:value-type="float">
            <text:p><text:s/>2,122,25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3-19" calcext:value-type="date">
            <text:p>2016-03-1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49" calcext:value-type="float">
            <text:p><text:s/>149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6]; &quot;대출이자&quot;);SUM([.I15]-[.E16]);IF(EXACT([.B16];&quot;입금&quot;);SUM([.I15]+[.C16]);IF(EXACT([.B15];&quot;출금&quot;);SUM([.I15]-[.C16]))))" office:value-type="float" office:value="2122402" calcext:value-type="float">
            <text:p><text:s/>2,122,40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4-06" calcext:value-type="date">
            <text:p>2016-04-0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7]; &quot;대출이자&quot;);SUM([.I16]-[.E17]);IF(EXACT([.B17];&quot;입금&quot;);SUM([.I16]+[.C17]);IF(EXACT([.B16];&quot;출금&quot;);SUM([.I16]-[.C17]))))" office:value-type="float" office:value="2822402" calcext:value-type="float">
            <text:p><text:s/>2,822,40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4-11" calcext:value-type="date">
            <text:p>2016-04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8]+[.F18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8]; &quot;대출&quot;);SUM([.I17]-[.E18]);IF(EXACT([.B17];&quot;입금&quot;);SUM([.I16]+[.C17]);IF(EXACT([.B17];&quot;출금&quot;);SUM([.I17]-[.C18]))))" office:value-type="float" office:value="2691152" calcext:value-type="float">
            <text:p><text:s/>2,691,15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4-16" calcext:value-type="date">
            <text:p>2016-04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60" calcext:value-type="float">
            <text:p><text:s/>16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9]; &quot;대출이자&quot;);SUM([.I18]-[.E19]);IF(EXACT([.B19];&quot;입금&quot;);SUM([.C19]+[.I18]);IF(EXACT([.B18];&quot;출금&quot;);SUM([.I18]-[.C19]))))" office:value-type="float" office:value="2691312" calcext:value-type="float">
            <text:p><text:s/>2,691,31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5-10" calcext:value-type="date">
            <text:p>2016-05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0]+[.F20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0]; &quot;대출&quot;);SUM([.I19]-[.E20]);IF(EXACT([.B20];&quot;입금&quot;);SUM([.C20]+[.I19]);IF(EXACT([.B19];&quot;출금&quot;);SUM([.I19]-[.C20]))))" office:value-type="float" office:value="2560062" calcext:value-type="float">
            <text:p><text:s/>2,560,06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5-21" calcext:value-type="date">
            <text:p>2016-05-2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24" calcext:value-type="float">
            <text:p><text:s/>22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1]; &quot;대출이자&quot;);SUM([.I20]-[.E21]);IF(EXACT([.B21];&quot;입금&quot;);SUM([.C21]+[.I20]);IF(EXACT([.B20];&quot;출금&quot;);SUM([.I20]-[.C21]))))" office:value-type="float" office:value="2560286" calcext:value-type="float">
            <text:p><text:s/>2,560,28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6-03" calcext:value-type="date">
            <text:p>2016-06-03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2]; &quot;대출이자&quot;);SUM([.I21]-[.E22]);IF(EXACT([.B22];&quot;입금&quot;);SUM([.C22]+[.I21]);IF(EXACT([.B21];&quot;출금&quot;);SUM([.I21]-[.C22]))))" office:value-type="float" office:value="3260286" calcext:value-type="float">
            <text:p><text:s/>3,260,28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6-10" calcext:value-type="date">
            <text:p>2016-06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3]+[.F23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3]; &quot;대출&quot;);SUM([.I22]-[.E23]);IF(EXACT([.B23];&quot;입금&quot;);SUM([.I22]+[.C23]);IF(EXACT([.B23];&quot;출금&quot;);SUM([.I22]-[.C23]))))" office:value-type="float" office:value="3129036" calcext:value-type="float">
            <text:p><text:s/>3,129,03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6-18" calcext:value-type="date">
            <text:p>2016-06-1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92" calcext:value-type="float">
            <text:p><text:s/>19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4]; &quot;대출이자&quot;);SUM([.I23]-[.E24]);IF(EXACT([.B24];&quot;입금&quot;);SUM([.I23]+[.C24]);IF(EXACT([.B24];&quot;출금&quot;);SUM([.I23]-[.C24]))))" office:value-type="float" office:value="3129228" calcext:value-type="float">
            <text:p><text:s/>3,129,22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6-22" calcext:value-type="date">
            <text:p>2016-06-22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5]; &quot;대출이자&quot;);SUM([.I24]-[.E25]);IF(EXACT([.B25];&quot;입금&quot;);SUM([.I24]+[.C25]);IF(EXACT([.B25];&quot;출금&quot;);SUM([.I24]-[.C25]))))" office:value-type="float" office:value="3829228" calcext:value-type="float">
            <text:p><text:s/>3,829,22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7-11" calcext:value-type="date">
            <text:p>2016-07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6]+[.F26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6]; &quot;대출&quot;);SUM([.I25]-[.E26]);IF(EXACT([.B26];&quot;입금&quot;);SUM([.I25]+[.C26]);IF(EXACT([.B26];&quot;출금&quot;);SUM([.I25]-[.C26]))))" office:value-type="float" office:value="3697978" calcext:value-type="float">
            <text:p><text:s/>3,697,97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7-16" calcext:value-type="date">
            <text:p>2016-07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54" calcext:value-type="float">
            <text:p><text:s/>25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7]; &quot;대출이자&quot;);SUM([.I26]-[.E27]);IF(EXACT([.B27];&quot;입금&quot;);SUM([.I26]+[.C27]);IF(EXACT([.B27];&quot;출금&quot;);SUM([.I26]-[.C27]))))" office:value-type="float" office:value="3698232" calcext:value-type="float">
            <text:p><text:s/>3,698,23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8-07" calcext:value-type="date">
            <text:p>2016-08-07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8]; &quot;대출이자&quot;);SUM([.I27]-[.E28]);IF(EXACT([.B28];&quot;입금&quot;);SUM([.I27]+[.C28]);IF(EXACT([.B28];&quot;출금&quot;);SUM([.I27]-[.C28]))))" office:value-type="float" office:value="4398232" calcext:value-type="float">
            <text:p><text:s/>4,398,23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8-10" calcext:value-type="date">
            <text:p>2016-08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9]+[.F29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9]; &quot;대출&quot;);SUM([.I28]-[.E29]);IF(EXACT([.B29];&quot;입금&quot;);SUM([.I28]+[.C29]);IF(EXACT([.B29];&quot;출금&quot;);SUM([.I28]-[.C29]))))" office:value-type="float" office:value="4266982" calcext:value-type="float">
            <text:p><text:s/>4,266,98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8-20" calcext:value-type="date">
            <text:p>2016-08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25" calcext:value-type="float">
            <text:p><text:s/>32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0]; &quot;대출이자&quot;);SUM([.I29]-[.E30]);IF(EXACT([.B30];&quot;입금&quot;);SUM([.I29]+[.C30]);IF(EXACT([.B30];&quot;출금&quot;);SUM([.I29]-[.C30]))))" office:value-type="float" office:value="4267307" calcext:value-type="float">
            <text:p><text:s/>4,267,307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8-28" calcext:value-type="date">
            <text:p>2016-08-2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1]; &quot;대출이자&quot;);SUM([.I30]-[.E31]);IF(EXACT([.B31];&quot;입금&quot;);SUM([.I30]+[.C31]);IF(EXACT([.B31];&quot;출금&quot;);SUM([.I30]-[.C31]))))" office:value-type="float" office:value="4967307" calcext:value-type="float">
            <text:p><text:s/>4,967,307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9-12" calcext:value-type="date">
            <text:p>2016-09-12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32]+[.F32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2]; &quot;대출&quot;);SUM([.I31]-[.E32]);IF(EXACT([.B32];&quot;입금&quot;);SUM([.I31]+[.C32]);IF(EXACT([.B32];&quot;출금&quot;);SUM([.I31]-[.C32]))))" office:value-type="float" office:value="4836057" calcext:value-type="float">
            <text:p><text:s/>4,836,057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9-14" calcext:value-type="date">
            <text:p>2016-09-1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84" calcext:value-type="float">
            <text:p><text:s/>28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3]; &quot;대출이자&quot;);SUM([.I32]-[.E33]);IF(EXACT([.B33];&quot;입금&quot;);SUM([.I32]+[.C33]);IF(EXACT([.B33];&quot;출금&quot;);SUM([.I32]-[.C33]))))" office:value-type="float" office:value="4836341" calcext:value-type="float">
            <text:p><text:s/>4,836,3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9-24" calcext:value-type="date">
            <text:p>2016-09-2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4]; &quot;대출이자&quot;);SUM([.I33]-[.E34]);IF(EXACT([.B34];&quot;입금&quot;);SUM([.I33]+[.C34]);IF(EXACT([.B34];&quot;출금&quot;);SUM([.I33]-[.C34]))))" office:value-type="float" office:value="5536341" calcext:value-type="float">
            <text:p><text:s/>5,536,3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09-25" calcext:value-type="date">
            <text:p>2016-09-2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5]; &quot;대출이자&quot;);SUM([.I34]-[.E35]);IF(EXACT([.B35];&quot;입금&quot;);SUM([.I34]+[.C35]);IF(EXACT([.B35];&quot;출금&quot;);SUM([.I34]-[.C35]))))" office:value-type="float" office:value="6236341" calcext:value-type="float">
            <text:p><text:s/>6,236,3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0-04" calcext:value-type="date">
            <text:p>2016-10-0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6]; &quot;대출이자&quot;);SUM([.I35]-[.E36]);IF(EXACT([.B36];&quot;입금&quot;);SUM([.I35]+[.C36]);IF(EXACT([.B36];&quot;출금&quot;);SUM([.I35]-[.C36]))))" office:value-type="float" office:value="6936341" calcext:value-type="float">
            <text:p><text:s/>6,936,3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0-10" calcext:value-type="date">
            <text:p>2016-10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37]+[.F37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7]; &quot;대출&quot;);SUM([.I36]-[.E37]);IF(EXACT([.B37];&quot;입금&quot;);SUM([.I36]+[.C37]);IF(EXACT([.B37];&quot;출금&quot;);SUM([.I36]-[.C37]))))" office:value-type="float" office:value="6805091" calcext:value-type="float">
            <text:p><text:s/>6,805,09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0-15" calcext:value-type="date">
            <text:p>2016-10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38" calcext:value-type="float">
            <text:p><text:s/>43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8]; &quot;대출이자&quot;);SUM([.I37]-[.E38]);IF(EXACT([.B38];&quot;입금&quot;);SUM([.I37]+[.C38]);IF(EXACT([.B38];&quot;출금&quot;);SUM([.I37]-[.C38]))))" office:value-type="float" office:value="6805529" calcext:value-type="float">
            <text:p><text:s/>6,805,52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0-21" calcext:value-type="date">
            <text:p>2016-10-2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9]; &quot;대출이자&quot;);SUM([.I38]-[.E39]);IF(EXACT([.B39];&quot;입금&quot;);SUM([.I38]+[.C39]);IF(EXACT([.B39];&quot;출금&quot;);SUM([.I38]-[.C39]))))" office:value-type="float" office:value="7505529" calcext:value-type="float">
            <text:p><text:s/>7,505,52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1-10" calcext:value-type="date">
            <text:p>2016-11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40]+[.F40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40]; &quot;대출&quot;);SUM([.I39]-[.E40]);IF(EXACT([.B40];&quot;입금&quot;);SUM([.I39]+[.C40]);IF(EXACT([.B40];&quot;출금&quot;);SUM([.I39]-[.C40]))))" office:value-type="float" office:value="7374279" calcext:value-type="float">
            <text:p><text:s/>7,374,27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1-19" calcext:value-type="date">
            <text:p>2016-11-1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614" calcext:value-type="float">
            <text:p><text:s/>61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41]; &quot;대출이자&quot;);SUM([.I40]-[.E41]);IF(EXACT([.B41];&quot;입금&quot;);SUM([.I40]+[.C41]);IF(EXACT([.B40];&quot;출금&quot;);SUM([.I40]-[.C41]))))" office:value-type="float" office:value="7374893" calcext:value-type="float">
            <text:p><text:s/>7,374,89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1-24" calcext:value-type="date">
            <text:p>2016-11-2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42]; &quot;대출이자&quot;);SUM([.I41]-[.E42]);IF(EXACT([.B42];&quot;입금&quot;);SUM([.I41]+[.C42]);IF(EXACT([.B41];&quot;출금&quot;);SUM([.I41]-[.C42]))))" office:value-type="float" office:value="8074893" calcext:value-type="float">
            <text:p><text:s/>8,074,89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6-12-12" calcext:value-type="date">
            <text:p>2016-12-12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 office:value-type="float" office:value="215601" calcext:value-type="float">
            <text:p><text:s/>215,601 </text:p>
          </table:table-cell>
          <table:table-cell table:style-name="ce13" table:formula="of:=[.E43]+[.F43]" office:value-type="float" office:value="346851" calcext:value-type="float">
            <text:p><text:s/>346,851 </text:p>
          </table:table-cell>
          <table:table-cell table:style-name="ce13" table:formula="of:=SUM([.H42]-[.F43])" office:value-type="float" office:value="74784399" calcext:value-type="float">
            <text:p><text:s/>74,784,399 </text:p>
          </table:table-cell>
          <table:table-cell table:style-name="ce24" table:formula="of:=IF(EXACT([.D43]; &quot;대출&quot;);SUM([.I42]-[.G43]);IF(EXACT([.B43];&quot;입금&quot;);SUM([.I42]+[.C43]);IF(EXACT([.B43];&quot;출금&quot;);SUM([.I42]-[.C43]))))" office:value-type="float" office:value="7728042" calcext:value-type="float">
            <text:p><text:s/>7,728,042 </text:p>
          </table:table-cell>
          <table:table-cell table:style-name="ce27"/>
          <table:table-cell table:number-columns-repeated="54"/>
        </table:table-row>
        <table:table-row table:style-name="ro1">
          <table:table-cell table:style-name="ce3" office:value-type="date" office:date-value="2016-12-17" calcext:value-type="date">
            <text:p>2016-12-17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43]-[.F44])" office:value-type="float" office:value="74784399" calcext:value-type="float">
            <text:p><text:s/>74,784,399 </text:p>
          </table:table-cell>
          <table:table-cell table:style-name="ce24" table:formula="of:=IF(EXACT([.D44]; &quot;대출이자&quot;);SUM([.I43]-[.G44]);IF(EXACT([.B44];&quot;입금&quot;);SUM([.I43]+[.C44]);IF(EXACT([.B44];&quot;출금&quot;);SUM([.I43]-[.C44]))))" office:value-type="float" office:value="7728567" calcext:value-type="float">
            <text:p><text:s/>7,728,567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1-10" calcext:value-type="date">
            <text:p>2017-01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0870" calcext:value-type="float">
            <text:p><text:s/>130,87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45]+[.F45]" office:value-type="float" office:value="346387" calcext:value-type="float">
            <text:p><text:s/>346,387 </text:p>
          </table:table-cell>
          <table:table-cell table:style-name="ce13" table:formula="of:=SUM([.H44]-[.F45])" office:value-type="float" office:value="74568882" calcext:value-type="float">
            <text:p><text:s/>74,568,882 </text:p>
          </table:table-cell>
          <table:table-cell table:style-name="ce24" table:formula="of:=IF(EXACT([.D45]; &quot;대출&quot;);SUM([.I44]-[.G45]);IF(EXACT([.B45];&quot;입금&quot;);SUM([.I44]+[.C45]);IF(EXACT([.B45];&quot;출금&quot;);SUM([.I44]-[.C45]))))" office:value-type="float" office:value="7382180" calcext:value-type="float">
            <text:p><text:s/>7,382,18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1-21" calcext:value-type="date">
            <text:p>2017-01-2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620" calcext:value-type="float">
            <text:p><text:s/>62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45]-[.F46])" office:value-type="float" office:value="74568882" calcext:value-type="float">
            <text:p><text:s/>74,568,882 </text:p>
          </table:table-cell>
          <table:table-cell table:style-name="ce24" table:formula="of:=IF(EXACT([.D46]; &quot;대출이자&quot;);SUM([.I45]-[.G46]);IF(EXACT([.B46];&quot;입금&quot;);SUM([.I45]+[.C46]);IF(EXACT([.B46];&quot;출금&quot;);SUM([.I45]-[.C46]))))" office:value-type="float" office:value="7382800" calcext:value-type="float">
            <text:p><text:s/>7,382,80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2-10" calcext:value-type="date">
            <text:p>2017-02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0490" calcext:value-type="float">
            <text:p><text:s/>130,49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47]+[.F47]" office:value-type="float" office:value="346007" calcext:value-type="float">
            <text:p><text:s/>346,007 </text:p>
          </table:table-cell>
          <table:table-cell table:style-name="ce13" table:formula="of:=SUM([.H46]-[.F47])" office:value-type="float" office:value="74353365" calcext:value-type="float">
            <text:p><text:s/>74,353,365 </text:p>
          </table:table-cell>
          <table:table-cell table:style-name="ce24" table:formula="of:=IF(EXACT([.D47]; &quot;대출&quot;);SUM([.I46]-[.G47]);IF(EXACT([.B47];&quot;입금&quot;);SUM([.I46]+[.C47]);IF(EXACT([.B47];&quot;출금&quot;);SUM([.I46]-[.C47]))))" office:value-type="float" office:value="7036793" calcext:value-type="float">
            <text:p><text:s/>7,036,79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2-18" calcext:value-type="date">
            <text:p>2017-02-1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88" calcext:value-type="float">
            <text:p><text:s/>48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47]-[.F48])" office:value-type="float" office:value="74353365" calcext:value-type="float">
            <text:p><text:s/>74,353,365 </text:p>
          </table:table-cell>
          <table:table-cell table:style-name="ce24" table:formula="of:=IF(EXACT([.D48]; &quot;대출이자&quot;);SUM([.I47]-[.E48]);IF(EXACT([.B48];&quot;입금&quot;);SUM([.I47]+[.C48]);IF(EXACT([.B48];&quot;출금&quot;);SUM([.I47]-[.G48]))))" office:value-type="float" office:value="7037281" calcext:value-type="float">
            <text:p><text:s/>7,037,28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3-10" calcext:value-type="date">
            <text:p>2017-03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0110" calcext:value-type="float">
            <text:p><text:s/>130,11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49]+[.F49]" office:value-type="float" office:value="345627" calcext:value-type="float">
            <text:p><text:s/>345,627 </text:p>
          </table:table-cell>
          <table:table-cell table:style-name="ce13" table:formula="of:=SUM([.H48]-[.F49])" office:value-type="float" office:value="74137848" calcext:value-type="float">
            <text:p><text:s/>74,137,848 </text:p>
          </table:table-cell>
          <table:table-cell table:style-name="ce24" table:formula="of:=IF(EXACT([.D49]; &quot;대출&quot;);SUM([.I48]-[.G49]);IF(EXACT([.B48];&quot;입금&quot;);SUM([.I47]+[.C48]);IF(EXACT([.B48];&quot;출금&quot;);SUM([.I48]-[.C49]))))" office:value-type="float" office:value="6691654" calcext:value-type="float">
            <text:p><text:s/>6,691,65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3-13" calcext:value-type="date">
            <text:p>2017-03-13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table:formula="of:=SUM([.H49]-[.F50])" office:value-type="float" office:value="74137848" calcext:value-type="float">
            <text:p><text:s/>74,137,848 </text:p>
          </table:table-cell>
          <table:table-cell table:style-name="ce24" table:formula="of:=IF(EXACT([.D50]; &quot;대출이자&quot;);SUM([.I49]-[.G50]);IF(EXACT([.B50];&quot;입금&quot;);SUM([.I49]+[.C50]);IF(EXACT([.B49];&quot;출금&quot;);SUM([.I49]-[.C50]))))" office:value-type="float" office:value="7391654" calcext:value-type="float">
            <text:p><text:s/>7,391,65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3-18" calcext:value-type="date">
            <text:p>2017-03-1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71" calcext:value-type="float">
            <text:p><text:s/>471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0]-[.F51])" office:value-type="float" office:value="74137848" calcext:value-type="float">
            <text:p><text:s/>74,137,848 </text:p>
          </table:table-cell>
          <table:table-cell table:style-name="ce24" table:formula="of:=IF(EXACT([.D51]; &quot;대출이자&quot;);SUM([.I50]-[.G51]);IF(EXACT([.B51];&quot;입금&quot;);SUM([.I50]+[.C51]);IF(EXACT([.B50];&quot;출금&quot;);SUM([.I50]-[.C51]))))" office:value-type="float" office:value="7392125" calcext:value-type="float">
            <text:p><text:s/>7,392,12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3-20" calcext:value-type="date">
            <text:p>2017-03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table:formula="of:=SUM([.H51]-[.F52])" office:value-type="float" office:value="74137848" calcext:value-type="float">
            <text:p><text:s/>74,137,848 </text:p>
          </table:table-cell>
          <table:table-cell table:style-name="ce24" table:formula="of:=IF(EXACT([.D52]; &quot;대출이자&quot;);SUM([.I51]-[.G52]);IF(EXACT([.B52];&quot;입금&quot;);SUM([.I51]+[.C52]);IF(EXACT([.B51];&quot;출금&quot;);SUM([.I51]-[.C52]))))" office:value-type="float" office:value="8092125" calcext:value-type="float">
            <text:p><text:s/>8,092,12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4-10" calcext:value-type="date">
            <text:p>2017-04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9740" calcext:value-type="float">
            <text:p><text:s/>129,74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3]+[.F53]" office:value-type="float" office:value="345257" calcext:value-type="float">
            <text:p><text:s/>345,257 </text:p>
          </table:table-cell>
          <table:table-cell table:style-name="ce13" table:formula="of:=SUM([.H52]-[.F53])" office:value-type="float" office:value="73922331" calcext:value-type="float">
            <text:p><text:s/>73,922,331 </text:p>
          </table:table-cell>
          <table:table-cell table:style-name="ce24" table:formula="of:=IF(EXACT([.D53]; &quot;대출&quot;);SUM([.I52]-[.G53]);IF(EXACT([.B53];&quot;입금&quot;);SUM([.I52]+[.C53]);IF(EXACT([.B52];&quot;출금&quot;);SUM([.I52]-[.C53]))))" office:value-type="float" office:value="7746868" calcext:value-type="float">
            <text:p><text:s/>7,746,86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4-15" calcext:value-type="date">
            <text:p>2017-04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532" calcext:value-type="float">
            <text:p><text:s/>53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3]-[.F54])" office:value-type="float" office:value="73922331" calcext:value-type="float">
            <text:p><text:s/>73,922,331 </text:p>
          </table:table-cell>
          <table:table-cell table:style-name="ce24" table:formula="of:=IF(EXACT([.D54]; &quot;대출이자&quot;);SUM([.I53]-[.G54]);IF(EXACT([.B54];&quot;입금&quot;);SUM([.I53]+[.C54]);IF(EXACT([.B53];&quot;출금&quot;);SUM([.I53]-[.C54]))))" office:value-type="float" office:value="7747400" calcext:value-type="float">
            <text:p><text:s/>7,747,40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5-10" calcext:value-type="date">
            <text:p>2017-05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9360" calcext:value-type="float">
            <text:p><text:s/>129,3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5]+[.F55]" office:value-type="float" office:value="344877" calcext:value-type="float">
            <text:p><text:s/>344,877 </text:p>
          </table:table-cell>
          <table:table-cell table:style-name="ce13" table:formula="of:=SUM([.H54]-[.F55])" office:value-type="float" office:value="73706814" calcext:value-type="float">
            <text:p><text:s/>73,706,814 </text:p>
          </table:table-cell>
          <table:table-cell table:style-name="ce24" table:formula="of:=IF(EXACT([.D55]; &quot;대출&quot;);SUM([.I54]-[.G55]);IF(EXACT([.B55];&quot;입금&quot;);SUM([.I54]+[.C55]);IF(EXACT([.B54];&quot;출금&quot;);SUM([.I54]-[.C55]))))" office:value-type="float" office:value="7402523" calcext:value-type="float">
            <text:p><text:s/>7,402,52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5-20" calcext:value-type="date">
            <text:p>2017-05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623" calcext:value-type="float">
            <text:p><text:s/>623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5]-[.F56])" office:value-type="float" office:value="73706814" calcext:value-type="float">
            <text:p><text:s/>73,706,814 </text:p>
          </table:table-cell>
          <table:table-cell table:style-name="ce24" table:formula="of:=IF(EXACT([.D56]; &quot;대출&quot;);SUM([.I55]-[.G56]);IF(EXACT([.B56];&quot;입금&quot;);SUM([.I55]+[.C56]);IF(EXACT([.B55];&quot;출금&quot;);SUM([.I55]-[.C56]))))" office:value-type="float" office:value="7403146" calcext:value-type="float">
            <text:p><text:s/>7,403,14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6-12" calcext:value-type="date">
            <text:p>2017-06-12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8980" calcext:value-type="float">
            <text:p><text:s/>128,98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7]+[.F57]" office:value-type="float" office:value="344497" calcext:value-type="float">
            <text:p><text:s/>344,497 </text:p>
          </table:table-cell>
          <table:table-cell table:style-name="ce13" table:formula="of:=SUM([.H56]-[.F57])" office:value-type="float" office:value="73491297" calcext:value-type="float">
            <text:p><text:s/>73,491,297 </text:p>
          </table:table-cell>
          <table:table-cell table:style-name="ce24" table:formula="of:=IF(EXACT([.D57]; &quot;대출&quot;);SUM([.I56]-[.G57]);IF(EXACT([.B57];&quot;입금&quot;);SUM([.I56]+[.C57]);IF(EXACT([.B56];&quot;출금&quot;);SUM([.I56]-[.C57]))))" office:value-type="float" office:value="7058649" calcext:value-type="float">
            <text:p><text:s/>7,058,649 </text:p>
          </table:table-cell>
          <table:table-cell/>
          <table:table-cell table:style-name="ce26"/>
          <table:table-cell table:number-columns-repeated="53"/>
        </table:table-row>
        <table:table-row table:style-name="ro1">
          <table:table-cell table:style-name="ce3" office:value-type="date" office:date-value="2017-06-17" calcext:value-type="date">
            <text:p>2017-06-17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93" calcext:value-type="float">
            <text:p><text:s/>493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7]-[.F58])" office:value-type="float" office:value="73491297" calcext:value-type="float">
            <text:p><text:s/>73,491,297 </text:p>
          </table:table-cell>
          <table:table-cell table:style-name="ce24" table:formula="of:=IF(EXACT([.D58]; &quot;대출&quot;);SUM([.I57]-[.G58]);IF(EXACT([.B58];&quot;입금&quot;);SUM([.I57]+[.C58]);IF(EXACT([.B57];&quot;출금&quot;);SUM([.I57]-[.C58]))))" office:value-type="float" office:value="7059142" calcext:value-type="float">
            <text:p><text:s/>7,059,14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7-10" calcext:value-type="date">
            <text:p>2017-07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8600" calcext:value-type="float">
            <text:p><text:s/>128,60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9]+[.F59]" office:value-type="float" office:value="344117" calcext:value-type="float">
            <text:p><text:s/>344,117 </text:p>
          </table:table-cell>
          <table:table-cell table:style-name="ce13" table:formula="of:=SUM([.H58]-[.F59])" office:value-type="float" office:value="73275780" calcext:value-type="float">
            <text:p><text:s/>73,275,780 </text:p>
          </table:table-cell>
          <table:table-cell table:style-name="ce24" table:formula="of:=IF(EXACT([.D59]; &quot;대출&quot;);SUM([.I58]-[.G59]);IF(EXACT([.B58];&quot;입금&quot;);SUM([.I57]+[.C58]);IF(EXACT([.B58];&quot;출금&quot;);SUM([.I58]-[.C59]))))" office:value-type="float" office:value="6715025" calcext:value-type="float">
            <text:p><text:s/>6,715,02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7-15" calcext:value-type="date">
            <text:p>2017-07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66" calcext:value-type="float">
            <text:p><text:s/>466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9]-[.F60])" office:value-type="float" office:value="73275780" calcext:value-type="float">
            <text:p><text:s/>73,275,780 </text:p>
          </table:table-cell>
          <table:table-cell table:style-name="ce24" table:formula="of:=IF(EXACT([.D60]; &quot;대출&quot;);SUM([.I59]-[.G60]);IF(EXACT([.B60];&quot;입금&quot;);SUM([.I59]+[.C60]);IF(EXACT([.B59];&quot;출금&quot;);SUM([.I59]-[.C60]))))" office:value-type="float" office:value="6715491" calcext:value-type="float">
            <text:p><text:s/>6,715,49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8-10" calcext:value-type="date">
            <text:p>2017-08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8230" calcext:value-type="float">
            <text:p><text:s/>128,23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1]+[.F61]" office:value-type="float" office:value="343747" calcext:value-type="float">
            <text:p><text:s/>343,747 </text:p>
          </table:table-cell>
          <table:table-cell table:style-name="ce13" table:formula="of:=SUM([.H60]-[.F61])" office:value-type="float" office:value="73060263" calcext:value-type="float">
            <text:p><text:s/>73,060,263 </text:p>
          </table:table-cell>
          <table:table-cell table:style-name="ce24" table:formula="of:=IF(EXACT([.D61]; &quot;대출&quot;);SUM([.I60]-[.G61]);IF(EXACT([.B61];&quot;입금&quot;);SUM([.I60]+[.C61]);IF(EXACT([.B60];&quot;출금&quot;);SUM([.I60]-[.C61]))))" office:value-type="float" office:value="6371744" calcext:value-type="float">
            <text:p><text:s/>6,371,74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8-19" calcext:value-type="date">
            <text:p>2017-08-1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555" calcext:value-type="float">
            <text:p><text:s/>55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1]-[.F62])" office:value-type="float" office:value="73060263" calcext:value-type="float">
            <text:p><text:s/>73,060,263 </text:p>
          </table:table-cell>
          <table:table-cell table:style-name="ce24" table:formula="of:=IF(EXACT([.D62]; &quot;대출&quot;);SUM([.I61]-[.G62]);IF(EXACT([.B62];&quot;입금&quot;);SUM([.I61]+[.C62]);IF(EXACT([.B61];&quot;출금&quot;);SUM([.I61]-[.C62]))))" office:value-type="float" office:value="6372299" calcext:value-type="float">
            <text:p><text:s/>6,372,29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9-11" calcext:value-type="date">
            <text:p>2017-09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7850" calcext:value-type="float">
            <text:p><text:s/>127,85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3]+[.F63]" office:value-type="float" office:value="343367" calcext:value-type="float">
            <text:p><text:s/>343,367 </text:p>
          </table:table-cell>
          <table:table-cell table:style-name="ce13" table:formula="of:=SUM([.H62]-[.F63])" office:value-type="float" office:value="72844746" calcext:value-type="float">
            <text:p><text:s/>72,844,746 </text:p>
          </table:table-cell>
          <table:table-cell table:style-name="ce24" table:formula="of:=IF(EXACT([.D63]; &quot;대출&quot;);SUM([.I62]-[.G63]);IF(EXACT([.B63];&quot;입금&quot;);SUM([.I62]+[.C63]);IF(EXACT([.B62];&quot;출금&quot;);SUM([.I62]-[.C63]))))" office:value-type="float" office:value="6028932" calcext:value-type="float">
            <text:p><text:s/>6,028,93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09-16" calcext:value-type="date">
            <text:p>2017-09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24" calcext:value-type="float">
            <text:p><text:s/>42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3]-[.F64])" office:value-type="float" office:value="72844746" calcext:value-type="float">
            <text:p><text:s/>72,844,746 </text:p>
          </table:table-cell>
          <table:table-cell table:style-name="ce24" table:formula="of:=IF(EXACT([.D64]; &quot;대출&quot;);SUM([.I63]-[.G64]);IF(EXACT([.B64];&quot;입금&quot;);SUM([.I63]+[.C64]);IF(EXACT([.B63];&quot;출금&quot;);SUM([.I63]-[.C64]))))" office:value-type="float" office:value="6029356" calcext:value-type="float">
            <text:p><text:s/>6,029,35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10-10" calcext:value-type="date">
            <text:p>2017-10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7470" calcext:value-type="float">
            <text:p><text:s/>127,47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5]+[.F65]" office:value-type="float" office:value="342987" calcext:value-type="float">
            <text:p><text:s/>342,987 </text:p>
          </table:table-cell>
          <table:table-cell table:style-name="ce13" table:formula="of:=SUM([.H64]-[.F65])" office:value-type="float" office:value="72629229" calcext:value-type="float">
            <text:p><text:s/>72,629,229 </text:p>
          </table:table-cell>
          <table:table-cell table:style-name="ce24" table:formula="of:=IF(EXACT([.D65]; &quot;대출&quot;);SUM([.I64]-[.G65]);IF(EXACT([.B65];&quot;입금&quot;);SUM([.I64]+[.C65]);IF(EXACT([.B64];&quot;출금&quot;);SUM([.I64]-[.C65]))))" office:value-type="float" office:value="5686369" calcext:value-type="float">
            <text:p><text:s/>5,686,36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10-21" calcext:value-type="date">
            <text:p>2017-10-2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97" calcext:value-type="float">
            <text:p><text:s/>4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5]-[.F66])" office:value-type="float" office:value="72629229" calcext:value-type="float">
            <text:p><text:s/>72,629,229 </text:p>
          </table:table-cell>
          <table:table-cell table:style-name="ce24" table:formula="of:=IF(EXACT([.D66]; &quot;대출&quot;);SUM([.I65]-[.G66]);IF(EXACT([.B66];&quot;입금&quot;);SUM([.I65]+[.C66]);IF(EXACT([.B65];&quot;출금&quot;);SUM([.I65]-[.C66]))))" office:value-type="float" office:value="5686866" calcext:value-type="float">
            <text:p><text:s/>5,686,86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11-10" calcext:value-type="date">
            <text:p>2017-11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7100" calcext:value-type="float">
            <text:p><text:s/>127,10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7]+[.F67]" office:value-type="float" office:value="342617" calcext:value-type="float">
            <text:p><text:s/>342,617 </text:p>
          </table:table-cell>
          <table:table-cell table:style-name="ce13" table:formula="of:=SUM([.H66]-[.F67])" office:value-type="float" office:value="72413712" calcext:value-type="float">
            <text:p><text:s/>72,413,712 </text:p>
          </table:table-cell>
          <table:table-cell table:style-name="ce24" table:formula="of:=IF(EXACT([.D67]; &quot;대출&quot;);SUM([.I66]-[.G67]);IF(EXACT([.B67];&quot;입금&quot;);SUM([.I66]+[.C67]);IF(EXACT([.B66];&quot;출금&quot;);SUM([.I66]-[.C67]))))" office:value-type="float" office:value="5344249" calcext:value-type="float">
            <text:p><text:s/>5,344,24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11-18" calcext:value-type="date">
            <text:p>2017-11-1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78" calcext:value-type="float">
            <text:p><text:s/>37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7]-[.F68])" office:value-type="float" office:value="72413712" calcext:value-type="float">
            <text:p><text:s/>72,413,712 </text:p>
          </table:table-cell>
          <table:table-cell table:style-name="ce24" table:formula="of:=IF(EXACT([.D68]; &quot;대출&quot;);SUM([.I67]-[.G68]);IF(EXACT([.B68];&quot;입금&quot;);SUM([.I67]+[.C68]);IF(EXACT([.B67];&quot;출금&quot;);SUM([.I67]-[.C68]))))" office:value-type="float" office:value="5344627" calcext:value-type="float">
            <text:p><text:s/>5,344,627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12-11" calcext:value-type="date">
            <text:p>2017-12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6720" calcext:value-type="float">
            <text:p><text:s/>126,72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9]+[.F69]" office:value-type="float" office:value="342237" calcext:value-type="float">
            <text:p><text:s/>342,237 </text:p>
          </table:table-cell>
          <table:table-cell table:style-name="ce13" table:formula="of:=SUM([.H68]-[.F69])" office:value-type="float" office:value="72198195" calcext:value-type="float">
            <text:p><text:s/>72,198,195 </text:p>
          </table:table-cell>
          <table:table-cell table:style-name="ce24" table:formula="of:=IF(EXACT([.D69]; &quot;대출&quot;);SUM([.I68]-[.G69]);IF(EXACT([.B69];&quot;입금&quot;);SUM([.I68]+[.C69]);IF(EXACT([.B68];&quot;출금&quot;);SUM([.I68]-[.C69]))))" office:value-type="float" office:value="5002390" calcext:value-type="float">
            <text:p><text:s/>5,002,39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7-12-16" calcext:value-type="date">
            <text:p>2017-12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55" calcext:value-type="float">
            <text:p><text:s/>35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9]-[.F70])" office:value-type="float" office:value="72198195" calcext:value-type="float">
            <text:p><text:s/>72,198,195 </text:p>
          </table:table-cell>
          <table:table-cell table:style-name="ce24" table:formula="of:=IF(EXACT([.D70]; &quot;대출&quot;);SUM([.I69]-[.G70]);IF(EXACT([.B70];&quot;입금&quot;);SUM([.I69]+[.C70]);IF(EXACT([.B69];&quot;출금&quot;);SUM([.I69]-[.C70]))))" office:value-type="float" office:value="5002745" calcext:value-type="float">
            <text:p><text:s/>5,002,74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1-10" calcext:value-type="date">
            <text:p>2018-01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6340" calcext:value-type="float">
            <text:p><text:s/>126,34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1]+[.F71]" office:value-type="float" office:value="341857" calcext:value-type="float">
            <text:p><text:s/>341,857 </text:p>
          </table:table-cell>
          <table:table-cell table:style-name="ce13" table:formula="of:=SUM([.H70]-[.F71])" office:value-type="float" office:value="71982678" calcext:value-type="float">
            <text:p><text:s/>71,982,678 </text:p>
          </table:table-cell>
          <table:table-cell table:style-name="ce24" table:formula="of:=IF(EXACT([.D71]; &quot;대출&quot;);SUM([.I70]-[.G71]);IF(EXACT([.B71];&quot;입금&quot;);SUM([.I70]+[.C71]);IF(EXACT([.B70];&quot;출금&quot;);SUM([.I70]-[.C71]))))" office:value-type="float" office:value="4660888" calcext:value-type="float">
            <text:p><text:s/>4,660,88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1-20" calcext:value-type="date">
            <text:p>2018-01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410" calcext:value-type="float">
            <text:p><text:s/>41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1]-[.F72])" office:value-type="float" office:value="71982678" calcext:value-type="float">
            <text:p><text:s/>71,982,678 </text:p>
          </table:table-cell>
          <table:table-cell table:style-name="ce24" table:formula="of:=IF(EXACT([.D72]; &quot;대출&quot;);SUM([.I71]-[.G72]);IF(EXACT([.B72];&quot;입금&quot;);SUM([.I71]+[.C72]);IF(EXACT([.B71];&quot;출금&quot;);SUM([.I71]-[.C72]))))" office:value-type="float" office:value="4661298" calcext:value-type="float">
            <text:p><text:s/>4,661,29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2-12" calcext:value-type="date">
            <text:p>2018-02-12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5960" calcext:value-type="float">
            <text:p><text:s/>125,9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3]+[.F73]" office:value-type="float" office:value="341477" calcext:value-type="float">
            <text:p><text:s/>341,477 </text:p>
          </table:table-cell>
          <table:table-cell table:style-name="ce13" table:formula="of:=SUM([.H72]-[.F73])" office:value-type="float" office:value="71767161" calcext:value-type="float">
            <text:p><text:s/>71,767,161 </text:p>
          </table:table-cell>
          <table:table-cell table:style-name="ce24" table:formula="of:=IF(EXACT([.D73]; &quot;대출&quot;);SUM([.I72]-[.G73]);IF(EXACT([.B73];&quot;입금&quot;);SUM([.I72]+[.C73]);IF(EXACT([.B72];&quot;출금&quot;);SUM([.I72]-[.C73]))))" office:value-type="float" office:value="4319821" calcext:value-type="float">
            <text:p><text:s/>4,319,82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2-15" calcext:value-type="date">
            <text:p>2018-02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89" calcext:value-type="float">
            <text:p><text:s/>289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3]-[.F74])" office:value-type="float" office:value="71767161" calcext:value-type="float">
            <text:p><text:s/>71,767,161 </text:p>
          </table:table-cell>
          <table:table-cell table:style-name="ce24" table:formula="of:=IF(EXACT([.D74]; &quot;대출&quot;);SUM([.I73]-[.G74]);IF(EXACT([.B74];&quot;입금&quot;);SUM([.I73]+[.C74]);IF(EXACT([.B73];&quot;출금&quot;);SUM([.I73]-[.C74]))))" office:value-type="float" office:value="4320110" calcext:value-type="float">
            <text:p><text:s/>4,320,11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3-12" calcext:value-type="date">
            <text:p>2018-03-12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5590" calcext:value-type="float">
            <text:p><text:s/>125,59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5]+[.F75]" office:value-type="float" office:value="341107" calcext:value-type="float">
            <text:p><text:s/>341,107 </text:p>
          </table:table-cell>
          <table:table-cell table:style-name="ce13" table:formula="of:=SUM([.H74]-[.F75])" office:value-type="float" office:value="71551644" calcext:value-type="float">
            <text:p><text:s/>71,551,644 </text:p>
          </table:table-cell>
          <table:table-cell table:style-name="ce24" table:formula="of:=IF(EXACT([.D75]; &quot;대출&quot;);SUM([.I74]-[.G75]);IF(EXACT([.B75];&quot;입금&quot;);SUM([.I74]+[.C75]);IF(EXACT([.B74];&quot;출금&quot;);SUM([.I74]-[.C75]))))" office:value-type="float" office:value="3979003" calcext:value-type="float">
            <text:p><text:s/>3,979,00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3-17" calcext:value-type="date">
            <text:p>2018-03-17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5]-[.F76])" office:value-type="float" office:value="71551644" calcext:value-type="float">
            <text:p><text:s/>71,551,644 </text:p>
          </table:table-cell>
          <table:table-cell table:style-name="ce24" table:formula="of:=IF(EXACT([.D76]; &quot;대출&quot;);SUM([.I75]-[.G76]);IF(EXACT([.B76];&quot;입금&quot;);SUM([.I75]+[.C76]);IF(EXACT([.B75];&quot;출금&quot;);SUM([.I75]-[.C76]))))" office:value-type="float" office:value="3979313" calcext:value-type="float">
            <text:p><text:s/>3,979,31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4-10" calcext:value-type="date">
            <text:p>2018-04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5210" calcext:value-type="float">
            <text:p><text:s/>125,21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7]+[.F77]" office:value-type="float" office:value="340727" calcext:value-type="float">
            <text:p><text:s/>340,727 </text:p>
          </table:table-cell>
          <table:table-cell table:style-name="ce13" table:formula="of:=SUM([.H76]-[.F77])" office:value-type="float" office:value="71336127" calcext:value-type="float">
            <text:p><text:s/>71,336,127 </text:p>
          </table:table-cell>
          <table:table-cell table:style-name="ce24" table:formula="of:=IF(EXACT([.D77]; &quot;대출&quot;);SUM([.I76]-[.G77]);IF(EXACT([.B77];&quot;입금&quot;);SUM([.I76]+[.C77]);IF(EXACT([.B76];&quot;출금&quot;);SUM([.I76]-[.C77]))))" office:value-type="float" office:value="3638586" calcext:value-type="float">
            <text:p><text:s/>3,638,58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4-21" calcext:value-type="date">
            <text:p>2018-04-2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21" calcext:value-type="float">
            <text:p><text:s/>321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7]-[.F78])" office:value-type="float" office:value="71336127" calcext:value-type="float">
            <text:p><text:s/>71,336,127 </text:p>
          </table:table-cell>
          <table:table-cell table:style-name="ce24" table:formula="of:=IF(EXACT([.D78]; &quot;대출&quot;);SUM([.I77]-[.G78]);IF(EXACT([.B78];&quot;입금&quot;);SUM([.I77]+[.C78]);IF(EXACT([.B77];&quot;출금&quot;);SUM([.I77]-[.C78]))))" office:value-type="float" office:value="3638907" calcext:value-type="float">
            <text:p><text:s/>3,638,907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5-10" calcext:value-type="date">
            <text:p>2018-05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4830" calcext:value-type="float">
            <text:p><text:s/>124,83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9]+[.F79]" office:value-type="float" office:value="340347" calcext:value-type="float">
            <text:p><text:s/>340,347 </text:p>
          </table:table-cell>
          <table:table-cell table:style-name="ce13" table:formula="of:=SUM([.H78]-[.F79])" office:value-type="float" office:value="71120610" calcext:value-type="float">
            <text:p><text:s/>71,120,610 </text:p>
          </table:table-cell>
          <table:table-cell table:style-name="ce24" table:formula="of:=IF(EXACT([.D79]; &quot;대출&quot;);SUM([.I78]-[.G79]);IF(EXACT([.B79];&quot;입금&quot;);SUM([.I78]+[.C79]);IF(EXACT([.B78];&quot;출금&quot;);SUM([.I78]-[.C79]))))" office:value-type="float" office:value="3298560" calcext:value-type="float">
            <text:p><text:s/>3,298,56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5-19" calcext:value-type="date">
            <text:p>2018-05-1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9]-[.F80])" office:value-type="float" office:value="71120610" calcext:value-type="float">
            <text:p><text:s/>71,120,610 </text:p>
          </table:table-cell>
          <table:table-cell table:style-name="ce24" table:formula="of:=IF(EXACT([.D80]; &quot;대출&quot;);SUM([.I79]-[.G80]);IF(EXACT([.B80];&quot;입금&quot;);SUM([.I79]+[.C80]);IF(EXACT([.B79];&quot;출금&quot;);SUM([.I79]-[.C80]))))" office:value-type="float" office:value="3298800" calcext:value-type="float">
            <text:p><text:s/>3,298,80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6-11" calcext:value-type="date">
            <text:p>2018-06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4460" calcext:value-type="float">
            <text:p><text:s/>124,4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81]+[.F81]" office:value-type="float" office:value="339977" calcext:value-type="float">
            <text:p><text:s/>339,977 </text:p>
          </table:table-cell>
          <table:table-cell table:style-name="ce13" table:formula="of:=SUM([.H80]-[.F81])" office:value-type="float" office:value="70905093" calcext:value-type="float">
            <text:p><text:s/>70,905,093 </text:p>
          </table:table-cell>
          <table:table-cell table:style-name="ce24" table:formula="of:=IF(EXACT([.D81]; &quot;대출&quot;);SUM([.I80]-[.G81]);IF(EXACT([.B81];&quot;입금&quot;);SUM([.I80]+[.C81]);IF(EXACT([.B80];&quot;출금&quot;);SUM([.I80]-[.C81]))))" office:value-type="float" office:value="2958823" calcext:value-type="float">
            <text:p><text:s/>2,958,823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6-16" calcext:value-type="date">
            <text:p>2018-06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18" calcext:value-type="float">
            <text:p><text:s/>21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81]-[.F82])" office:value-type="float" office:value="70905093" calcext:value-type="float">
            <text:p><text:s/>70,905,093 </text:p>
          </table:table-cell>
          <table:table-cell table:style-name="ce24" table:formula="of:=IF(EXACT([.D82]; &quot;대출&quot;);SUM([.I81]-[.G82]);IF(EXACT([.B82];&quot;입금&quot;);SUM([.I81]+[.C82]);IF(EXACT([.B81];&quot;출금&quot;);SUM([.I81]-[.C82]))))" office:value-type="float" office:value="2959041" calcext:value-type="float">
            <text:p><text:s/>2,959,0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7-09" calcext:value-type="date">
            <text:p>2018-07-0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9597" calcext:value-type="float">
            <text:p><text:s/>339,59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2]-[.F83])" office:value-type="float" office:value="70905093" calcext:value-type="float">
            <text:p><text:s/>70,905,093 </text:p>
          </table:table-cell>
          <table:table-cell table:style-name="ce24" table:formula="of:=IF(EXACT([.D83]; &quot;대출&quot;);SUM([.I82]-[.G83]);IF(EXACT([.B83];&quot;입금&quot;);SUM([.I82]+[.C83]);IF(EXACT([.B82];&quot;출금&quot;);SUM([.I82]-[.C83]))))" office:value-type="float" office:value="3298638" calcext:value-type="float">
            <text:p><text:s/>3,298,63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7-10" calcext:value-type="date">
            <text:p>2018-07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4080" calcext:value-type="float">
            <text:p><text:s/>124,08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84]+[.F84]" office:value-type="float" office:value="339597" calcext:value-type="float">
            <text:p><text:s/>339,597 </text:p>
          </table:table-cell>
          <table:table-cell table:style-name="ce13" table:formula="of:=SUM([.H83]-[.F84])" office:value-type="float" office:value="70689576" calcext:value-type="float">
            <text:p><text:s/>70,689,576 </text:p>
          </table:table-cell>
          <table:table-cell table:style-name="ce24" table:formula="of:=IF(EXACT([.D84]; &quot;대출&quot;);SUM([.I83]-[.G84]);IF(EXACT([.B84];&quot;입금&quot;);SUM([.I83]+[.C84]);IF(EXACT([.B83];&quot;출금&quot;);SUM([.I83]-[.C84]))))" office:value-type="float" office:value="2959041" calcext:value-type="float">
            <text:p><text:s/>2,959,0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7-21" calcext:value-type="date">
            <text:p>2018-07-21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54" calcext:value-type="float">
            <text:p><text:s/>25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84]-[.F85])" office:value-type="float" office:value="70689576" calcext:value-type="float">
            <text:p><text:s/>70,689,576 </text:p>
          </table:table-cell>
          <table:table-cell table:style-name="ce24" table:formula="of:=IF(EXACT([.D85]; &quot;대출&quot;);SUM([.I84]-[.G85]);IF(EXACT([.B85];&quot;입금&quot;);SUM([.I84]+[.C85]);IF(EXACT([.B84];&quot;출금&quot;);SUM([.I84]-[.C85]))))" office:value-type="float" office:value="2959295" calcext:value-type="float">
            <text:p><text:s/>2,959,29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8-10" calcext:value-type="date">
            <text:p>2018-08-10</text:p>
          </table:table-cell>
          <table:table-cell table:style-name="ce1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3700" calcext:value-type="float">
            <text:p><text:s/>123,70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86]+[.F86]" office:value-type="float" office:value="339217" calcext:value-type="float">
            <text:p><text:s/>339,217 </text:p>
          </table:table-cell>
          <table:table-cell table:style-name="ce13" table:formula="of:=SUM([.H85]-[.F86])" office:value-type="float" office:value="70474059" calcext:value-type="float">
            <text:p><text:s/>70,474,059 </text:p>
          </table:table-cell>
          <table:table-cell table:style-name="ce24" table:formula="of:=IF(EXACT([.D86]; &quot;대출&quot;);SUM([.I85]-[.G86]);IF(EXACT([.B86];&quot;입금&quot;);SUM([.I85]+[.C86]);IF(EXACT([.B85];&quot;출금&quot;);SUM([.I85]-[.C86]))))" office:value-type="float" office:value="2620078" calcext:value-type="float">
            <text:p><text:s/>2,620,07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8-10" calcext:value-type="date">
            <text:p>2018-08-1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8837" calcext:value-type="float">
            <text:p><text:s/>338,8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6]-[.F87])" office:value-type="float" office:value="70474059" calcext:value-type="float">
            <text:p><text:s/>70,474,059 </text:p>
          </table:table-cell>
          <table:table-cell table:style-name="ce24" table:formula="of:=IF(EXACT([.D87]; &quot;대출&quot;);SUM([.I86]-[.G87]);IF(EXACT([.B87];&quot;입금&quot;);SUM([.I86]+[.C87]);IF(EXACT([.B86];&quot;출금&quot;);SUM([.I86]-[.C87]))))" office:value-type="float" office:value="2958915" calcext:value-type="float">
            <text:p><text:s/>2,958,91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8-10" calcext:value-type="date">
            <text:p>2018-08-1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80" calcext:value-type="float">
            <text:p><text:s/>380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7]-[.F88])" office:value-type="float" office:value="70474059" calcext:value-type="float">
            <text:p><text:s/>70,474,059 </text:p>
          </table:table-cell>
          <table:table-cell table:style-name="ce24" table:formula="of:=IF(EXACT([.D88]; &quot;대출&quot;);SUM([.I87]-[.G88]);IF(EXACT([.B88];&quot;입금&quot;);SUM([.I87]+[.C88]);IF(EXACT([.B87];&quot;출금&quot;);SUM([.I87]-[.C88]))))" office:value-type="float" office:value="2959295" calcext:value-type="float">
            <text:p><text:s/>2,959,29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8-18" calcext:value-type="date">
            <text:p>2018-08-1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88]-[.F89])" office:value-type="float" office:value="70474059" calcext:value-type="float">
            <text:p><text:s/>70,474,059 </text:p>
          </table:table-cell>
          <table:table-cell table:style-name="ce24" table:formula="of:=IF(EXACT([.D89]; &quot;대출&quot;);SUM([.I88]-[.G89]);IF(EXACT([.B89];&quot;입금&quot;);SUM([.I88]+[.C89]);IF(EXACT([.B88];&quot;출금&quot;);SUM([.I88]-[.C89]))))" office:value-type="float" office:value="2959492" calcext:value-type="float">
            <text:p><text:s/>2,959,49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9-04" calcext:value-type="date">
            <text:p>2018-09-0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8837" calcext:value-type="float">
            <text:p><text:s/>338,8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9]-[.F90])" office:value-type="float" office:value="70474059" calcext:value-type="float">
            <text:p><text:s/>70,474,059 </text:p>
          </table:table-cell>
          <table:table-cell table:style-name="ce24" table:formula="of:=IF(EXACT([.D90]; &quot;대출&quot;);SUM([.I89]-[.G90]);IF(EXACT([.B90];&quot;입금&quot;);SUM([.I89]+[.C90]);IF(EXACT([.B89];&quot;출금&quot;);SUM([.I89]-[.C90]))))" office:value-type="float" office:value="3298329" calcext:value-type="float">
            <text:p><text:s/>3,298,32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9-10" calcext:value-type="date">
            <text:p>2018-09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3320" calcext:value-type="float">
            <text:p><text:s/>123,32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1]+[.F91]" office:value-type="float" office:value="338837" calcext:value-type="float">
            <text:p><text:s/>338,837 </text:p>
          </table:table-cell>
          <table:table-cell table:style-name="ce13" table:formula="of:=SUM([.H90]-[.F91])" office:value-type="float" office:value="70258542" calcext:value-type="float">
            <text:p><text:s/>70,258,542 </text:p>
          </table:table-cell>
          <table:table-cell table:style-name="ce24" table:formula="of:=IF(EXACT([.D91]; &quot;대출&quot;);SUM([.I90]-[.G91]);IF(EXACT([.B91];&quot;입금&quot;);SUM([.I90]+[.C91]);IF(EXACT([.B90];&quot;출금&quot;);SUM([.I90]-[.C91]))))" office:value-type="float" office:value="2959492" calcext:value-type="float">
            <text:p><text:s/>2,959,49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09-15" calcext:value-type="date">
            <text:p>2018-09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02" calcext:value-type="float">
            <text:p><text:s/>20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91]-[.F92])" office:value-type="float" office:value="70258542" calcext:value-type="float">
            <text:p><text:s/>70,258,542 </text:p>
          </table:table-cell>
          <table:table-cell table:style-name="ce24" table:formula="of:=IF(EXACT([.D92]; &quot;대출&quot;);SUM([.I91]-[.G92]);IF(EXACT([.B92];&quot;입금&quot;);SUM([.I91]+[.C92]);IF(EXACT([.B91];&quot;출금&quot;);SUM([.I91]-[.C92]))))" office:value-type="float" office:value="2959694" calcext:value-type="float">
            <text:p><text:s/>2,959,69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0-05" calcext:value-type="date">
            <text:p>2018-10-0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8467" calcext:value-type="float">
            <text:p><text:s/>338,46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92]-[.F93])" office:value-type="float" office:value="70258542" calcext:value-type="float">
            <text:p><text:s/>70,258,542 </text:p>
          </table:table-cell>
          <table:table-cell table:style-name="ce24" table:formula="of:=IF(EXACT([.D93]; &quot;대출&quot;);SUM([.I92]-[.G93]);IF(EXACT([.B93];&quot;입금&quot;);SUM([.I92]+[.C93]);IF(EXACT([.B92];&quot;출금&quot;);SUM([.I92]-[.C93]))))" office:value-type="float" office:value="3298161" calcext:value-type="float">
            <text:p><text:s/>3,298,16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0-10" calcext:value-type="date">
            <text:p>2018-10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2950" calcext:value-type="float">
            <text:p><text:s/>122,95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4]+[.F94]" office:value-type="float" office:value="338467" calcext:value-type="float">
            <text:p><text:s/>338,467 </text:p>
          </table:table-cell>
          <table:table-cell table:style-name="ce13" table:formula="of:=SUM([.H93]-[.F94])" office:value-type="float" office:value="70043025" calcext:value-type="float">
            <text:p><text:s/>70,043,025 </text:p>
          </table:table-cell>
          <table:table-cell table:style-name="ce24" table:formula="of:=IF(EXACT([.D94]; &quot;대출&quot;);SUM([.I93]-[.G94]);IF(EXACT([.B94];&quot;입금&quot;);SUM([.I93]+[.C94]);IF(EXACT([.B93];&quot;출금&quot;);SUM([.I93]-[.C94]))))" office:value-type="float" office:value="2959694" calcext:value-type="float">
            <text:p><text:s/>2,959,69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0-20" calcext:value-type="date">
            <text:p>2018-10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48" calcext:value-type="float">
            <text:p><text:s/>24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94]-[.F95])" office:value-type="float" office:value="70043025" calcext:value-type="float">
            <text:p><text:s/>70,043,025 </text:p>
          </table:table-cell>
          <table:table-cell table:style-name="ce24" table:formula="of:=IF(EXACT([.D95]; &quot;대출&quot;);SUM([.I94]-[.G95]);IF(EXACT([.B95];&quot;입금&quot;);SUM([.I94]+[.C95]);IF(EXACT([.B94];&quot;출금&quot;);SUM([.I94]-[.C95]))))" office:value-type="float" office:value="2959942" calcext:value-type="float">
            <text:p><text:s/>2,959,94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1-02" calcext:value-type="date">
            <text:p>2018-11-02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8087" calcext:value-type="float">
            <text:p><text:s/>338,08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95]-[.F96])" office:value-type="float" office:value="70043025" calcext:value-type="float">
            <text:p><text:s/>70,043,025 </text:p>
          </table:table-cell>
          <table:table-cell table:style-name="ce24" table:formula="of:=IF(EXACT([.D96]; &quot;대출&quot;);SUM([.I95]-[.G96]);IF(EXACT([.B96];&quot;입금&quot;);SUM([.I95]+[.C96]);IF(EXACT([.B95];&quot;출금&quot;);SUM([.I95]-[.C96]))))" office:value-type="float" office:value="3298029" calcext:value-type="float">
            <text:p><text:s/>3,298,02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1-12" calcext:value-type="date">
            <text:p>2018-11-12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2570" calcext:value-type="float">
            <text:p><text:s/>122,57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7]+[.F97]" office:value-type="float" office:value="338087" calcext:value-type="float">
            <text:p><text:s/>338,087 </text:p>
          </table:table-cell>
          <table:table-cell table:style-name="ce13" table:formula="of:=SUM([.H96]-[.F97])" office:value-type="float" office:value="69827508" calcext:value-type="float">
            <text:p><text:s/>69,827,508 </text:p>
          </table:table-cell>
          <table:table-cell table:style-name="ce24" table:formula="of:=IF(EXACT([.D97]; &quot;대출&quot;);SUM([.I96]-[.G97]);IF(EXACT([.B97];&quot;입금&quot;);SUM([.I96]+[.C97]);IF(EXACT([.B96];&quot;출금&quot;);SUM([.I96]-[.C97]))))" office:value-type="float" office:value="2959942" calcext:value-type="float">
            <text:p><text:s/>2,959,94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1-17" calcext:value-type="date">
            <text:p>2018-11-17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06" calcext:value-type="float">
            <text:p><text:s/>206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97]-[.F98])" office:value-type="float" office:value="69827508" calcext:value-type="float">
            <text:p><text:s/>69,827,508 </text:p>
          </table:table-cell>
          <table:table-cell table:style-name="ce24" table:formula="of:=IF(EXACT([.D98]; &quot;대출&quot;);SUM([.I97]-[.G98]);IF(EXACT([.B98];&quot;입금&quot;);SUM([.I97]+[.C98]);IF(EXACT([.B97];&quot;출금&quot;);SUM([.I97]-[.C98]))))" office:value-type="float" office:value="2960148" calcext:value-type="float">
            <text:p><text:s/>2,960,14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2-10" calcext:value-type="date">
            <text:p>2018-12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2190" calcext:value-type="float">
            <text:p><text:s/>122,19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9]+[.F99]" office:value-type="float" office:value="337707" calcext:value-type="float">
            <text:p><text:s/>337,707 </text:p>
          </table:table-cell>
          <table:table-cell table:style-name="ce13" table:formula="of:=SUM([.H98]-[.F99])" office:value-type="float" office:value="69611991" calcext:value-type="float">
            <text:p><text:s/>69,611,991 </text:p>
          </table:table-cell>
          <table:table-cell table:style-name="ce24" table:formula="of:=IF(EXACT([.D99]; &quot;대출&quot;);SUM([.I98]-[.G99]);IF(EXACT([.B99];&quot;입금&quot;);SUM([.I98]+[.C99]);IF(EXACT([.B98];&quot;출금&quot;);SUM([.I98]-[.C99]))))" office:value-type="float" office:value="2622441" calcext:value-type="float">
            <text:p><text:s/>2,622,44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2-10" calcext:value-type="date">
            <text:p>2018-12-1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7337" calcext:value-type="float">
            <text:p><text:s/>337,3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99]-[.F100])" office:value-type="float" office:value="69611991" calcext:value-type="float">
            <text:p><text:s/>69,611,991 </text:p>
          </table:table-cell>
          <table:table-cell table:style-name="ce24" table:formula="of:=IF(EXACT([.D100]; &quot;대출&quot;);SUM([.I99]-[.G100]);IF(EXACT([.B100];&quot;입금&quot;);SUM([.I99]+[.C100]);IF(EXACT([.B99];&quot;출금&quot;);SUM([.I99]-[.C100]))))" office:value-type="float" office:value="2959778" calcext:value-type="float">
            <text:p><text:s/>2,959,77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8-12-15" calcext:value-type="date">
            <text:p>2018-12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0]-[.F101])" office:value-type="float" office:value="69611991" calcext:value-type="float">
            <text:p><text:s/>69,611,991 </text:p>
          </table:table-cell>
          <table:table-cell table:style-name="ce24" table:formula="of:=IF(EXACT([.D101]; &quot;대출&quot;);SUM([.I100]-[.G101]);IF(EXACT([.B101];&quot;입금&quot;);SUM([.I100]+[.C101]);IF(EXACT([.B100];&quot;출금&quot;);SUM([.I100]-[.C101]))))" office:value-type="float" office:value="2959975" calcext:value-type="float">
            <text:p><text:s/>2,959,97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1-04" calcext:value-type="date">
            <text:p>2019-01-0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7337" calcext:value-type="float">
            <text:p><text:s/>337,3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01]-[.F102])" office:value-type="float" office:value="69611991" calcext:value-type="float">
            <text:p><text:s/>69,611,991 </text:p>
          </table:table-cell>
          <table:table-cell table:style-name="ce24" table:formula="of:=IF(EXACT([.D102]; &quot;대출&quot;);SUM([.I101]-[.G102]);IF(EXACT([.B102];&quot;입금&quot;);SUM([.I101]+[.C102]);IF(EXACT([.B101];&quot;출금&quot;);SUM([.I101]-[.C102]))))" office:value-type="float" office:value="3297312" calcext:value-type="float">
            <text:p><text:s/>3,297,31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1-10" calcext:value-type="date">
            <text:p>2019-01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1820" calcext:value-type="float">
            <text:p><text:s/>121,82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03]+[.F103]" office:value-type="float" office:value="337337" calcext:value-type="float">
            <text:p><text:s/>337,337 </text:p>
          </table:table-cell>
          <table:table-cell table:style-name="ce13" table:formula="of:=SUM([.H102]-[.F103])" office:value-type="float" office:value="69396474" calcext:value-type="float">
            <text:p><text:s/>69,396,474 </text:p>
          </table:table-cell>
          <table:table-cell table:style-name="ce24" table:formula="of:=IF(EXACT([.D103]; &quot;대출&quot;);SUM([.I102]-[.G103]);IF(EXACT([.B103];&quot;입금&quot;);SUM([.I102]+[.C103]);IF(EXACT([.B102];&quot;출금&quot;);SUM([.I102]-[.C103]))))" office:value-type="float" office:value="2959975" calcext:value-type="float">
            <text:p><text:s/>2,959,97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1-19" calcext:value-type="date">
            <text:p>2019-01-19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49" calcext:value-type="float">
            <text:p><text:s/>249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3]-[.F104])" office:value-type="float" office:value="69396474" calcext:value-type="float">
            <text:p><text:s/>69,396,474 </text:p>
          </table:table-cell>
          <table:table-cell table:style-name="ce24" table:formula="of:=IF(EXACT([.D104]; &quot;대출&quot;);SUM([.I103]-[.G104]);IF(EXACT([.B104];&quot;입금&quot;);SUM([.I103]+[.C104]);IF(EXACT([.B103];&quot;출금&quot;);SUM([.I103]-[.C104]))))" office:value-type="float" office:value="2960224" calcext:value-type="float">
            <text:p><text:s/>2,960,22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2-07" calcext:value-type="date">
            <text:p>2019-02-07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6957" calcext:value-type="float">
            <text:p><text:s/>336,95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04]-[.F105])" office:value-type="float" office:value="69396474" calcext:value-type="float">
            <text:p><text:s/>69,396,474 </text:p>
          </table:table-cell>
          <table:table-cell table:style-name="ce24" table:formula="of:=IF(EXACT([.D105]; &quot;대출&quot;);SUM([.I104]-[.G105]);IF(EXACT([.B105];&quot;입금&quot;);SUM([.I104]+[.C105]);IF(EXACT([.B104];&quot;출금&quot;);SUM([.I104]-[.C105]))))" office:value-type="float" office:value="3297181" calcext:value-type="float">
            <text:p><text:s/>3,297,18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2-11" calcext:value-type="date">
            <text:p>2019-02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1440" calcext:value-type="float">
            <text:p><text:s/>121,44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06]+[.F106]" office:value-type="float" office:value="336957" calcext:value-type="float">
            <text:p><text:s/>336,957 </text:p>
          </table:table-cell>
          <table:table-cell table:style-name="ce13" table:formula="of:=SUM([.H105]-[.F106])" office:value-type="float" office:value="69180957" calcext:value-type="float">
            <text:p><text:s/>69,180,957 </text:p>
          </table:table-cell>
          <table:table-cell table:style-name="ce24" table:formula="of:=IF(EXACT([.D106]; &quot;대출&quot;);SUM([.I105]-[.G106]);IF(EXACT([.B106];&quot;입금&quot;);SUM([.I105]+[.C106]);IF(EXACT([.B105];&quot;출금&quot;);SUM([.I105]-[.C106]))))" office:value-type="float" office:value="2960224" calcext:value-type="float">
            <text:p><text:s/>2,960,22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2-16" calcext:value-type="date">
            <text:p>2019-02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6]-[.F107])" office:value-type="float" office:value="69180957" calcext:value-type="float">
            <text:p><text:s/>69,180,957 </text:p>
          </table:table-cell>
          <table:table-cell table:style-name="ce24" table:formula="of:=IF(EXACT([.D107]; &quot;대출&quot;);SUM([.I106]-[.G107]);IF(EXACT([.B107];&quot;입금&quot;);SUM([.I106]+[.C107]);IF(EXACT([.B106];&quot;출금&quot;);SUM([.I106]-[.C107]))))" office:value-type="float" office:value="2960424" calcext:value-type="float">
            <text:p><text:s/>2,960,42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3-05" calcext:value-type="date">
            <text:p>2019-03-0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6577" calcext:value-type="float">
            <text:p><text:s/>336,57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07]-[.F108])" office:value-type="float" office:value="69180957" calcext:value-type="float">
            <text:p><text:s/>69,180,957 </text:p>
          </table:table-cell>
          <table:table-cell table:style-name="ce24" table:formula="of:=IF(EXACT([.D108]; &quot;대출&quot;);SUM([.I107]-[.G108]);IF(EXACT([.B108];&quot;입금&quot;);SUM([.I107]+[.C108]);IF(EXACT([.B107];&quot;출금&quot;);SUM([.I107]-[.C108]))))" office:value-type="float" office:value="3297001" calcext:value-type="float">
            <text:p><text:s/>3,297,00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3-11" calcext:value-type="date">
            <text:p>2019-03-11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1060" calcext:value-type="float">
            <text:p><text:s/>121,0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09]+[.F109]" office:value-type="float" office:value="336577" calcext:value-type="float">
            <text:p><text:s/>336,577 </text:p>
          </table:table-cell>
          <table:table-cell table:style-name="ce13" table:formula="of:=SUM([.H108]-[.F109])" office:value-type="float" office:value="68965440" calcext:value-type="float">
            <text:p><text:s/>68,965,440 </text:p>
          </table:table-cell>
          <table:table-cell table:style-name="ce24" table:formula="of:=IF(EXACT([.D109]; &quot;대출&quot;);SUM([.I108]-[.G109]);IF(EXACT([.B109];&quot;입금&quot;);SUM([.I108]+[.C109]);IF(EXACT([.B108];&quot;출금&quot;);SUM([.I108]-[.C109]))))" office:value-type="float" office:value="2960424" calcext:value-type="float">
            <text:p><text:s/>2,960,42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02" calcext:value-type="float">
            <text:p><text:s/>20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9]-[.F110])" office:value-type="float" office:value="68965440" calcext:value-type="float">
            <text:p><text:s/>68,965,440 </text:p>
          </table:table-cell>
          <table:table-cell table:style-name="ce24" table:formula="of:=IF(EXACT([.D110]; &quot;대출&quot;);SUM([.I109]-[.G110]);IF(EXACT([.B110];&quot;입금&quot;);SUM([.I109]+[.C110]);IF(EXACT([.B109];&quot;출금&quot;);SUM([.I109]-[.C110]))))" office:value-type="float" office:value="2960626" calcext:value-type="float">
            <text:p><text:s/>2,960,62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4-10" calcext:value-type="date">
            <text:p>2019-04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0680" calcext:value-type="float">
            <text:p><text:s/>120,68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11]+[.F111]" office:value-type="float" office:value="336197" calcext:value-type="float">
            <text:p><text:s/>336,197 </text:p>
          </table:table-cell>
          <table:table-cell table:style-name="ce13" table:formula="of:=SUM([.H110]-[.F111])" office:value-type="float" office:value="68749923" calcext:value-type="float">
            <text:p><text:s/>68,749,923 </text:p>
          </table:table-cell>
          <table:table-cell table:style-name="ce24" table:formula="of:=IF(EXACT([.D111]; &quot;대출&quot;);SUM([.I110]-[.G111]);IF(EXACT([.B111];&quot;입금&quot;);SUM([.I110]+[.C111]);IF(EXACT([.B110];&quot;출금&quot;);SUM([.I110]-[.C111]))))" office:value-type="float" office:value="2624429" calcext:value-type="float">
            <text:p><text:s/>2,624,429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4-12" calcext:value-type="date">
            <text:p>2019-04-12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6197" calcext:value-type="float">
            <text:p><text:s/>336,19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11]-[.F112])" office:value-type="float" office:value="68749923" calcext:value-type="float">
            <text:p><text:s/>68,749,923 </text:p>
          </table:table-cell>
          <table:table-cell table:style-name="ce24" table:formula="of:=IF(EXACT([.D112]; &quot;대출&quot;);SUM([.I111]-[.G112]);IF(EXACT([.B112];&quot;입금&quot;);SUM([.I111]+[.C112]);IF(EXACT([.B111];&quot;출금&quot;);SUM([.I111]-[.C112]))))" office:value-type="float" office:value="2960626" calcext:value-type="float">
            <text:p><text:s/>2,960,626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4-20" calcext:value-type="date">
            <text:p>2019-04-2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52" calcext:value-type="float">
            <text:p><text:s/>25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12]-[.F113])" office:value-type="float" office:value="68749923" calcext:value-type="float">
            <text:p><text:s/>68,749,923 </text:p>
          </table:table-cell>
          <table:table-cell table:style-name="ce24" table:formula="of:=IF(EXACT([.D113]; &quot;대출&quot;);SUM([.I112]-[.G113]);IF(EXACT([.B113];&quot;입금&quot;);SUM([.I112]+[.C113]);IF(EXACT([.B112];&quot;출금&quot;);SUM([.I112]-[.C113]))))" office:value-type="float" office:value="2960878" calcext:value-type="float">
            <text:p><text:s/>2,960,87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5-03" calcext:value-type="date">
            <text:p>2019-05-03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5827" calcext:value-type="float">
            <text:p><text:s/>335,82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13]-[.F114])" office:value-type="float" office:value="68749923" calcext:value-type="float">
            <text:p><text:s/>68,749,923 </text:p>
          </table:table-cell>
          <table:table-cell table:style-name="ce24" table:formula="of:=IF(EXACT([.D114]; &quot;대출&quot;);SUM([.I113]-[.G114]);IF(EXACT([.B114];&quot;입금&quot;);SUM([.I113]+[.C114]);IF(EXACT([.B113];&quot;출금&quot;);SUM([.I113]-[.C114]))))" office:value-type="float" office:value="3296705" calcext:value-type="float">
            <text:p><text:s/>3,296,70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5-10" calcext:value-type="date">
            <text:p>2019-05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0310" calcext:value-type="float">
            <text:p><text:s/>120,31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15]+[.F115]" office:value-type="float" office:value="335827" calcext:value-type="float">
            <text:p><text:s/>335,827 </text:p>
          </table:table-cell>
          <table:table-cell table:style-name="ce13" table:formula="of:=SUM([.H114]-[.F115])" office:value-type="float" office:value="68534406" calcext:value-type="float">
            <text:p><text:s/>68,534,406 </text:p>
          </table:table-cell>
          <table:table-cell table:style-name="ce24" table:formula="of:=IF(EXACT([.D115]; &quot;대출&quot;);SUM([.I114]-[.G115]);IF(EXACT([.B115];&quot;입금&quot;);SUM([.I114]+[.C115]);IF(EXACT([.B114];&quot;출금&quot;);SUM([.I114]-[.C115]))))" office:value-type="float" office:value="2960878" calcext:value-type="float">
            <text:p><text:s/>2,960,87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5-18" calcext:value-type="date">
            <text:p>2019-05-18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203" calcext:value-type="float">
            <text:p><text:s/>203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15]-[.F116])" office:value-type="float" office:value="68534406" calcext:value-type="float">
            <text:p><text:s/>68,534,406 </text:p>
          </table:table-cell>
          <table:table-cell table:style-name="ce24" table:formula="of:=IF(EXACT([.D116]; &quot;대출&quot;);SUM([.I115]-[.G116]);IF(EXACT([.B116];&quot;입금&quot;);SUM([.I115]+[.C116]);IF(EXACT([.B115];&quot;출금&quot;);SUM([.I115]-[.C116]))))" office:value-type="float" office:value="2961081" calcext:value-type="float">
            <text:p><text:s/>2,961,081 </text:p>
          </table:table-cell>
          <table:table-cell table:style-name="ce28"/>
          <table:table-cell table:number-columns-repeated="54"/>
        </table:table-row>
        <table:table-row table:style-name="ro1">
          <table:table-cell table:style-name="ce3" office:value-type="date" office:date-value="2019-06-10" calcext:value-type="date">
            <text:p>2019-06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19930" calcext:value-type="float">
            <text:p><text:s/>119,93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17]+[.F117]" office:value-type="float" office:value="335447" calcext:value-type="float">
            <text:p><text:s/>335,447 </text:p>
          </table:table-cell>
          <table:table-cell table:style-name="ce13" table:formula="of:=SUM([.H116]-[.F117])" office:value-type="float" office:value="68318889" calcext:value-type="float">
            <text:p><text:s/>68,318,889 </text:p>
          </table:table-cell>
          <table:table-cell table:style-name="ce24" table:formula="of:=IF(EXACT([.D117]; &quot;대출&quot;);SUM([.I116]-[.G117]);IF(EXACT([.B117];&quot;입금&quot;);SUM([.I116]+[.C117]);IF(EXACT([.B116];&quot;출금&quot;);SUM([.I116]-[.C117]))))" office:value-type="float" office:value="2625634" calcext:value-type="float">
            <text:p><text:s/>2,625,63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6-10" calcext:value-type="date">
            <text:p>2019-06-10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5067" calcext:value-type="float">
            <text:p><text:s/>335,06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17]-[.F118])" office:value-type="float" office:value="68318889" calcext:value-type="float">
            <text:p><text:s/>68,318,889 </text:p>
          </table:table-cell>
          <table:table-cell table:style-name="ce24" table:formula="of:=IF(EXACT([.D118]; &quot;대출&quot;);SUM([.I117]-[.G118]);IF(EXACT([.B118];&quot;입금&quot;);SUM([.I117]+[.C118]);IF(EXACT([.B117];&quot;출금&quot;);SUM([.I117]-[.C118]))))" office:value-type="float" office:value="2960701" calcext:value-type="float">
            <text:p><text:s/>2,960,701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6-15" calcext:value-type="date">
            <text:p>2019-06-15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18]-[.F119])" office:value-type="float" office:value="68318889" calcext:value-type="float">
            <text:p><text:s/>68,318,889 </text:p>
          </table:table-cell>
          <table:table-cell table:style-name="ce24" table:formula="of:=IF(EXACT([.D119]; &quot;대출&quot;);SUM([.I118]-[.G119]);IF(EXACT([.B119];&quot;입금&quot;);SUM([.I118]+[.C119]);IF(EXACT([.B118];&quot;출금&quot;);SUM([.I118]-[.C119]))))" office:value-type="float" office:value="2960898" calcext:value-type="float">
            <text:p><text:s/>2,960,89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7-04" calcext:value-type="date">
            <text:p>2019-07-04</text:p>
          </table:table-cell>
          <table:table-cell table:style-name="ce1" office:value-type="string" calcext:value-type="string">
            <text:p>입금</text:p>
          </table:table-cell>
          <table:table-cell table:style-name="ce13" office:value-type="float" office:value="335067" calcext:value-type="float">
            <text:p><text:s/>335,06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19]-[.F120])" office:value-type="float" office:value="68318889" calcext:value-type="float">
            <text:p><text:s/>68,318,889 </text:p>
          </table:table-cell>
          <table:table-cell table:style-name="ce24" table:formula="of:=IF(EXACT([.D120]; &quot;대출&quot;);SUM([.I119]-[.G120]);IF(EXACT([.B120];&quot;입금&quot;);SUM([.I119]+[.C120]);IF(EXACT([.B119];&quot;출금&quot;);SUM([.I119]-[.C120]))))" office:value-type="float" office:value="3295965" calcext:value-type="float">
            <text:p><text:s/>3,295,96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7-05" calcext:value-type="date">
            <text:p>2019-07-05</text:p>
          </table:table-cell>
          <table:table-cell table:style-name="ce1" office:value-type="string" calcext:value-type="string">
            <text:p>대출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/>
          <table:table-cell table:style-name="ce13" office:value-type="float" office:value="40000000" calcext:value-type="float">
            <text:p><text:s/>40,000,000 </text:p>
          </table:table-cell>
          <table:table-cell table:style-name="ce13" table:formula="of:=[.E121]+[.F121]" office:value-type="float" office:value="40000000" calcext:value-type="float">
            <text:p><text:s/>40,000,000 </text:p>
          </table:table-cell>
          <table:table-cell table:style-name="ce13" table:formula="of:=SUM([.H120]-[.F121])" office:value-type="float" office:value="28318889" calcext:value-type="float">
            <text:p><text:s/>28,318,889 </text:p>
          </table:table-cell>
          <table:table-cell table:style-name="ce24" office:value-type="float" office:value="3295965" calcext:value-type="float">
            <text:p><text:s/>3,295,965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7-10" calcext:value-type="date">
            <text:p>2019-07-10</text:p>
          </table:table-cell>
          <table:table-cell table:style-name="ce1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49550" calcext:value-type="float">
            <text:p><text:s/>49,550 </text:p>
          </table:table-cell>
          <table:table-cell table:style-name="ce13" office:value-type="float" office:value="89345" calcext:value-type="float">
            <text:p><text:s/>89,345 </text:p>
          </table:table-cell>
          <table:table-cell table:style-name="ce13" table:formula="of:=[.E122]+[.F122]" office:value-type="float" office:value="138895" calcext:value-type="float">
            <text:p><text:s/>138,895 </text:p>
          </table:table-cell>
          <table:table-cell table:style-name="ce13" table:formula="of:=SUM([.H121]-[.F122])" office:value-type="float" office:value="28229544" calcext:value-type="float">
            <text:p><text:s/>28,229,544 </text:p>
          </table:table-cell>
          <table:table-cell table:style-name="ce24" table:formula="of:=IF(EXACT([.D122]; &quot;대출&quot;);SUM([.I121]-[.G122]);IF(EXACT([.B122];&quot;입금&quot;);SUM([.I121]+[.C122]);IF(EXACT([.B121];&quot;출금&quot;);SUM([.I121]-[.C122]))))" office:value-type="float" office:value="3157070" calcext:value-type="float">
            <text:p><text:s/>3,157,070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7-20" calcext:value-type="date">
            <text:p>2019-07-20</text:p>
          </table:table-cell>
          <table:table-cell table:style-name="ce9" office:value-type="string" calcext:value-type="string">
            <text:p>입금</text:p>
          </table:table-cell>
          <table:table-cell table:style-name="ce13" office:value-type="float" office:value="254" calcext:value-type="float">
            <text:p><text:s/>254 </text:p>
          </table:table-cell>
          <table:table-cell table:style-name="ce18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22]-[.F123])" office:value-type="float" office:value="28229544" calcext:value-type="float">
            <text:p><text:s/>28,229,544 </text:p>
          </table:table-cell>
          <table:table-cell table:style-name="ce24" table:formula="of:=IF(EXACT([.D123]; &quot;대출&quot;);SUM([.I122]-[.G123]);IF(EXACT([.B123];&quot;입금&quot;);SUM([.I122]+[.C123]);IF(EXACT([.B122];&quot;출금&quot;);SUM([.I122]-[.C123]))))" office:value-type="float" office:value="3157324" calcext:value-type="float">
            <text:p><text:s/>3,157,32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8-07" calcext:value-type="date">
            <text:p>2019-08-07</text:p>
          </table:table-cell>
          <table:table-cell table:style-name="ce9" office:value-type="string" calcext:value-type="string">
            <text:p>입금</text:p>
          </table:table-cell>
          <table:table-cell table:style-name="ce14" office:value-type="float" office:value="138734" calcext:value-type="float">
            <text:p><text:s/>138,734 </text:p>
          </table:table-cell>
          <table:table-cell table:style-name="ce18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23]-[.F124])" office:value-type="float" office:value="28229544" calcext:value-type="float">
            <text:p><text:s/>28,229,544 </text:p>
          </table:table-cell>
          <table:table-cell table:style-name="ce24" table:formula="of:=IF(EXACT([.D124]; &quot;대출&quot;);SUM([.I123]-[.G124]);IF(EXACT([.B124];&quot;입금&quot;);SUM([.I123]+[.C124]);IF(EXACT([.B123];&quot;출금&quot;);SUM([.I123]-[.C124]))))" office:value-type="float" office:value="3296058" calcext:value-type="float">
            <text:p><text:s/>3,296,05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8-12" calcext:value-type="date">
            <text:p>2019-08-12</text:p>
          </table:table-cell>
          <table:table-cell table:style-name="ce9" office:value-type="string" calcext:value-type="string">
            <text:p>출금</text:p>
          </table:table-cell>
          <table:table-cell table:style-name="ce13"/>
          <table:table-cell table:style-name="ce18" office:value-type="string" calcext:value-type="string">
            <text:p>대출</text:p>
          </table:table-cell>
          <table:table-cell table:style-name="ce15" office:value-type="float" office:value="49400" calcext:value-type="float">
            <text:p>49,400</text:p>
          </table:table-cell>
          <table:table-cell table:style-name="ce15" office:value-type="float" office:value="89334" calcext:value-type="float">
            <text:p>89,334</text:p>
          </table:table-cell>
          <table:table-cell table:style-name="ce13" table:formula="of:=[.E125]+[.F125]" office:value-type="float" office:value="138734" calcext:value-type="float">
            <text:p><text:s/>138,734 </text:p>
          </table:table-cell>
          <table:table-cell table:style-name="ce13" table:formula="of:=SUM([.H124]-[.F125])" office:value-type="float" office:value="28140210" calcext:value-type="float">
            <text:p><text:s/>28,140,210 </text:p>
          </table:table-cell>
          <table:table-cell table:style-name="ce24" table:formula="of:=IF(EXACT([.D125]; &quot;대출&quot;);SUM([.I124]-[.G125]);IF(EXACT([.B125];&quot;입금&quot;);SUM([.I124]+[.C125]);IF(EXACT([.B124];&quot;출금&quot;);SUM([.I124]-[.C125]))))" office:value-type="float" office:value="3157324" calcext:value-type="float">
            <text:p><text:s/>3,157,324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8-17" calcext:value-type="date">
            <text:p>2019-08-17</text:p>
          </table:table-cell>
          <table:table-cell table:style-name="ce9" office:value-type="string" calcext:value-type="string">
            <text:p>입금</text:p>
          </table:table-cell>
          <table:table-cell table:style-name="ce13" office:value-type="float" office:value="214" calcext:value-type="float">
            <text:p><text:s/>214 </text:p>
          </table:table-cell>
          <table:table-cell table:style-name="ce18" office:value-type="string" calcext:value-type="string">
            <text:p>예금이자</text:p>
          </table:table-cell>
          <table:table-cell table:style-name="ce13" table:number-columns-repeated="2"/>
          <table:table-cell table:style-name="ce13" table:formula="of:=[.E126]+[.F126]" office:value-type="float" office:value="0" calcext:value-type="float">
            <text:p><text:s/>- </text:p>
          </table:table-cell>
          <table:table-cell table:style-name="ce13" table:formula="of:=SUM([.H125]-[.F126])" office:value-type="float" office:value="28140210" calcext:value-type="float">
            <text:p><text:s/>28,140,210 </text:p>
          </table:table-cell>
          <table:table-cell table:style-name="ce24" table:formula="of:=IF(EXACT([.D126]; &quot;대출&quot;);SUM([.I125]-[.G126]);IF(EXACT([.B126];&quot;입금&quot;);SUM([.I125]+[.C126]);IF(EXACT([.B125];&quot;출금&quot;);SUM([.I125]-[.C126]))))" office:value-type="float" office:value="3157538" calcext:value-type="float">
            <text:p><text:s/>3,157,538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9-02" calcext:value-type="date">
            <text:p>2019-09-02</text:p>
          </table:table-cell>
          <table:table-cell table:style-name="ce9" office:value-type="string" calcext:value-type="string">
            <text:p>입금</text:p>
          </table:table-cell>
          <table:table-cell table:style-name="ce13" office:value-type="float" office:value="138574" calcext:value-type="float">
            <text:p><text:s/>138,574 </text:p>
          </table:table-cell>
          <table:table-cell table:style-name="ce18" office:value-type="string" calcext:value-type="string">
            <text:p>이상순</text:p>
          </table:table-cell>
          <table:table-cell table:style-name="ce13" table:number-columns-repeated="2"/>
          <table:table-cell table:style-name="ce13" table:formula="of:=[.E127]+[.F127]" office:value-type="float" office:value="0" calcext:value-type="float">
            <text:p><text:s/>- </text:p>
          </table:table-cell>
          <table:table-cell table:style-name="ce13" table:formula="of:=SUM([.H126]-[.F127])" office:value-type="float" office:value="28140210" calcext:value-type="float">
            <text:p><text:s/>28,140,210 </text:p>
          </table:table-cell>
          <table:table-cell table:style-name="ce24" table:formula="of:=IF(EXACT([.D127]; &quot;대출&quot;);SUM([.I126]-[.G127]);IF(EXACT([.B127];&quot;입금&quot;);SUM([.I126]+[.C127]);IF(EXACT([.B126];&quot;출금&quot;);SUM([.I126]-[.C127]))))" office:value-type="float" office:value="3296112" calcext:value-type="float">
            <text:p><text:s/>3,296,112 </text:p>
          </table:table-cell>
          <table:table-cell table:number-columns-repeated="55"/>
        </table:table-row>
        <table:table-row table:style-name="ro1">
          <table:table-cell table:style-name="ce3" office:value-type="date" office:date-value="2019-09-10" calcext:value-type="date">
            <text:p>2019-09-10</text:p>
          </table:table-cell>
          <table:table-cell table:style-name="ce9" office:value-type="string" calcext:value-type="string">
            <text:p>출금</text:p>
          </table:table-cell>
          <table:table-cell table:style-name="ce13"/>
          <table:table-cell table:style-name="ce18" office:value-type="string" calcext:value-type="string">
            <text:p>대출</text:p>
          </table:table-cell>
          <table:table-cell table:style-name="ce14" office:value-type="float" office:value="49240" calcext:value-type="float">
            <text:p><text:s/>49,240 </text:p>
          </table:table-cell>
          <table:table-cell table:style-name="ce13" office:value-type="float" office:value="89334" calcext:value-type="float">
            <text:p><text:s/>89,334 </text:p>
          </table:table-cell>
          <table:table-cell table:style-name="ce13" table:formula="of:=[.E128]+[.F128]" office:value-type="float" office:value="138574" calcext:value-type="float">
            <text:p><text:s/>138,574 </text:p>
          </table:table-cell>
          <table:table-cell table:style-name="ce13" table:formula="of:=SUM([.H127]-[.F128])" office:value-type="float" office:value="28050876" calcext:value-type="float">
            <text:p><text:s/>28,050,876 </text:p>
          </table:table-cell>
          <table:table-cell table:style-name="ce24" table:formula="of:=IF(EXACT([.D128]; &quot;대출&quot;);SUM([.I127]-[.G128]);IF(EXACT([.B128];&quot;입금&quot;);SUM([.I127]+[.C128]);IF(EXACT([.B127];&quot;출금&quot;);SUM([.I127]-[.C128]))))" office:value-type="float" office:value="3157538" calcext:value-type="float">
            <text:p><text:s/>3,157,538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9-21" calcext:value-type="date">
            <text:p>2019-09-21</text:p>
          </table:table-cell>
          <table:table-cell table:style-name="ce9" office:value-type="string" calcext:value-type="string">
            <text:p>입금</text:p>
          </table:table-cell>
          <table:table-cell table:style-name="ce13" office:value-type="float" office:value="265" calcext:value-type="float">
            <text:p><text:s/>265 </text:p>
          </table:table-cell>
          <table:table-cell table:style-name="ce18" office:value-type="string" calcext:value-type="string">
            <text:p>예금이자</text:p>
          </table:table-cell>
          <table:table-cell table:style-name="ce13" table:number-columns-repeated="2"/>
          <table:table-cell table:style-name="ce13" table:formula="of:=[.E129]+[.F129]" office:value-type="float" office:value="0" calcext:value-type="float">
            <text:p><text:s/>- </text:p>
          </table:table-cell>
          <table:table-cell table:style-name="ce13" table:formula="of:=SUM([.H128]-[.F129])" office:value-type="float" office:value="28050876" calcext:value-type="float">
            <text:p><text:s/>28,050,876 </text:p>
          </table:table-cell>
          <table:table-cell table:style-name="ce24" table:formula="of:=IF(EXACT([.D129]; &quot;대출&quot;);SUM([.I128]-[.G129]);IF(EXACT([.B129];&quot;입금&quot;);SUM([.I128]+[.C129]);IF(EXACT([.B128];&quot;출금&quot;);SUM([.I128]-[.C129]))))" office:value-type="float" office:value="3157803" calcext:value-type="float">
            <text:p><text:s/>3,157,803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10-04" calcext:value-type="date">
            <text:p>2019-10-04</text:p>
          </table:table-cell>
          <table:table-cell table:style-name="ce9" office:value-type="string" calcext:value-type="string">
            <text:p>입금</text:p>
          </table:table-cell>
          <table:table-cell table:style-name="ce13" office:value-type="float" office:value="138414" calcext:value-type="float">
            <text:p><text:s/>138,414 </text:p>
          </table:table-cell>
          <table:table-cell table:style-name="ce18" office:value-type="string" calcext:value-type="string">
            <text:p>이상순</text:p>
          </table:table-cell>
          <table:table-cell table:style-name="ce13" table:number-columns-repeated="2"/>
          <table:table-cell table:style-name="ce13" table:formula="of:=[.E130]+[.F130]" office:value-type="float" office:value="0" calcext:value-type="float">
            <text:p><text:s/>- </text:p>
          </table:table-cell>
          <table:table-cell table:style-name="ce13" table:formula="of:=SUM([.H129]-[.F130])" office:value-type="float" office:value="28050876" calcext:value-type="float">
            <text:p><text:s/>28,050,876 </text:p>
          </table:table-cell>
          <table:table-cell table:style-name="ce24" table:formula="of:=IF(EXACT([.D130]; &quot;대출&quot;);SUM([.I129]-[.G130]);IF(EXACT([.B130];&quot;입금&quot;);SUM([.I129]+[.C130]);IF(EXACT([.B129];&quot;출금&quot;);SUM([.I129]-[.C130]))))" office:value-type="float" office:value="3296217" calcext:value-type="float">
            <text:p><text:s/>3,296,217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10-10" calcext:value-type="date">
            <text:p>2019-10-10</text:p>
          </table:table-cell>
          <table:table-cell table:style-name="ce9" office:value-type="string" calcext:value-type="string">
            <text:p>출금</text:p>
          </table:table-cell>
          <table:table-cell table:style-name="ce13"/>
          <table:table-cell table:style-name="ce18" office:value-type="string" calcext:value-type="string">
            <text:p>대출</text:p>
          </table:table-cell>
          <table:table-cell table:style-name="ce15" office:value-type="float" office:value="49080" calcext:value-type="float">
            <text:p>49,080</text:p>
          </table:table-cell>
          <table:table-cell table:style-name="ce13" office:value-type="float" office:value="89334" calcext:value-type="float">
            <text:p><text:s/>89,334 </text:p>
          </table:table-cell>
          <table:table-cell table:style-name="ce13" table:formula="of:=[.E131]+[.F131]" office:value-type="float" office:value="138414" calcext:value-type="float">
            <text:p><text:s/>138,414 </text:p>
          </table:table-cell>
          <table:table-cell table:style-name="ce13" table:formula="of:=SUM([.H130]-[.F131])" office:value-type="float" office:value="27961542" calcext:value-type="float">
            <text:p><text:s/>27,961,542 </text:p>
          </table:table-cell>
          <table:table-cell table:style-name="ce24" table:formula="of:=IF(EXACT([.D131]; &quot;대출&quot;);SUM([.I130]-[.G131]);IF(EXACT([.B131];&quot;입금&quot;);SUM([.I130]+[.C131]);IF(EXACT([.B130];&quot;출금&quot;);SUM([.I130]-[.C131]))))" office:value-type="float" office:value="3157803" calcext:value-type="float">
            <text:p><text:s/>3,157,803 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10-19" calcext:value-type="date">
            <text:p>2019-10-19</text:p>
          </table:table-cell>
          <table:table-cell table:style-name="ce9" office:value-type="string" calcext:value-type="string">
            <text:p>입금</text:p>
          </table:table-cell>
          <table:table-cell table:style-name="ce13" office:value-type="float" office:value="214" calcext:value-type="float">
            <text:p><text:s/>214 </text:p>
          </table:table-cell>
          <table:table-cell table:style-name="ce18" office:value-type="string" calcext:value-type="string">
            <text:p>예금이자</text:p>
          </table:table-cell>
          <table:table-cell table:style-name="ce13" table:number-columns-repeated="2"/>
          <table:table-cell table:style-name="ce13" table:formula="of:=[.E132]+[.F132]" office:value-type="float" office:value="0" calcext:value-type="float">
            <text:p><text:s/>- </text:p>
          </table:table-cell>
          <table:table-cell table:style-name="ce13" table:formula="of:=SUM([.H131]-[.F132])" office:value-type="float" office:value="27961542" calcext:value-type="float">
            <text:p><text:s/>27,961,542 </text:p>
          </table:table-cell>
          <table:table-cell table:style-name="ce24" table:formula="of:=IF(EXACT([.D132]; &quot;대출&quot;);SUM([.I131]-[.G132]);IF(EXACT([.B132];&quot;입금&quot;);SUM([.I131]+[.C132]);IF(EXACT([.B131];&quot;출금&quot;);SUM([.I131]-[.C132]))))" office:value-type="float" office:value="3158017" calcext:value-type="float">
            <text:p><text:s/>3,158,017 </text:p>
          </table:table-cell>
          <table:table-cell table:number-columns-repeated="55"/>
        </table:table-row>
        <table:table-row table:style-name="ro1">
          <table:table-cell table:style-name="ce4" office:value-type="date" office:date-value="2019-11-01" calcext:value-type="date">
            <text:p>2019-11-01</text:p>
          </table:table-cell>
          <table:table-cell table:style-name="ce9" office:value-type="string" calcext:value-type="string">
            <text:p>입금</text:p>
          </table:table-cell>
          <table:table-cell table:style-name="ce12" office:value-type="float" office:value="138264" calcext:value-type="float">
            <text:p><text:s/>138,264 </text:p>
          </table:table-cell>
          <table:table-cell table:style-name="ce19" office:value-type="string" office:string-value="이상순" calcext:value-type="string">
            <text:p><text:s/>이상순 </text:p>
          </table:table-cell>
          <table:table-cell table:style-name="ce14" table:number-columns-repeated="2"/>
          <table:table-cell table:style-name="ce13" table:formula="of:=[.E133]+[.F133]" office:value-type="float" office:value="0" calcext:value-type="float">
            <text:p><text:s/>- </text:p>
          </table:table-cell>
          <table:table-cell table:style-name="ce13" table:formula="of:=SUM([.H132]-[.F133])" office:value-type="float" office:value="27961542" calcext:value-type="float">
            <text:p><text:s/>27,961,542 </text:p>
          </table:table-cell>
          <table:table-cell table:style-name="ce24" table:formula="of:=IF(EXACT([.D133]; &quot;대출&quot;);SUM([.I132]-[.G133]);IF(EXACT([.B133];&quot;입금&quot;);SUM([.I132]+[.C133]);IF(EXACT([.B132];&quot;출금&quot;);SUM([.I132]-[.C133]))))" office:value-type="float" office:value="3296281" calcext:value-type="float">
            <text:p><text:s/>3,296,281 </text:p>
          </table:table-cell>
          <table:table-cell table:number-columns-repeated="55"/>
        </table:table-row>
        <table:table-row table:style-name="ro1">
          <table:table-cell table:style-name="ce4" office:value-type="date" office:date-value="2019-11-11" calcext:value-type="date">
            <text:p>2019-11-11</text:p>
          </table:table-cell>
          <table:table-cell table:style-name="ce9" office:value-type="string" calcext:value-type="string">
            <text:p>출금</text:p>
          </table:table-cell>
          <table:table-cell table:style-name="ce9"/>
          <table:table-cell table:style-name="ce19" office:value-type="string" office:string-value="대출" calcext:value-type="string">
            <text:p><text:s/>대출 </text:p>
          </table:table-cell>
          <table:table-cell table:style-name="ce14" office:value-type="float" office:value="48930" calcext:value-type="float">
            <text:p><text:s/>48,930 </text:p>
          </table:table-cell>
          <table:table-cell table:style-name="ce13" office:value-type="float" office:value="89334" calcext:value-type="float">
            <text:p><text:s/>89,334 </text:p>
          </table:table-cell>
          <table:table-cell table:style-name="ce13" table:formula="of:=[.E134]+[.F134]" office:value-type="float" office:value="138264" calcext:value-type="float">
            <text:p><text:s/>138,264 </text:p>
          </table:table-cell>
          <table:table-cell table:style-name="ce13" table:formula="of:=SUM([.H133]-[.F134])" office:value-type="float" office:value="27872208" calcext:value-type="float">
            <text:p><text:s/>27,872,208 </text:p>
          </table:table-cell>
          <table:table-cell table:style-name="ce24" table:formula="of:=IF(EXACT([.D134]; &quot;대출&quot;);SUM([.I133]-[.G134]);IF(EXACT([.B134];&quot;입금&quot;);SUM([.I133]+[.C134]);IF(EXACT([.B133];&quot;출금&quot;);SUM([.I133]-[.C134]))))" office:value-type="float" office:value="3158017" calcext:value-type="float">
            <text:p><text:s/>3,158,017 </text:p>
          </table:table-cell>
          <table:table-cell table:number-columns-repeated="55"/>
        </table:table-row>
        <table:table-row table:style-name="ro1">
          <table:table-cell table:style-name="ce5" office:value-type="date" office:date-value="2019-11-16" calcext:value-type="date">
            <text:p>2019-11-16</text:p>
          </table:table-cell>
          <table:table-cell table:style-name="ce10" office:value-type="string" calcext:value-type="string">
            <text:p>입금</text:p>
          </table:table-cell>
          <table:table-cell table:style-name="ce13" office:value-type="float" office:value="216" calcext:value-type="float">
            <text:p><text:s/>216 </text:p>
          </table:table-cell>
          <table:table-cell table:style-name="ce20" office:value-type="string" calcext:value-type="string">
            <text:p>예금이자</text:p>
          </table:table-cell>
          <table:table-cell table:style-name="ce13" table:number-columns-repeated="2"/>
          <table:table-cell table:style-name="ce13" table:formula="of:=[.E135]+[.F135]" office:value-type="float" office:value="0" calcext:value-type="float">
            <text:p><text:s/>- </text:p>
          </table:table-cell>
          <table:table-cell table:style-name="ce13" table:formula="of:=SUM([.H134]-[.F135])" office:value-type="float" office:value="27872208" calcext:value-type="float">
            <text:p><text:s/>27,872,208 </text:p>
          </table:table-cell>
          <table:table-cell table:style-name="ce24" table:formula="of:=IF(EXACT([.D135]; &quot;대출&quot;);SUM([.I134]-[.G135]);IF(EXACT([.B135];&quot;입금&quot;);SUM([.I134]+[.C135]);IF(EXACT([.B134];&quot;출금&quot;);SUM([.I134]-[.C135]))))" office:value-type="float" office:value="3158233" calcext:value-type="float">
            <text:p><text:s/>3,158,233 </text:p>
          </table:table-cell>
          <table:table-cell table:number-columns-repeated="55"/>
        </table:table-row>
        <table:table-row table:style-name="ro1">
          <table:table-cell table:style-name="ce6" office:value-type="date" office:date-value="2019-12-02" calcext:value-type="date">
            <text:p>2019-12-02</text:p>
          </table:table-cell>
          <table:table-cell table:style-name="ce9" office:value-type="string" calcext:value-type="string">
            <text:p>입금</text:p>
          </table:table-cell>
          <table:table-cell table:style-name="ce15" office:value-type="float" office:value="138104" calcext:value-type="float">
            <text:p>138,104</text:p>
          </table:table-cell>
          <table:table-cell table:style-name="ce19" office:value-type="string" office:string-value="이상순" calcext:value-type="string">
            <text:p><text:s/>이상순 </text:p>
          </table:table-cell>
          <table:table-cell table:style-name="ce14" table:number-columns-repeated="2"/>
          <table:table-cell table:style-name="ce13" table:formula="of:=[.E136]+[.F136]" office:value-type="float" office:value="0" calcext:value-type="float">
            <text:p><text:s/>- </text:p>
          </table:table-cell>
          <table:table-cell table:style-name="ce13" table:formula="of:=SUM([.H135]-[.F136])" office:value-type="float" office:value="27872208" calcext:value-type="float">
            <text:p><text:s/>27,872,208 </text:p>
          </table:table-cell>
          <table:table-cell table:style-name="ce24" table:formula="of:=IF(EXACT([.D136]; &quot;대출&quot;);SUM([.I135]-[.G136]);IF(EXACT([.B136];&quot;입금&quot;);SUM([.I135]+[.C136]);IF(EXACT([.B135];&quot;출금&quot;);SUM([.I135]-[.C136]))))" office:value-type="float" office:value="3296337" calcext:value-type="float">
            <text:p><text:s/>3,296,337 </text:p>
          </table:table-cell>
          <table:table-cell table:number-columns-repeated="55"/>
        </table:table-row>
        <table:table-row table:style-name="ro1">
          <table:table-cell table:style-name="ce6" office:value-type="date" office:date-value="2019-12-10" calcext:value-type="date">
            <text:p>2019-12-10</text:p>
          </table:table-cell>
          <table:table-cell table:style-name="ce9" office:value-type="string" calcext:value-type="string">
            <text:p>출금</text:p>
          </table:table-cell>
          <table:table-cell table:style-name="ce9"/>
          <table:table-cell table:style-name="ce19" office:value-type="string" office:string-value="대출" calcext:value-type="string">
            <text:p><text:s/>대출 </text:p>
          </table:table-cell>
          <table:table-cell table:style-name="ce14" office:value-type="float" office:value="48770" calcext:value-type="float">
            <text:p><text:s/>48,770 </text:p>
          </table:table-cell>
          <table:table-cell table:style-name="ce14" office:value-type="float" office:value="89334" calcext:value-type="float">
            <text:p><text:s/>89,334 </text:p>
          </table:table-cell>
          <table:table-cell table:style-name="ce13" table:formula="of:=[.E137]+[.F137]" office:value-type="float" office:value="138104" calcext:value-type="float">
            <text:p><text:s/>138,104 </text:p>
          </table:table-cell>
          <table:table-cell table:style-name="ce13" table:formula="of:=SUM([.H136]-[.F137])" office:value-type="float" office:value="27782874" calcext:value-type="float">
            <text:p><text:s/>27,782,874 </text:p>
          </table:table-cell>
          <table:table-cell table:style-name="ce24" table:formula="of:=IF(EXACT([.D137]; &quot;대출&quot;);SUM([.I136]-[.G137]);IF(EXACT([.B137];&quot;입금&quot;);SUM([.I136]+[.C137]);IF(EXACT([.B136];&quot;출금&quot;);SUM([.I136]-[.C137]))))" office:value-type="float" office:value="3158233" calcext:value-type="float">
            <text:p><text:s/>3,158,233 </text:p>
          </table:table-cell>
          <table:table-cell table:number-columns-repeated="55"/>
        </table:table-row>
        <table:table-row table:style-name="ro1">
          <table:table-cell table:style-name="ce7" table:number-columns-repeated="3"/>
          <table:table-cell table:style-name="ce21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22"/>
          <table:table-cell table:number-columns-repeated="59"/>
        </table:table-row>
        <table:table-row table:style-name="ro1" table:number-rows-repeated="10484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복사본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2" table:default-cell-style-name="Default"/>
        <table:table-column table:style-name="co4" table:default-cell-style-name="ce16"/>
        <table:table-column table:style-name="co3" table:number-columns-repeated="2" table:default-cell-style-name="ce16"/>
        <table:table-column table:style-name="co5" table:default-cell-style-name="ce16"/>
        <table:table-column table:style-name="co6" table:default-cell-style-name="ce25"/>
        <table:table-column table:style-name="co4" table:number-columns-repeated="2" table:default-cell-style-name="Default"/>
        <table:table-column table:style-name="co2" table:number-columns-repeated="53" table:default-cell-style-name="Default"/>
        <table:table-row table:style-name="ro2">
          <table:table-cell table:style-name="ce1" office:value-type="string" calcext:value-type="string">
            <text:p>날 <text:s text:c="3"/>자</text:p>
          </table:table-cell>
          <table:table-cell table:style-name="ce1" office:value-type="string" calcext:value-type="string">
            <text:p>입출금</text:p>
          </table:table-cell>
          <table:table-cell table:style-name="ce12" office:value-type="string" office:string-value="금    액" calcext:value-type="string">
            <text:p><text:s/>금 <text:s text:c="3"/>액 </text:p>
          </table:table-cell>
          <table:table-cell table:style-name="ce1" office:value-type="string" calcext:value-type="string">
            <text:p>설 <text:s text:c="3"/>명</text:p>
          </table:table-cell>
          <table:table-cell table:style-name="ce12" office:value-type="string" office:string-value="대출이자" calcext:value-type="string">
            <text:p><text:s/>대출이자 </text:p>
          </table:table-cell>
          <table:table-cell table:style-name="ce12" office:value-type="string" office:string-value="대출원금" calcext:value-type="string">
            <text:p><text:s/>대출원금 </text:p>
          </table:table-cell>
          <table:table-cell table:style-name="ce12" office:value-type="string" office:string-value="합    계" calcext:value-type="string">
            <text:p><text:s/>합 <text:s text:c="3"/>계 </text:p>
          </table:table-cell>
          <table:table-cell table:style-name="ce12" office:value-type="string" office:string-value="대출잔액" calcext:value-type="string">
            <text:p><text:s/>대출잔액 </text:p>
          </table:table-cell>
          <table:table-cell table:style-name="ce23" office:value-type="string" office:string-value="통장잔액" calcext:value-type="string">
            <text:p><text:s/>통장잔액 </text:p>
          </table:table-cell>
          <table:table-cell table:number-columns-repeated="55"/>
        </table:table-row>
        <table:table-row table:style-name="ro2">
          <table:table-cell table:style-name="ce2" office:value-type="date" office:date-value="2015-10-22" calcext:value-type="date">
            <text:p>2015-10-22</text:p>
          </table:table-cell>
          <table:table-cell table:style-name="ce17" office:value-type="string" calcext:value-type="string">
            <text:p>입금</text:p>
          </table:table-cell>
          <table:table-cell table:style-name="ce13" office:value-type="float" office:value="100000" calcext:value-type="float">
            <text:p><text:s/>100,000 </text:p>
          </table:table-cell>
          <table:table-cell table:style-name="ce17" office:value-type="string" calcext:value-type="string">
            <text:p>우리은행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office:value-type="float" office:value="100000" calcext:value-type="float">
            <text:p><text:s/>100,000 </text:p>
          </table:table-cell>
          <table:table-cell table:number-columns-repeated="55"/>
        </table:table-row>
        <table:table-row table:style-name="ro2">
          <table:table-cell table:style-name="ce2" office:value-type="date" office:date-value="2015-11-10" calcext:value-type="date">
            <text:p>2015-11-10</text:p>
          </table:table-cell>
          <table:table-cell table:style-name="ce17" office:value-type="string" calcext:value-type="string">
            <text:p>출금</text:p>
          </table:table-cell>
          <table:table-cell table:style-name="ce13" office:value-type="float" office:value="53121" calcext:value-type="float">
            <text:p><text:s/>53,121 </text:p>
          </table:table-cell>
          <table:table-cell table:style-name="ce17" office:value-type="string" calcext:value-type="string">
            <text:p>비용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3];&quot;입금&quot;);SUM([.C2]+[.C3]);IF(EXACT([.B3];&quot;출금&quot;);SUM([.C2]-[.C3])))" office:value-type="float" office:value="46879" calcext:value-type="float">
            <text:p><text:s/>46,879 </text:p>
          </table:table-cell>
          <table:table-cell table:number-columns-repeated="55"/>
        </table:table-row>
        <table:table-row table:style-name="ro2">
          <table:table-cell table:style-name="ce2" office:value-type="date" office:date-value="2015-11-11" calcext:value-type="date">
            <text:p>2015-11-11</text:p>
          </table:table-cell>
          <table:table-cell table:style-name="ce17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4];&quot;입금&quot;);SUM([.I3]+[.C4]);IF(EXACT([.B4];&quot;출금&quot;);SUM([.I3]-[.C4])))" office:value-type="float" office:value="746879" calcext:value-type="float">
            <text:p><text:s/>746,879 </text:p>
          </table:table-cell>
          <table:table-cell table:number-columns-repeated="55"/>
        </table:table-row>
        <table:table-row table:style-name="ro2">
          <table:table-cell table:style-name="ce2" office:value-type="date" office:date-value="2015-11-17" calcext:value-type="date">
            <text:p>2015-11-17</text:p>
          </table:table-cell>
          <table:table-cell table:style-name="ce17" office:value-type="string" calcext:value-type="string">
            <text:p>입금</text:p>
          </table:table-cell>
          <table:table-cell table:style-name="ce13" office:value-type="float" office:value="500000" calcext:value-type="float">
            <text:p><text:s/>500,000 </text:p>
          </table:table-cell>
          <table:table-cell table:style-name="ce17" office:value-type="string" calcext:value-type="string">
            <text:p>이화순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5];&quot;입금&quot;);SUM([.I4]+[.C5]);IF(EXACT([.B5];&quot;출금&quot;);SUM([.I4]-[.C5])))" office:value-type="float" office:value="1246879" calcext:value-type="float">
            <text:p><text:s/>1,246,879 </text:p>
          </table:table-cell>
          <table:table-cell table:number-columns-repeated="55"/>
        </table:table-row>
        <table:table-row table:style-name="ro2">
          <table:table-cell table:style-name="ce2" office:value-type="date" office:date-value="2015-11-21" calcext:value-type="date">
            <text:p>2015-11-21</text:p>
          </table:table-cell>
          <table:table-cell table:style-name="ce17" office:value-type="string" calcext:value-type="string">
            <text:p>입금</text:p>
          </table:table-cell>
          <table:table-cell table:style-name="ce13" office:value-type="float" office:value="31" calcext:value-type="float">
            <text:p><text:s/>31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B6];&quot;입금&quot;);SUM([.I5]+[.C6]);IF(EXACT([.B6];&quot;출금&quot;);SUM([.I6]-[.C7])))" office:value-type="float" office:value="1246910" calcext:value-type="float">
            <text:p><text:s/>1,246,910 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" office:value-type="date" office:date-value="2015-12-10" calcext:value-type="date">
            <text:p>2015-12-10</text:p>
          </table:table-cell>
          <table:table-cell table:style-name="ce17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7]+[.F7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7]; &quot;대출&quot;);SUM([.I6]-[.E7]);IF(EXACT([.B6];&quot;입금&quot;);SUM([.I5]+[.C6]);IF(EXACT([.B6];&quot;출금&quot;);SUM([.I6]-[.C7]))))" office:value-type="float" office:value="1115660" calcext:value-type="float">
            <text:p><text:s/>1,115,66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5-12-19" calcext:value-type="date">
            <text:p>2015-12-1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82" calcext:value-type="float">
            <text:p><text:s/>8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8]; &quot;대출이자&quot;);SUM([.I7]-[.E8]);IF(EXACT([.B8];&quot;입금&quot;);SUM([.C8]+[.I7]);IF(EXACT([.B8];&quot;출금&quot;);SUM([.C8]-[.I7]))))" office:value-type="float" office:value="1115742" calcext:value-type="float">
            <text:p><text:s/>1,115,74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5-12-31" calcext:value-type="date">
            <text:p>2015-12-3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9]; &quot;대출이자&quot;);SUM([.I8]-[.E9]);IF(EXACT([.B9];&quot;입금&quot;);SUM([.C9]+[.I8]);IF(EXACT([.B9];&quot;출금&quot;);SUM([.C9]-[.I8]))))" office:value-type="float" office:value="1815742" calcext:value-type="float">
            <text:p><text:s/>1,815,74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1-11" calcext:value-type="date">
            <text:p>2016-01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0]+[.F10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0]; &quot;대출&quot;);SUM([.I9]-[.E10]);IF(EXACT([.B10];&quot;입금&quot;);SUM([.C10]+[.I9]);IF(EXACT([.B10];&quot;출금&quot;);SUM([.C10]-[.I9]))))" office:value-type="float" office:value="1684492" calcext:value-type="float">
            <text:p><text:s/>1,684,49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1-16" calcext:value-type="date">
            <text:p>2016-01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04" calcext:value-type="float">
            <text:p><text:s/>10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1]; &quot;대출이자&quot;);SUM([.I10]-[.E11]);IF(EXACT([.B11];&quot;입금&quot;);SUM([.C11]+[.I10]);IF(EXACT([.B11];&quot;출금&quot;);SUM([.C11]-[.I10]))))" office:value-type="float" office:value="1684596" calcext:value-type="float">
            <text:p><text:s/>1,684,59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2-10" calcext:value-type="date">
            <text:p>2016-02-1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2]; &quot;대출이자&quot;);SUM([.I11]-[.E12]);IF(EXACT([.B12];&quot;입금&quot;);SUM([.C12]+[.I11]);IF(EXACT([.B12];&quot;출금&quot;);SUM([.C12]-[.I11]))))" office:value-type="float" office:value="2384596" calcext:value-type="float">
            <text:p><text:s/>2,384,59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2-11" calcext:value-type="date">
            <text:p>2016-02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3]+[.F13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3]; &quot;대출&quot;);SUM([.I12]-[.E13]);IF(EXACT([.B13];&quot;입금&quot;);SUM([.C13]+[.I12]);IF(EXACT([.B13];&quot;출금&quot;);SUM([.C13]-[.I12]))))" office:value-type="float" office:value="2253346" calcext:value-type="float">
            <text:p><text:s/>2,253,34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2-20" calcext:value-type="date">
            <text:p>2016-02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57" calcext:value-type="float">
            <text:p><text:s/>15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4]; &quot;대출이자&quot;);SUM([.I13]-[.E14]);IF(EXACT([.B14];&quot;입금&quot;);SUM([.C14]+[.I13]);IF(EXACT([.B14];&quot;출금&quot;);SUM([.C14]-[.I13]))))" office:value-type="float" office:value="2253503" calcext:value-type="float">
            <text:p><text:s/>2,253,50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3-10" calcext:value-type="date">
            <text:p>2016-03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5]+[.F15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5]; &quot;대출&quot;);SUM([.I14]-[.E15]);IF(EXACT([.B15];&quot;입금&quot;);SUM([.I14]+[.C15]);IF(EXACT([.B14];&quot;출금&quot;);SUM([.I14]-[.C15]))))" office:value-type="float" office:value="2122253" calcext:value-type="float">
            <text:p><text:s/>2,122,25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3-19" calcext:value-type="date">
            <text:p>2016-03-1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49" calcext:value-type="float">
            <text:p><text:s/>149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6]; &quot;대출이자&quot;);SUM([.I15]-[.E16]);IF(EXACT([.B16];&quot;입금&quot;);SUM([.I15]+[.C16]);IF(EXACT([.B15];&quot;출금&quot;);SUM([.I15]-[.C16]))))" office:value-type="float" office:value="2122402" calcext:value-type="float">
            <text:p><text:s/>2,122,40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4-06" calcext:value-type="date">
            <text:p>2016-04-0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7]; &quot;대출이자&quot;);SUM([.I16]-[.E17]);IF(EXACT([.B17];&quot;입금&quot;);SUM([.I16]+[.C17]);IF(EXACT([.B16];&quot;출금&quot;);SUM([.I16]-[.C17]))))" office:value-type="float" office:value="2822402" calcext:value-type="float">
            <text:p><text:s/>2,822,40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4-11" calcext:value-type="date">
            <text:p>2016-04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18]+[.F18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8]; &quot;대출&quot;);SUM([.I17]-[.E18]);IF(EXACT([.B17];&quot;입금&quot;);SUM([.I16]+[.C17]);IF(EXACT([.B17];&quot;출금&quot;);SUM([.I17]-[.C18]))))" office:value-type="float" office:value="2691152" calcext:value-type="float">
            <text:p><text:s/>2,691,15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4-16" calcext:value-type="date">
            <text:p>2016-04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60" calcext:value-type="float">
            <text:p><text:s/>16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19]; &quot;대출이자&quot;);SUM([.I18]-[.E19]);IF(EXACT([.B19];&quot;입금&quot;);SUM([.C19]+[.I18]);IF(EXACT([.B18];&quot;출금&quot;);SUM([.I18]-[.C19]))))" office:value-type="float" office:value="2691312" calcext:value-type="float">
            <text:p><text:s/>2,691,31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5-10" calcext:value-type="date">
            <text:p>2016-05-10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0]+[.F20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0]; &quot;대출&quot;);SUM([.I19]-[.E20]);IF(EXACT([.B20];&quot;입금&quot;);SUM([.C20]+[.I19]);IF(EXACT([.B19];&quot;출금&quot;);SUM([.I19]-[.C20]))))" office:value-type="float" office:value="2560062" calcext:value-type="float">
            <text:p><text:s/>2,560,06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5-21" calcext:value-type="date">
            <text:p>2016-05-2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24" calcext:value-type="float">
            <text:p><text:s/>22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1]; &quot;대출이자&quot;);SUM([.I20]-[.E21]);IF(EXACT([.B21];&quot;입금&quot;);SUM([.C21]+[.I20]);IF(EXACT([.B20];&quot;출금&quot;);SUM([.I20]-[.C21]))))" office:value-type="float" office:value="2560286" calcext:value-type="float">
            <text:p><text:s/>2,560,28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6-03" calcext:value-type="date">
            <text:p>2016-06-03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2]; &quot;대출이자&quot;);SUM([.I21]-[.E22]);IF(EXACT([.B22];&quot;입금&quot;);SUM([.C22]+[.I21]);IF(EXACT([.B21];&quot;출금&quot;);SUM([.I21]-[.C22]))))" office:value-type="float" office:value="3260286" calcext:value-type="float">
            <text:p><text:s/>3,260,28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6-10" calcext:value-type="date">
            <text:p>2016-06-10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3]+[.F23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3]; &quot;대출&quot;);SUM([.I22]-[.E23]);IF(EXACT([.B23];&quot;입금&quot;);SUM([.I22]+[.C23]);IF(EXACT([.B23];&quot;출금&quot;);SUM([.I22]-[.C23]))))" office:value-type="float" office:value="3129036" calcext:value-type="float">
            <text:p><text:s/>3,129,03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6-18" calcext:value-type="date">
            <text:p>2016-06-1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92" calcext:value-type="float">
            <text:p><text:s/>19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4]; &quot;대출이자&quot;);SUM([.I23]-[.E24]);IF(EXACT([.B24];&quot;입금&quot;);SUM([.I23]+[.C24]);IF(EXACT([.B24];&quot;출금&quot;);SUM([.I23]-[.C24]))))" office:value-type="float" office:value="3129228" calcext:value-type="float">
            <text:p><text:s/>3,129,22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6-22" calcext:value-type="date">
            <text:p>2016-06-22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5]; &quot;대출이자&quot;);SUM([.I24]-[.E25]);IF(EXACT([.B25];&quot;입금&quot;);SUM([.I24]+[.C25]);IF(EXACT([.B25];&quot;출금&quot;);SUM([.I24]-[.C25]))))" office:value-type="float" office:value="3829228" calcext:value-type="float">
            <text:p><text:s/>3,829,22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7-11" calcext:value-type="date">
            <text:p>2016-07-11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6]+[.F26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6]; &quot;대출&quot;);SUM([.I25]-[.E26]);IF(EXACT([.B26];&quot;입금&quot;);SUM([.I25]+[.C26]);IF(EXACT([.B26];&quot;출금&quot;);SUM([.I25]-[.C26]))))" office:value-type="float" office:value="3697978" calcext:value-type="float">
            <text:p><text:s/>3,697,97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7-16" calcext:value-type="date">
            <text:p>2016-07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54" calcext:value-type="float">
            <text:p><text:s/>25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7]; &quot;대출이자&quot;);SUM([.I26]-[.E27]);IF(EXACT([.B27];&quot;입금&quot;);SUM([.I26]+[.C27]);IF(EXACT([.B27];&quot;출금&quot;);SUM([.I26]-[.C27]))))" office:value-type="float" office:value="3698232" calcext:value-type="float">
            <text:p><text:s/>3,698,23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8-07" calcext:value-type="date">
            <text:p>2016-08-07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8]; &quot;대출이자&quot;);SUM([.I27]-[.E28]);IF(EXACT([.B28];&quot;입금&quot;);SUM([.I27]+[.C28]);IF(EXACT([.B28];&quot;출금&quot;);SUM([.I27]-[.C28]))))" office:value-type="float" office:value="4398232" calcext:value-type="float">
            <text:p><text:s/>4,398,23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8-10" calcext:value-type="date">
            <text:p>2016-08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29]+[.F29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29]; &quot;대출&quot;);SUM([.I28]-[.E29]);IF(EXACT([.B29];&quot;입금&quot;);SUM([.I28]+[.C29]);IF(EXACT([.B29];&quot;출금&quot;);SUM([.I28]-[.C29]))))" office:value-type="float" office:value="4266982" calcext:value-type="float">
            <text:p><text:s/>4,266,98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8-20" calcext:value-type="date">
            <text:p>2016-08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25" calcext:value-type="float">
            <text:p><text:s/>32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0]; &quot;대출이자&quot;);SUM([.I29]-[.E30]);IF(EXACT([.B30];&quot;입금&quot;);SUM([.I29]+[.C30]);IF(EXACT([.B30];&quot;출금&quot;);SUM([.I29]-[.C30]))))" office:value-type="float" office:value="4267307" calcext:value-type="float">
            <text:p><text:s/>4,267,307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8-28" calcext:value-type="date">
            <text:p>2016-08-2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1]; &quot;대출이자&quot;);SUM([.I30]-[.E31]);IF(EXACT([.B31];&quot;입금&quot;);SUM([.I30]+[.C31]);IF(EXACT([.B31];&quot;출금&quot;);SUM([.I30]-[.C31]))))" office:value-type="float" office:value="4967307" calcext:value-type="float">
            <text:p><text:s/>4,967,307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9-12" calcext:value-type="date">
            <text:p>2016-09-12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32]+[.F32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2]; &quot;대출&quot;);SUM([.I31]-[.E32]);IF(EXACT([.B32];&quot;입금&quot;);SUM([.I31]+[.C32]);IF(EXACT([.B32];&quot;출금&quot;);SUM([.I31]-[.C32]))))" office:value-type="float" office:value="4836057" calcext:value-type="float">
            <text:p><text:s/>4,836,057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9-14" calcext:value-type="date">
            <text:p>2016-09-1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84" calcext:value-type="float">
            <text:p><text:s/>28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3]; &quot;대출이자&quot;);SUM([.I32]-[.E33]);IF(EXACT([.B33];&quot;입금&quot;);SUM([.I32]+[.C33]);IF(EXACT([.B33];&quot;출금&quot;);SUM([.I32]-[.C33]))))" office:value-type="float" office:value="4836341" calcext:value-type="float">
            <text:p><text:s/>4,836,3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9-24" calcext:value-type="date">
            <text:p>2016-09-2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4]; &quot;대출이자&quot;);SUM([.I33]-[.E34]);IF(EXACT([.B34];&quot;입금&quot;);SUM([.I33]+[.C34]);IF(EXACT([.B34];&quot;출금&quot;);SUM([.I33]-[.C34]))))" office:value-type="float" office:value="5536341" calcext:value-type="float">
            <text:p><text:s/>5,536,3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09-25" calcext:value-type="date">
            <text:p>2016-09-2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5]; &quot;대출이자&quot;);SUM([.I34]-[.E35]);IF(EXACT([.B35];&quot;입금&quot;);SUM([.I34]+[.C35]);IF(EXACT([.B35];&quot;출금&quot;);SUM([.I34]-[.C35]))))" office:value-type="float" office:value="6236341" calcext:value-type="float">
            <text:p><text:s/>6,236,3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0-04" calcext:value-type="date">
            <text:p>2016-10-0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6]; &quot;대출이자&quot;);SUM([.I35]-[.E36]);IF(EXACT([.B36];&quot;입금&quot;);SUM([.I35]+[.C36]);IF(EXACT([.B36];&quot;출금&quot;);SUM([.I35]-[.C36]))))" office:value-type="float" office:value="6936341" calcext:value-type="float">
            <text:p><text:s/>6,936,3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0-10" calcext:value-type="date">
            <text:p>2016-10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37]+[.F37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7]; &quot;대출&quot;);SUM([.I36]-[.E37]);IF(EXACT([.B37];&quot;입금&quot;);SUM([.I36]+[.C37]);IF(EXACT([.B37];&quot;출금&quot;);SUM([.I36]-[.C37]))))" office:value-type="float" office:value="6805091" calcext:value-type="float">
            <text:p><text:s/>6,805,09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0-15" calcext:value-type="date">
            <text:p>2016-10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38" calcext:value-type="float">
            <text:p><text:s/>43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8]; &quot;대출이자&quot;);SUM([.I37]-[.E38]);IF(EXACT([.B38];&quot;입금&quot;);SUM([.I37]+[.C38]);IF(EXACT([.B38];&quot;출금&quot;);SUM([.I37]-[.C38]))))" office:value-type="float" office:value="6805529" calcext:value-type="float">
            <text:p><text:s/>6,805,52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0-21" calcext:value-type="date">
            <text:p>2016-10-2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39]; &quot;대출이자&quot;);SUM([.I38]-[.E39]);IF(EXACT([.B39];&quot;입금&quot;);SUM([.I38]+[.C39]);IF(EXACT([.B39];&quot;출금&quot;);SUM([.I38]-[.C39]))))" office:value-type="float" office:value="7505529" calcext:value-type="float">
            <text:p><text:s/>7,505,52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1-10" calcext:value-type="date">
            <text:p>2016-11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/>
          <table:table-cell table:style-name="ce13" table:formula="of:=[.E40]+[.F40]" office:value-type="float" office:value="131250" calcext:value-type="float">
            <text:p><text:s/>131,250 </text:p>
          </table:table-cell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40]; &quot;대출&quot;);SUM([.I39]-[.E40]);IF(EXACT([.B40];&quot;입금&quot;);SUM([.I39]+[.C40]);IF(EXACT([.B40];&quot;출금&quot;);SUM([.I39]-[.C40]))))" office:value-type="float" office:value="7374279" calcext:value-type="float">
            <text:p><text:s/>7,374,27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1-19" calcext:value-type="date">
            <text:p>2016-11-1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614" calcext:value-type="float">
            <text:p><text:s/>61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41]; &quot;대출이자&quot;);SUM([.I40]-[.E41]);IF(EXACT([.B41];&quot;입금&quot;);SUM([.I40]+[.C41]);IF(EXACT([.B40];&quot;출금&quot;);SUM([.I40]-[.C41]))))" office:value-type="float" office:value="7374893" calcext:value-type="float">
            <text:p><text:s/>7,374,89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1-24" calcext:value-type="date">
            <text:p>2016-11-2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office:value-type="float" office:value="75000000" calcext:value-type="float">
            <text:p><text:s/>75,000,000 </text:p>
          </table:table-cell>
          <table:table-cell table:style-name="ce24" table:formula="of:=IF(EXACT([.D42]; &quot;대출이자&quot;);SUM([.I41]-[.E42]);IF(EXACT([.B42];&quot;입금&quot;);SUM([.I41]+[.C42]);IF(EXACT([.B41];&quot;출금&quot;);SUM([.I41]-[.C42]))))" office:value-type="float" office:value="8074893" calcext:value-type="float">
            <text:p><text:s/>8,074,89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6-12-12" calcext:value-type="date">
            <text:p>2016-12-12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1250" calcext:value-type="float">
            <text:p><text:s/>131,250 </text:p>
          </table:table-cell>
          <table:table-cell table:style-name="ce13" office:value-type="float" office:value="215601" calcext:value-type="float">
            <text:p><text:s/>215,601 </text:p>
          </table:table-cell>
          <table:table-cell table:style-name="ce13" table:formula="of:=[.E43]+[.F43]" office:value-type="float" office:value="346851" calcext:value-type="float">
            <text:p><text:s/>346,851 </text:p>
          </table:table-cell>
          <table:table-cell table:style-name="ce13" table:formula="of:=SUM([.H42]-[.F43])" office:value-type="float" office:value="74784399" calcext:value-type="float">
            <text:p><text:s/>74,784,399 </text:p>
          </table:table-cell>
          <table:table-cell table:style-name="ce24" table:formula="of:=IF(EXACT([.D43]; &quot;대출&quot;);SUM([.I42]-[.G43]);IF(EXACT([.B43];&quot;입금&quot;);SUM([.I42]+[.C43]);IF(EXACT([.B43];&quot;출금&quot;);SUM([.I42]-[.C43]))))" office:value-type="float" office:value="7728042" calcext:value-type="float">
            <text:p><text:s/>7,728,042 </text:p>
          </table:table-cell>
          <table:table-cell table:style-name="ce27"/>
          <table:table-cell table:number-columns-repeated="54"/>
        </table:table-row>
        <table:table-row table:style-name="ro2">
          <table:table-cell table:style-name="ce3" office:value-type="date" office:date-value="2016-12-17" calcext:value-type="date">
            <text:p>2016-12-17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43]-[.F44])" office:value-type="float" office:value="74784399" calcext:value-type="float">
            <text:p><text:s/>74,784,399 </text:p>
          </table:table-cell>
          <table:table-cell table:style-name="ce24" table:formula="of:=IF(EXACT([.D44]; &quot;대출이자&quot;);SUM([.I43]-[.G44]);IF(EXACT([.B44];&quot;입금&quot;);SUM([.I43]+[.C44]);IF(EXACT([.B44];&quot;출금&quot;);SUM([.I43]-[.C44]))))" office:value-type="float" office:value="7728567" calcext:value-type="float">
            <text:p><text:s/>7,728,567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1-10" calcext:value-type="date">
            <text:p>2017-01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0870" calcext:value-type="float">
            <text:p><text:s/>130,87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45]+[.F45]" office:value-type="float" office:value="346387" calcext:value-type="float">
            <text:p><text:s/>346,387 </text:p>
          </table:table-cell>
          <table:table-cell table:style-name="ce13" table:formula="of:=SUM([.H44]-[.F45])" office:value-type="float" office:value="74568882" calcext:value-type="float">
            <text:p><text:s/>74,568,882 </text:p>
          </table:table-cell>
          <table:table-cell table:style-name="ce24" table:formula="of:=IF(EXACT([.D45]; &quot;대출&quot;);SUM([.I44]-[.G45]);IF(EXACT([.B45];&quot;입금&quot;);SUM([.I44]+[.C45]);IF(EXACT([.B45];&quot;출금&quot;);SUM([.I44]-[.C45]))))" office:value-type="float" office:value="7382180" calcext:value-type="float">
            <text:p><text:s/>7,382,18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1-21" calcext:value-type="date">
            <text:p>2017-01-2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620" calcext:value-type="float">
            <text:p><text:s/>62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45]-[.F46])" office:value-type="float" office:value="74568882" calcext:value-type="float">
            <text:p><text:s/>74,568,882 </text:p>
          </table:table-cell>
          <table:table-cell table:style-name="ce24" table:formula="of:=IF(EXACT([.D46]; &quot;대출이자&quot;);SUM([.I45]-[.G46]);IF(EXACT([.B46];&quot;입금&quot;);SUM([.I45]+[.C46]);IF(EXACT([.B46];&quot;출금&quot;);SUM([.I45]-[.C46]))))" office:value-type="float" office:value="7382800" calcext:value-type="float">
            <text:p><text:s/>7,382,80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2-10" calcext:value-type="date">
            <text:p>2017-02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0490" calcext:value-type="float">
            <text:p><text:s/>130,49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47]+[.F47]" office:value-type="float" office:value="346007" calcext:value-type="float">
            <text:p><text:s/>346,007 </text:p>
          </table:table-cell>
          <table:table-cell table:style-name="ce13" table:formula="of:=SUM([.H46]-[.F47])" office:value-type="float" office:value="74353365" calcext:value-type="float">
            <text:p><text:s/>74,353,365 </text:p>
          </table:table-cell>
          <table:table-cell table:style-name="ce24" table:formula="of:=IF(EXACT([.D47]; &quot;대출&quot;);SUM([.I46]-[.G47]);IF(EXACT([.B47];&quot;입금&quot;);SUM([.I46]+[.C47]);IF(EXACT([.B47];&quot;출금&quot;);SUM([.I46]-[.C47]))))" office:value-type="float" office:value="7036793" calcext:value-type="float">
            <text:p><text:s/>7,036,79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2-18" calcext:value-type="date">
            <text:p>2017-02-1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88" calcext:value-type="float">
            <text:p><text:s/>48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47]-[.F48])" office:value-type="float" office:value="74353365" calcext:value-type="float">
            <text:p><text:s/>74,353,365 </text:p>
          </table:table-cell>
          <table:table-cell table:style-name="ce24" table:formula="of:=IF(EXACT([.D48]; &quot;대출이자&quot;);SUM([.I47]-[.E48]);IF(EXACT([.B48];&quot;입금&quot;);SUM([.I47]+[.C48]);IF(EXACT([.B48];&quot;출금&quot;);SUM([.I47]-[.G48]))))" office:value-type="float" office:value="7037281" calcext:value-type="float">
            <text:p><text:s/>7,037,28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3-10" calcext:value-type="date">
            <text:p>2017-03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30110" calcext:value-type="float">
            <text:p><text:s/>130,11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49]+[.F49]" office:value-type="float" office:value="345627" calcext:value-type="float">
            <text:p><text:s/>345,627 </text:p>
          </table:table-cell>
          <table:table-cell table:style-name="ce13" table:formula="of:=SUM([.H48]-[.F49])" office:value-type="float" office:value="74137848" calcext:value-type="float">
            <text:p><text:s/>74,137,848 </text:p>
          </table:table-cell>
          <table:table-cell table:style-name="ce24" table:formula="of:=IF(EXACT([.D49]; &quot;대출&quot;);SUM([.I48]-[.G49]);IF(EXACT([.B48];&quot;입금&quot;);SUM([.I47]+[.C48]);IF(EXACT([.B48];&quot;출금&quot;);SUM([.I48]-[.C49]))))" office:value-type="float" office:value="6691654" calcext:value-type="float">
            <text:p><text:s/>6,691,65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3-13" calcext:value-type="date">
            <text:p>2017-03-13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table:formula="of:=SUM([.H49]-[.F50])" office:value-type="float" office:value="74137848" calcext:value-type="float">
            <text:p><text:s/>74,137,848 </text:p>
          </table:table-cell>
          <table:table-cell table:style-name="ce24" table:formula="of:=IF(EXACT([.D50]; &quot;대출이자&quot;);SUM([.I49]-[.G50]);IF(EXACT([.B50];&quot;입금&quot;);SUM([.I49]+[.C50]);IF(EXACT([.B49];&quot;출금&quot;);SUM([.I49]-[.C50]))))" office:value-type="float" office:value="7391654" calcext:value-type="float">
            <text:p><text:s/>7,391,65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3-18" calcext:value-type="date">
            <text:p>2017-03-1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71" calcext:value-type="float">
            <text:p><text:s/>471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0]-[.F51])" office:value-type="float" office:value="74137848" calcext:value-type="float">
            <text:p><text:s/>74,137,848 </text:p>
          </table:table-cell>
          <table:table-cell table:style-name="ce24" table:formula="of:=IF(EXACT([.D51]; &quot;대출이자&quot;);SUM([.I50]-[.G51]);IF(EXACT([.B51];&quot;입금&quot;);SUM([.I50]+[.C51]);IF(EXACT([.B50];&quot;출금&quot;);SUM([.I50]-[.C51]))))" office:value-type="float" office:value="7392125" calcext:value-type="float">
            <text:p><text:s/>7,392,12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3-20" calcext:value-type="date">
            <text:p>2017-03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700000" calcext:value-type="float">
            <text:p><text:s/>700,000 </text:p>
          </table:table-cell>
          <table:table-cell table:style-name="ce17" office:value-type="string" calcext:value-type="string">
            <text:p>엄광</text:p>
          </table:table-cell>
          <table:table-cell table:style-name="ce13" table:number-columns-repeated="3"/>
          <table:table-cell table:style-name="ce13" table:formula="of:=SUM([.H51]-[.F52])" office:value-type="float" office:value="74137848" calcext:value-type="float">
            <text:p><text:s/>74,137,848 </text:p>
          </table:table-cell>
          <table:table-cell table:style-name="ce24" table:formula="of:=IF(EXACT([.D52]; &quot;대출이자&quot;);SUM([.I51]-[.G52]);IF(EXACT([.B52];&quot;입금&quot;);SUM([.I51]+[.C52]);IF(EXACT([.B51];&quot;출금&quot;);SUM([.I51]-[.C52]))))" office:value-type="float" office:value="8092125" calcext:value-type="float">
            <text:p><text:s/>8,092,12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4-10" calcext:value-type="date">
            <text:p>2017-04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9740" calcext:value-type="float">
            <text:p><text:s/>129,74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3]+[.F53]" office:value-type="float" office:value="345257" calcext:value-type="float">
            <text:p><text:s/>345,257 </text:p>
          </table:table-cell>
          <table:table-cell table:style-name="ce13" table:formula="of:=SUM([.H52]-[.F53])" office:value-type="float" office:value="73922331" calcext:value-type="float">
            <text:p><text:s/>73,922,331 </text:p>
          </table:table-cell>
          <table:table-cell table:style-name="ce24" table:formula="of:=IF(EXACT([.D53]; &quot;대출&quot;);SUM([.I52]-[.G53]);IF(EXACT([.B53];&quot;입금&quot;);SUM([.I52]+[.C53]);IF(EXACT([.B52];&quot;출금&quot;);SUM([.I52]-[.C53]))))" office:value-type="float" office:value="7746868" calcext:value-type="float">
            <text:p><text:s/>7,746,86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4-15" calcext:value-type="date">
            <text:p>2017-04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532" calcext:value-type="float">
            <text:p><text:s/>53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3]-[.F54])" office:value-type="float" office:value="73922331" calcext:value-type="float">
            <text:p><text:s/>73,922,331 </text:p>
          </table:table-cell>
          <table:table-cell table:style-name="ce24" table:formula="of:=IF(EXACT([.D54]; &quot;대출이자&quot;);SUM([.I53]-[.G54]);IF(EXACT([.B54];&quot;입금&quot;);SUM([.I53]+[.C54]);IF(EXACT([.B53];&quot;출금&quot;);SUM([.I53]-[.C54]))))" office:value-type="float" office:value="7747400" calcext:value-type="float">
            <text:p><text:s/>7,747,40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5-10" calcext:value-type="date">
            <text:p>2017-05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9360" calcext:value-type="float">
            <text:p><text:s/>129,3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5]+[.F55]" office:value-type="float" office:value="344877" calcext:value-type="float">
            <text:p><text:s/>344,877 </text:p>
          </table:table-cell>
          <table:table-cell table:style-name="ce13" table:formula="of:=SUM([.H54]-[.F55])" office:value-type="float" office:value="73706814" calcext:value-type="float">
            <text:p><text:s/>73,706,814 </text:p>
          </table:table-cell>
          <table:table-cell table:style-name="ce24" table:formula="of:=IF(EXACT([.D55]; &quot;대출&quot;);SUM([.I54]-[.G55]);IF(EXACT([.B55];&quot;입금&quot;);SUM([.I54]+[.C55]);IF(EXACT([.B54];&quot;출금&quot;);SUM([.I54]-[.C55]))))" office:value-type="float" office:value="7402523" calcext:value-type="float">
            <text:p><text:s/>7,402,52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5-20" calcext:value-type="date">
            <text:p>2017-05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623" calcext:value-type="float">
            <text:p><text:s/>623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5]-[.F56])" office:value-type="float" office:value="73706814" calcext:value-type="float">
            <text:p><text:s/>73,706,814 </text:p>
          </table:table-cell>
          <table:table-cell table:style-name="ce24" table:formula="of:=IF(EXACT([.D56]; &quot;대출&quot;);SUM([.I55]-[.G56]);IF(EXACT([.B56];&quot;입금&quot;);SUM([.I55]+[.C56]);IF(EXACT([.B55];&quot;출금&quot;);SUM([.I55]-[.C56]))))" office:value-type="float" office:value="7403146" calcext:value-type="float">
            <text:p><text:s/>7,403,14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6-12" calcext:value-type="date">
            <text:p>2017-06-12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8980" calcext:value-type="float">
            <text:p><text:s/>128,98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7]+[.F57]" office:value-type="float" office:value="344497" calcext:value-type="float">
            <text:p><text:s/>344,497 </text:p>
          </table:table-cell>
          <table:table-cell table:style-name="ce13" table:formula="of:=SUM([.H56]-[.F57])" office:value-type="float" office:value="73491297" calcext:value-type="float">
            <text:p><text:s/>73,491,297 </text:p>
          </table:table-cell>
          <table:table-cell table:style-name="ce24" table:formula="of:=IF(EXACT([.D57]; &quot;대출&quot;);SUM([.I56]-[.G57]);IF(EXACT([.B57];&quot;입금&quot;);SUM([.I56]+[.C57]);IF(EXACT([.B56];&quot;출금&quot;);SUM([.I56]-[.C57]))))" office:value-type="float" office:value="7058649" calcext:value-type="float">
            <text:p><text:s/>7,058,649 </text:p>
          </table:table-cell>
          <table:table-cell/>
          <table:table-cell table:style-name="ce26"/>
          <table:table-cell table:number-columns-repeated="53"/>
        </table:table-row>
        <table:table-row table:style-name="ro2">
          <table:table-cell table:style-name="ce3" office:value-type="date" office:date-value="2017-06-17" calcext:value-type="date">
            <text:p>2017-06-17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93" calcext:value-type="float">
            <text:p><text:s/>493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7]-[.F58])" office:value-type="float" office:value="73491297" calcext:value-type="float">
            <text:p><text:s/>73,491,297 </text:p>
          </table:table-cell>
          <table:table-cell table:style-name="ce24" table:formula="of:=IF(EXACT([.D58]; &quot;대출&quot;);SUM([.I57]-[.G58]);IF(EXACT([.B58];&quot;입금&quot;);SUM([.I57]+[.C58]);IF(EXACT([.B57];&quot;출금&quot;);SUM([.I57]-[.C58]))))" office:value-type="float" office:value="7059142" calcext:value-type="float">
            <text:p><text:s/>7,059,14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7-10" calcext:value-type="date">
            <text:p>2017-07-10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8600" calcext:value-type="float">
            <text:p><text:s/>128,60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59]+[.F59]" office:value-type="float" office:value="344117" calcext:value-type="float">
            <text:p><text:s/>344,117 </text:p>
          </table:table-cell>
          <table:table-cell table:style-name="ce13" table:formula="of:=SUM([.H58]-[.F59])" office:value-type="float" office:value="73275780" calcext:value-type="float">
            <text:p><text:s/>73,275,780 </text:p>
          </table:table-cell>
          <table:table-cell table:style-name="ce24" table:formula="of:=IF(EXACT([.D59]; &quot;대출&quot;);SUM([.I58]-[.G59]);IF(EXACT([.B58];&quot;입금&quot;);SUM([.I57]+[.C58]);IF(EXACT([.B58];&quot;출금&quot;);SUM([.I58]-[.C59]))))" office:value-type="float" office:value="6715025" calcext:value-type="float">
            <text:p><text:s/>6,715,02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7-15" calcext:value-type="date">
            <text:p>2017-07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66" calcext:value-type="float">
            <text:p><text:s/>466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59]-[.F60])" office:value-type="float" office:value="73275780" calcext:value-type="float">
            <text:p><text:s/>73,275,780 </text:p>
          </table:table-cell>
          <table:table-cell table:style-name="ce24" table:formula="of:=IF(EXACT([.D60]; &quot;대출&quot;);SUM([.I59]-[.G60]);IF(EXACT([.B60];&quot;입금&quot;);SUM([.I59]+[.C60]);IF(EXACT([.B59];&quot;출금&quot;);SUM([.I59]-[.C60]))))" office:value-type="float" office:value="6715491" calcext:value-type="float">
            <text:p><text:s/>6,715,49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8-10" calcext:value-type="date">
            <text:p>2017-08-10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8230" calcext:value-type="float">
            <text:p><text:s/>128,23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1]+[.F61]" office:value-type="float" office:value="343747" calcext:value-type="float">
            <text:p><text:s/>343,747 </text:p>
          </table:table-cell>
          <table:table-cell table:style-name="ce13" table:formula="of:=SUM([.H60]-[.F61])" office:value-type="float" office:value="73060263" calcext:value-type="float">
            <text:p><text:s/>73,060,263 </text:p>
          </table:table-cell>
          <table:table-cell table:style-name="ce24" table:formula="of:=IF(EXACT([.D61]; &quot;대출&quot;);SUM([.I60]-[.G61]);IF(EXACT([.B61];&quot;입금&quot;);SUM([.I60]+[.C61]);IF(EXACT([.B60];&quot;출금&quot;);SUM([.I60]-[.C61]))))" office:value-type="float" office:value="6371744" calcext:value-type="float">
            <text:p><text:s/>6,371,74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8-19" calcext:value-type="date">
            <text:p>2017-08-1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555" calcext:value-type="float">
            <text:p><text:s/>55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1]-[.F62])" office:value-type="float" office:value="73060263" calcext:value-type="float">
            <text:p><text:s/>73,060,263 </text:p>
          </table:table-cell>
          <table:table-cell table:style-name="ce24" table:formula="of:=IF(EXACT([.D62]; &quot;대출&quot;);SUM([.I61]-[.G62]);IF(EXACT([.B62];&quot;입금&quot;);SUM([.I61]+[.C62]);IF(EXACT([.B61];&quot;출금&quot;);SUM([.I61]-[.C62]))))" office:value-type="float" office:value="6372299" calcext:value-type="float">
            <text:p><text:s/>6,372,29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9-11" calcext:value-type="date">
            <text:p>2017-09-11</text:p>
          </table:table-cell>
          <table:table-cell table:style-name="ce29" office:value-type="string" calcext:value-type="string">
            <text:p>출금</text:p>
          </table:table-cell>
          <table:table-cell table:style-name="ce13"/>
          <table:table-cell table:style-name="ce17" office:value-type="string" calcext:value-type="string">
            <text:p>대출</text:p>
          </table:table-cell>
          <table:table-cell table:style-name="ce13" office:value-type="float" office:value="127850" calcext:value-type="float">
            <text:p><text:s/>127,85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3]+[.F63]" office:value-type="float" office:value="343367" calcext:value-type="float">
            <text:p><text:s/>343,367 </text:p>
          </table:table-cell>
          <table:table-cell table:style-name="ce13" table:formula="of:=SUM([.H62]-[.F63])" office:value-type="float" office:value="72844746" calcext:value-type="float">
            <text:p><text:s/>72,844,746 </text:p>
          </table:table-cell>
          <table:table-cell table:style-name="ce24" table:formula="of:=IF(EXACT([.D63]; &quot;대출&quot;);SUM([.I62]-[.G63]);IF(EXACT([.B63];&quot;입금&quot;);SUM([.I62]+[.C63]);IF(EXACT([.B62];&quot;출금&quot;);SUM([.I62]-[.C63]))))" office:value-type="float" office:value="6028932" calcext:value-type="float">
            <text:p><text:s/>6,028,93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09-16" calcext:value-type="date">
            <text:p>2017-09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24" calcext:value-type="float">
            <text:p><text:s/>42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3]-[.F64])" office:value-type="float" office:value="72844746" calcext:value-type="float">
            <text:p><text:s/>72,844,746 </text:p>
          </table:table-cell>
          <table:table-cell table:style-name="ce24" table:formula="of:=IF(EXACT([.D64]; &quot;대출&quot;);SUM([.I63]-[.G64]);IF(EXACT([.B64];&quot;입금&quot;);SUM([.I63]+[.C64]);IF(EXACT([.B63];&quot;출금&quot;);SUM([.I63]-[.C64]))))" office:value-type="float" office:value="6029356" calcext:value-type="float">
            <text:p><text:s/>6,029,35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10-10" calcext:value-type="date">
            <text:p>2017-10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7470" calcext:value-type="float">
            <text:p><text:s/>127,47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5]+[.F65]" office:value-type="float" office:value="342987" calcext:value-type="float">
            <text:p><text:s/>342,987 </text:p>
          </table:table-cell>
          <table:table-cell table:style-name="ce13" table:formula="of:=SUM([.H64]-[.F65])" office:value-type="float" office:value="72629229" calcext:value-type="float">
            <text:p><text:s/>72,629,229 </text:p>
          </table:table-cell>
          <table:table-cell table:style-name="ce24" table:formula="of:=IF(EXACT([.D65]; &quot;대출&quot;);SUM([.I64]-[.G65]);IF(EXACT([.B65];&quot;입금&quot;);SUM([.I64]+[.C65]);IF(EXACT([.B64];&quot;출금&quot;);SUM([.I64]-[.C65]))))" office:value-type="float" office:value="5686369" calcext:value-type="float">
            <text:p><text:s/>5,686,36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10-21" calcext:value-type="date">
            <text:p>2017-10-2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97" calcext:value-type="float">
            <text:p><text:s/>4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5]-[.F66])" office:value-type="float" office:value="72629229" calcext:value-type="float">
            <text:p><text:s/>72,629,229 </text:p>
          </table:table-cell>
          <table:table-cell table:style-name="ce24" table:formula="of:=IF(EXACT([.D66]; &quot;대출&quot;);SUM([.I65]-[.G66]);IF(EXACT([.B66];&quot;입금&quot;);SUM([.I65]+[.C66]);IF(EXACT([.B65];&quot;출금&quot;);SUM([.I65]-[.C66]))))" office:value-type="float" office:value="5686866" calcext:value-type="float">
            <text:p><text:s/>5,686,86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11-10" calcext:value-type="date">
            <text:p>2017-11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7100" calcext:value-type="float">
            <text:p><text:s/>127,10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7]+[.F67]" office:value-type="float" office:value="342617" calcext:value-type="float">
            <text:p><text:s/>342,617 </text:p>
          </table:table-cell>
          <table:table-cell table:style-name="ce13" table:formula="of:=SUM([.H66]-[.F67])" office:value-type="float" office:value="72413712" calcext:value-type="float">
            <text:p><text:s/>72,413,712 </text:p>
          </table:table-cell>
          <table:table-cell table:style-name="ce24" table:formula="of:=IF(EXACT([.D67]; &quot;대출&quot;);SUM([.I66]-[.G67]);IF(EXACT([.B67];&quot;입금&quot;);SUM([.I66]+[.C67]);IF(EXACT([.B66];&quot;출금&quot;);SUM([.I66]-[.C67]))))" office:value-type="float" office:value="5344249" calcext:value-type="float">
            <text:p><text:s/>5,344,24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11-18" calcext:value-type="date">
            <text:p>2017-11-1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78" calcext:value-type="float">
            <text:p><text:s/>37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7]-[.F68])" office:value-type="float" office:value="72413712" calcext:value-type="float">
            <text:p><text:s/>72,413,712 </text:p>
          </table:table-cell>
          <table:table-cell table:style-name="ce24" table:formula="of:=IF(EXACT([.D68]; &quot;대출&quot;);SUM([.I67]-[.G68]);IF(EXACT([.B68];&quot;입금&quot;);SUM([.I67]+[.C68]);IF(EXACT([.B67];&quot;출금&quot;);SUM([.I67]-[.C68]))))" office:value-type="float" office:value="5344627" calcext:value-type="float">
            <text:p><text:s/>5,344,627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12-11" calcext:value-type="date">
            <text:p>2017-12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6720" calcext:value-type="float">
            <text:p><text:s/>126,72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69]+[.F69]" office:value-type="float" office:value="342237" calcext:value-type="float">
            <text:p><text:s/>342,237 </text:p>
          </table:table-cell>
          <table:table-cell table:style-name="ce13" table:formula="of:=SUM([.H68]-[.F69])" office:value-type="float" office:value="72198195" calcext:value-type="float">
            <text:p><text:s/>72,198,195 </text:p>
          </table:table-cell>
          <table:table-cell table:style-name="ce24" table:formula="of:=IF(EXACT([.D69]; &quot;대출&quot;);SUM([.I68]-[.G69]);IF(EXACT([.B69];&quot;입금&quot;);SUM([.I68]+[.C69]);IF(EXACT([.B68];&quot;출금&quot;);SUM([.I68]-[.C69]))))" office:value-type="float" office:value="5002390" calcext:value-type="float">
            <text:p><text:s/>5,002,39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7-12-16" calcext:value-type="date">
            <text:p>2017-12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55" calcext:value-type="float">
            <text:p><text:s/>355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69]-[.F70])" office:value-type="float" office:value="72198195" calcext:value-type="float">
            <text:p><text:s/>72,198,195 </text:p>
          </table:table-cell>
          <table:table-cell table:style-name="ce24" table:formula="of:=IF(EXACT([.D70]; &quot;대출&quot;);SUM([.I69]-[.G70]);IF(EXACT([.B70];&quot;입금&quot;);SUM([.I69]+[.C70]);IF(EXACT([.B69];&quot;출금&quot;);SUM([.I69]-[.C70]))))" office:value-type="float" office:value="5002745" calcext:value-type="float">
            <text:p><text:s/>5,002,74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1-10" calcext:value-type="date">
            <text:p>2018-01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6340" calcext:value-type="float">
            <text:p><text:s/>126,34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1]+[.F71]" office:value-type="float" office:value="341857" calcext:value-type="float">
            <text:p><text:s/>341,857 </text:p>
          </table:table-cell>
          <table:table-cell table:style-name="ce13" table:formula="of:=SUM([.H70]-[.F71])" office:value-type="float" office:value="71982678" calcext:value-type="float">
            <text:p><text:s/>71,982,678 </text:p>
          </table:table-cell>
          <table:table-cell table:style-name="ce24" table:formula="of:=IF(EXACT([.D71]; &quot;대출&quot;);SUM([.I70]-[.G71]);IF(EXACT([.B71];&quot;입금&quot;);SUM([.I70]+[.C71]);IF(EXACT([.B70];&quot;출금&quot;);SUM([.I70]-[.C71]))))" office:value-type="float" office:value="4660888" calcext:value-type="float">
            <text:p><text:s/>4,660,88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1-20" calcext:value-type="date">
            <text:p>2018-01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410" calcext:value-type="float">
            <text:p><text:s/>41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1]-[.F72])" office:value-type="float" office:value="71982678" calcext:value-type="float">
            <text:p><text:s/>71,982,678 </text:p>
          </table:table-cell>
          <table:table-cell table:style-name="ce24" table:formula="of:=IF(EXACT([.D72]; &quot;대출&quot;);SUM([.I71]-[.G72]);IF(EXACT([.B72];&quot;입금&quot;);SUM([.I71]+[.C72]);IF(EXACT([.B71];&quot;출금&quot;);SUM([.I71]-[.C72]))))" office:value-type="float" office:value="4661298" calcext:value-type="float">
            <text:p><text:s/>4,661,29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2-12" calcext:value-type="date">
            <text:p>2018-02-12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5960" calcext:value-type="float">
            <text:p><text:s/>125,9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3]+[.F73]" office:value-type="float" office:value="341477" calcext:value-type="float">
            <text:p><text:s/>341,477 </text:p>
          </table:table-cell>
          <table:table-cell table:style-name="ce13" table:formula="of:=SUM([.H72]-[.F73])" office:value-type="float" office:value="71767161" calcext:value-type="float">
            <text:p><text:s/>71,767,161 </text:p>
          </table:table-cell>
          <table:table-cell table:style-name="ce24" table:formula="of:=IF(EXACT([.D73]; &quot;대출&quot;);SUM([.I72]-[.G73]);IF(EXACT([.B73];&quot;입금&quot;);SUM([.I72]+[.C73]);IF(EXACT([.B72];&quot;출금&quot;);SUM([.I72]-[.C73]))))" office:value-type="float" office:value="4319821" calcext:value-type="float">
            <text:p><text:s/>4,319,82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2-15" calcext:value-type="date">
            <text:p>2018-02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89" calcext:value-type="float">
            <text:p><text:s/>289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3]-[.F74])" office:value-type="float" office:value="71767161" calcext:value-type="float">
            <text:p><text:s/>71,767,161 </text:p>
          </table:table-cell>
          <table:table-cell table:style-name="ce24" table:formula="of:=IF(EXACT([.D74]; &quot;대출&quot;);SUM([.I73]-[.G74]);IF(EXACT([.B74];&quot;입금&quot;);SUM([.I73]+[.C74]);IF(EXACT([.B73];&quot;출금&quot;);SUM([.I73]-[.C74]))))" office:value-type="float" office:value="4320110" calcext:value-type="float">
            <text:p><text:s/>4,320,11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3-12" calcext:value-type="date">
            <text:p>2018-03-12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5590" calcext:value-type="float">
            <text:p><text:s/>125,59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5]+[.F75]" office:value-type="float" office:value="341107" calcext:value-type="float">
            <text:p><text:s/>341,107 </text:p>
          </table:table-cell>
          <table:table-cell table:style-name="ce13" table:formula="of:=SUM([.H74]-[.F75])" office:value-type="float" office:value="71551644" calcext:value-type="float">
            <text:p><text:s/>71,551,644 </text:p>
          </table:table-cell>
          <table:table-cell table:style-name="ce24" table:formula="of:=IF(EXACT([.D75]; &quot;대출&quot;);SUM([.I74]-[.G75]);IF(EXACT([.B75];&quot;입금&quot;);SUM([.I74]+[.C75]);IF(EXACT([.B74];&quot;출금&quot;);SUM([.I74]-[.C75]))))" office:value-type="float" office:value="3979003" calcext:value-type="float">
            <text:p><text:s/>3,979,00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3-17" calcext:value-type="date">
            <text:p>2018-03-17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5]-[.F76])" office:value-type="float" office:value="71551644" calcext:value-type="float">
            <text:p><text:s/>71,551,644 </text:p>
          </table:table-cell>
          <table:table-cell table:style-name="ce24" table:formula="of:=IF(EXACT([.D76]; &quot;대출&quot;);SUM([.I75]-[.G76]);IF(EXACT([.B76];&quot;입금&quot;);SUM([.I75]+[.C76]);IF(EXACT([.B75];&quot;출금&quot;);SUM([.I75]-[.C76]))))" office:value-type="float" office:value="3979313" calcext:value-type="float">
            <text:p><text:s/>3,979,31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4-10" calcext:value-type="date">
            <text:p>2018-04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5210" calcext:value-type="float">
            <text:p><text:s/>125,21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7]+[.F77]" office:value-type="float" office:value="340727" calcext:value-type="float">
            <text:p><text:s/>340,727 </text:p>
          </table:table-cell>
          <table:table-cell table:style-name="ce13" table:formula="of:=SUM([.H76]-[.F77])" office:value-type="float" office:value="71336127" calcext:value-type="float">
            <text:p><text:s/>71,336,127 </text:p>
          </table:table-cell>
          <table:table-cell table:style-name="ce24" table:formula="of:=IF(EXACT([.D77]; &quot;대출&quot;);SUM([.I76]-[.G77]);IF(EXACT([.B77];&quot;입금&quot;);SUM([.I76]+[.C77]);IF(EXACT([.B76];&quot;출금&quot;);SUM([.I76]-[.C77]))))" office:value-type="float" office:value="3638586" calcext:value-type="float">
            <text:p><text:s/>3,638,58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4-21" calcext:value-type="date">
            <text:p>2018-04-2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21" calcext:value-type="float">
            <text:p><text:s/>321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7]-[.F78])" office:value-type="float" office:value="71336127" calcext:value-type="float">
            <text:p><text:s/>71,336,127 </text:p>
          </table:table-cell>
          <table:table-cell table:style-name="ce24" table:formula="of:=IF(EXACT([.D78]; &quot;대출&quot;);SUM([.I77]-[.G78]);IF(EXACT([.B78];&quot;입금&quot;);SUM([.I77]+[.C78]);IF(EXACT([.B77];&quot;출금&quot;);SUM([.I77]-[.C78]))))" office:value-type="float" office:value="3638907" calcext:value-type="float">
            <text:p><text:s/>3,638,907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5-10" calcext:value-type="date">
            <text:p>2018-05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4830" calcext:value-type="float">
            <text:p><text:s/>124,83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79]+[.F79]" office:value-type="float" office:value="340347" calcext:value-type="float">
            <text:p><text:s/>340,347 </text:p>
          </table:table-cell>
          <table:table-cell table:style-name="ce13" table:formula="of:=SUM([.H78]-[.F79])" office:value-type="float" office:value="71120610" calcext:value-type="float">
            <text:p><text:s/>71,120,610 </text:p>
          </table:table-cell>
          <table:table-cell table:style-name="ce24" table:formula="of:=IF(EXACT([.D79]; &quot;대출&quot;);SUM([.I78]-[.G79]);IF(EXACT([.B79];&quot;입금&quot;);SUM([.I78]+[.C79]);IF(EXACT([.B78];&quot;출금&quot;);SUM([.I78]-[.C79]))))" office:value-type="float" office:value="3298560" calcext:value-type="float">
            <text:p><text:s/>3,298,56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5-19" calcext:value-type="date">
            <text:p>2018-05-1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79]-[.F80])" office:value-type="float" office:value="71120610" calcext:value-type="float">
            <text:p><text:s/>71,120,610 </text:p>
          </table:table-cell>
          <table:table-cell table:style-name="ce24" table:formula="of:=IF(EXACT([.D80]; &quot;대출&quot;);SUM([.I79]-[.G80]);IF(EXACT([.B80];&quot;입금&quot;);SUM([.I79]+[.C80]);IF(EXACT([.B79];&quot;출금&quot;);SUM([.I79]-[.C80]))))" office:value-type="float" office:value="3298800" calcext:value-type="float">
            <text:p><text:s/>3,298,80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6-11" calcext:value-type="date">
            <text:p>2018-06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4460" calcext:value-type="float">
            <text:p><text:s/>124,4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81]+[.F81]" office:value-type="float" office:value="339977" calcext:value-type="float">
            <text:p><text:s/>339,977 </text:p>
          </table:table-cell>
          <table:table-cell table:style-name="ce13" table:formula="of:=SUM([.H80]-[.F81])" office:value-type="float" office:value="70905093" calcext:value-type="float">
            <text:p><text:s/>70,905,093 </text:p>
          </table:table-cell>
          <table:table-cell table:style-name="ce24" table:formula="of:=IF(EXACT([.D81]; &quot;대출&quot;);SUM([.I80]-[.G81]);IF(EXACT([.B81];&quot;입금&quot;);SUM([.I80]+[.C81]);IF(EXACT([.B80];&quot;출금&quot;);SUM([.I80]-[.C81]))))" office:value-type="float" office:value="2958823" calcext:value-type="float">
            <text:p><text:s/>2,958,823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6-16" calcext:value-type="date">
            <text:p>2018-06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18" calcext:value-type="float">
            <text:p><text:s/>21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81]-[.F82])" office:value-type="float" office:value="70905093" calcext:value-type="float">
            <text:p><text:s/>70,905,093 </text:p>
          </table:table-cell>
          <table:table-cell table:style-name="ce24" table:formula="of:=IF(EXACT([.D82]; &quot;대출&quot;);SUM([.I81]-[.G82]);IF(EXACT([.B82];&quot;입금&quot;);SUM([.I81]+[.C82]);IF(EXACT([.B81];&quot;출금&quot;);SUM([.I81]-[.C82]))))" office:value-type="float" office:value="2959041" calcext:value-type="float">
            <text:p><text:s/>2,959,0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7-09" calcext:value-type="date">
            <text:p>2018-07-0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9597" calcext:value-type="float">
            <text:p><text:s/>339,59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2]-[.F83])" office:value-type="float" office:value="70905093" calcext:value-type="float">
            <text:p><text:s/>70,905,093 </text:p>
          </table:table-cell>
          <table:table-cell table:style-name="ce24" table:formula="of:=IF(EXACT([.D83]; &quot;대출&quot;);SUM([.I82]-[.G83]);IF(EXACT([.B83];&quot;입금&quot;);SUM([.I82]+[.C83]);IF(EXACT([.B82];&quot;출금&quot;);SUM([.I82]-[.C83]))))" office:value-type="float" office:value="3298638" calcext:value-type="float">
            <text:p><text:s/>3,298,63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7-10" calcext:value-type="date">
            <text:p>2018-07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4080" calcext:value-type="float">
            <text:p><text:s/>124,08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84]+[.F84]" office:value-type="float" office:value="339597" calcext:value-type="float">
            <text:p><text:s/>339,597 </text:p>
          </table:table-cell>
          <table:table-cell table:style-name="ce13" table:formula="of:=SUM([.H83]-[.F84])" office:value-type="float" office:value="70689576" calcext:value-type="float">
            <text:p><text:s/>70,689,576 </text:p>
          </table:table-cell>
          <table:table-cell table:style-name="ce24" table:formula="of:=IF(EXACT([.D84]; &quot;대출&quot;);SUM([.I83]-[.G84]);IF(EXACT([.B84];&quot;입금&quot;);SUM([.I83]+[.C84]);IF(EXACT([.B83];&quot;출금&quot;);SUM([.I83]-[.C84]))))" office:value-type="float" office:value="2959041" calcext:value-type="float">
            <text:p><text:s/>2,959,0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7-21" calcext:value-type="date">
            <text:p>2018-07-21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54" calcext:value-type="float">
            <text:p><text:s/>254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84]-[.F85])" office:value-type="float" office:value="70689576" calcext:value-type="float">
            <text:p><text:s/>70,689,576 </text:p>
          </table:table-cell>
          <table:table-cell table:style-name="ce24" table:formula="of:=IF(EXACT([.D85]; &quot;대출&quot;);SUM([.I84]-[.G85]);IF(EXACT([.B85];&quot;입금&quot;);SUM([.I84]+[.C85]);IF(EXACT([.B84];&quot;출금&quot;);SUM([.I84]-[.C85]))))" office:value-type="float" office:value="2959295" calcext:value-type="float">
            <text:p><text:s/>2,959,29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8-10" calcext:value-type="date">
            <text:p>2018-08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3700" calcext:value-type="float">
            <text:p><text:s/>123,70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86]+[.F86]" office:value-type="float" office:value="339217" calcext:value-type="float">
            <text:p><text:s/>339,217 </text:p>
          </table:table-cell>
          <table:table-cell table:style-name="ce13" table:formula="of:=SUM([.H85]-[.F86])" office:value-type="float" office:value="70474059" calcext:value-type="float">
            <text:p><text:s/>70,474,059 </text:p>
          </table:table-cell>
          <table:table-cell table:style-name="ce24" table:formula="of:=IF(EXACT([.D86]; &quot;대출&quot;);SUM([.I85]-[.G86]);IF(EXACT([.B86];&quot;입금&quot;);SUM([.I85]+[.C86]);IF(EXACT([.B85];&quot;출금&quot;);SUM([.I85]-[.C86]))))" office:value-type="float" office:value="2620078" calcext:value-type="float">
            <text:p><text:s/>2,620,07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8-10" calcext:value-type="date">
            <text:p>2018-08-1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8837" calcext:value-type="float">
            <text:p><text:s/>338,8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6]-[.F87])" office:value-type="float" office:value="70474059" calcext:value-type="float">
            <text:p><text:s/>70,474,059 </text:p>
          </table:table-cell>
          <table:table-cell table:style-name="ce24" table:formula="of:=IF(EXACT([.D87]; &quot;대출&quot;);SUM([.I86]-[.G87]);IF(EXACT([.B87];&quot;입금&quot;);SUM([.I86]+[.C87]);IF(EXACT([.B86];&quot;출금&quot;);SUM([.I86]-[.C87]))))" office:value-type="float" office:value="2958915" calcext:value-type="float">
            <text:p><text:s/>2,958,91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8-10" calcext:value-type="date">
            <text:p>2018-08-1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80" calcext:value-type="float">
            <text:p><text:s/>380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7]-[.F88])" office:value-type="float" office:value="70474059" calcext:value-type="float">
            <text:p><text:s/>70,474,059 </text:p>
          </table:table-cell>
          <table:table-cell table:style-name="ce24" table:formula="of:=IF(EXACT([.D88]; &quot;대출&quot;);SUM([.I87]-[.G88]);IF(EXACT([.B88];&quot;입금&quot;);SUM([.I87]+[.C88]);IF(EXACT([.B87];&quot;출금&quot;);SUM([.I87]-[.C88]))))" office:value-type="float" office:value="2959295" calcext:value-type="float">
            <text:p><text:s/>2,959,29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8-18" calcext:value-type="date">
            <text:p>2018-08-1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88]-[.F89])" office:value-type="float" office:value="70474059" calcext:value-type="float">
            <text:p><text:s/>70,474,059 </text:p>
          </table:table-cell>
          <table:table-cell table:style-name="ce24" table:formula="of:=IF(EXACT([.D89]; &quot;대출&quot;);SUM([.I88]-[.G89]);IF(EXACT([.B89];&quot;입금&quot;);SUM([.I88]+[.C89]);IF(EXACT([.B88];&quot;출금&quot;);SUM([.I88]-[.C89]))))" office:value-type="float" office:value="2959492" calcext:value-type="float">
            <text:p><text:s/>2,959,49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9-04" calcext:value-type="date">
            <text:p>2018-09-0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8837" calcext:value-type="float">
            <text:p><text:s/>338,8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89]-[.F90])" office:value-type="float" office:value="70474059" calcext:value-type="float">
            <text:p><text:s/>70,474,059 </text:p>
          </table:table-cell>
          <table:table-cell table:style-name="ce24" table:formula="of:=IF(EXACT([.D90]; &quot;대출&quot;);SUM([.I89]-[.G90]);IF(EXACT([.B90];&quot;입금&quot;);SUM([.I89]+[.C90]);IF(EXACT([.B89];&quot;출금&quot;);SUM([.I89]-[.C90]))))" office:value-type="float" office:value="3298329" calcext:value-type="float">
            <text:p><text:s/>3,298,32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9-10" calcext:value-type="date">
            <text:p>2018-09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3320" calcext:value-type="float">
            <text:p><text:s/>123,32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1]+[.F91]" office:value-type="float" office:value="338837" calcext:value-type="float">
            <text:p><text:s/>338,837 </text:p>
          </table:table-cell>
          <table:table-cell table:style-name="ce13" table:formula="of:=SUM([.H90]-[.F91])" office:value-type="float" office:value="70258542" calcext:value-type="float">
            <text:p><text:s/>70,258,542 </text:p>
          </table:table-cell>
          <table:table-cell table:style-name="ce24" table:formula="of:=IF(EXACT([.D91]; &quot;대출&quot;);SUM([.I90]-[.G91]);IF(EXACT([.B91];&quot;입금&quot;);SUM([.I90]+[.C91]);IF(EXACT([.B90];&quot;출금&quot;);SUM([.I90]-[.C91]))))" office:value-type="float" office:value="2959492" calcext:value-type="float">
            <text:p><text:s/>2,959,49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09-15" calcext:value-type="date">
            <text:p>2018-09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02" calcext:value-type="float">
            <text:p><text:s/>20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91]-[.F92])" office:value-type="float" office:value="70258542" calcext:value-type="float">
            <text:p><text:s/>70,258,542 </text:p>
          </table:table-cell>
          <table:table-cell table:style-name="ce24" table:formula="of:=IF(EXACT([.D92]; &quot;대출&quot;);SUM([.I91]-[.G92]);IF(EXACT([.B92];&quot;입금&quot;);SUM([.I91]+[.C92]);IF(EXACT([.B91];&quot;출금&quot;);SUM([.I91]-[.C92]))))" office:value-type="float" office:value="2959694" calcext:value-type="float">
            <text:p><text:s/>2,959,69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0-05" calcext:value-type="date">
            <text:p>2018-10-0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8467" calcext:value-type="float">
            <text:p><text:s/>338,46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92]-[.F93])" office:value-type="float" office:value="70258542" calcext:value-type="float">
            <text:p><text:s/>70,258,542 </text:p>
          </table:table-cell>
          <table:table-cell table:style-name="ce24" table:formula="of:=IF(EXACT([.D93]; &quot;대출&quot;);SUM([.I92]-[.G93]);IF(EXACT([.B93];&quot;입금&quot;);SUM([.I92]+[.C93]);IF(EXACT([.B92];&quot;출금&quot;);SUM([.I92]-[.C93]))))" office:value-type="float" office:value="3298161" calcext:value-type="float">
            <text:p><text:s/>3,298,16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0-10" calcext:value-type="date">
            <text:p>2018-10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2950" calcext:value-type="float">
            <text:p><text:s/>122,95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4]+[.F94]" office:value-type="float" office:value="338467" calcext:value-type="float">
            <text:p><text:s/>338,467 </text:p>
          </table:table-cell>
          <table:table-cell table:style-name="ce13" table:formula="of:=SUM([.H93]-[.F94])" office:value-type="float" office:value="70043025" calcext:value-type="float">
            <text:p><text:s/>70,043,025 </text:p>
          </table:table-cell>
          <table:table-cell table:style-name="ce24" table:formula="of:=IF(EXACT([.D94]; &quot;대출&quot;);SUM([.I93]-[.G94]);IF(EXACT([.B94];&quot;입금&quot;);SUM([.I93]+[.C94]);IF(EXACT([.B93];&quot;출금&quot;);SUM([.I93]-[.C94]))))" office:value-type="float" office:value="2959694" calcext:value-type="float">
            <text:p><text:s/>2,959,69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0-20" calcext:value-type="date">
            <text:p>2018-10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48" calcext:value-type="float">
            <text:p><text:s/>248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94]-[.F95])" office:value-type="float" office:value="70043025" calcext:value-type="float">
            <text:p><text:s/>70,043,025 </text:p>
          </table:table-cell>
          <table:table-cell table:style-name="ce24" table:formula="of:=IF(EXACT([.D95]; &quot;대출&quot;);SUM([.I94]-[.G95]);IF(EXACT([.B95];&quot;입금&quot;);SUM([.I94]+[.C95]);IF(EXACT([.B94];&quot;출금&quot;);SUM([.I94]-[.C95]))))" office:value-type="float" office:value="2959942" calcext:value-type="float">
            <text:p><text:s/>2,959,94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1-02" calcext:value-type="date">
            <text:p>2018-11-02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8087" calcext:value-type="float">
            <text:p><text:s/>338,08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95]-[.F96])" office:value-type="float" office:value="70043025" calcext:value-type="float">
            <text:p><text:s/>70,043,025 </text:p>
          </table:table-cell>
          <table:table-cell table:style-name="ce24" table:formula="of:=IF(EXACT([.D96]; &quot;대출&quot;);SUM([.I95]-[.G96]);IF(EXACT([.B96];&quot;입금&quot;);SUM([.I95]+[.C96]);IF(EXACT([.B95];&quot;출금&quot;);SUM([.I95]-[.C96]))))" office:value-type="float" office:value="3298029" calcext:value-type="float">
            <text:p><text:s/>3,298,02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1-12" calcext:value-type="date">
            <text:p>2018-11-12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2570" calcext:value-type="float">
            <text:p><text:s/>122,57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7]+[.F97]" office:value-type="float" office:value="338087" calcext:value-type="float">
            <text:p><text:s/>338,087 </text:p>
          </table:table-cell>
          <table:table-cell table:style-name="ce13" table:formula="of:=SUM([.H96]-[.F97])" office:value-type="float" office:value="69827508" calcext:value-type="float">
            <text:p><text:s/>69,827,508 </text:p>
          </table:table-cell>
          <table:table-cell table:style-name="ce24" table:formula="of:=IF(EXACT([.D97]; &quot;대출&quot;);SUM([.I96]-[.G97]);IF(EXACT([.B97];&quot;입금&quot;);SUM([.I96]+[.C97]);IF(EXACT([.B96];&quot;출금&quot;);SUM([.I96]-[.C97]))))" office:value-type="float" office:value="2959942" calcext:value-type="float">
            <text:p><text:s/>2,959,94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1-17" calcext:value-type="date">
            <text:p>2018-11-17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06" calcext:value-type="float">
            <text:p><text:s/>206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97]-[.F98])" office:value-type="float" office:value="69827508" calcext:value-type="float">
            <text:p><text:s/>69,827,508 </text:p>
          </table:table-cell>
          <table:table-cell table:style-name="ce24" table:formula="of:=IF(EXACT([.D98]; &quot;대출&quot;);SUM([.I97]-[.G98]);IF(EXACT([.B98];&quot;입금&quot;);SUM([.I97]+[.C98]);IF(EXACT([.B97];&quot;출금&quot;);SUM([.I97]-[.C98]))))" office:value-type="float" office:value="2960148" calcext:value-type="float">
            <text:p><text:s/>2,960,14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2-10" calcext:value-type="date">
            <text:p>2018-12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2190" calcext:value-type="float">
            <text:p><text:s/>122,19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99]+[.F99]" office:value-type="float" office:value="337707" calcext:value-type="float">
            <text:p><text:s/>337,707 </text:p>
          </table:table-cell>
          <table:table-cell table:style-name="ce13" table:formula="of:=SUM([.H98]-[.F99])" office:value-type="float" office:value="69611991" calcext:value-type="float">
            <text:p><text:s/>69,611,991 </text:p>
          </table:table-cell>
          <table:table-cell table:style-name="ce24" table:formula="of:=IF(EXACT([.D99]; &quot;대출&quot;);SUM([.I98]-[.G99]);IF(EXACT([.B99];&quot;입금&quot;);SUM([.I98]+[.C99]);IF(EXACT([.B98];&quot;출금&quot;);SUM([.I98]-[.C99]))))" office:value-type="float" office:value="2622441" calcext:value-type="float">
            <text:p><text:s/>2,622,44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2-10" calcext:value-type="date">
            <text:p>2018-12-1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7337" calcext:value-type="float">
            <text:p><text:s/>337,3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99]-[.F100])" office:value-type="float" office:value="69611991" calcext:value-type="float">
            <text:p><text:s/>69,611,991 </text:p>
          </table:table-cell>
          <table:table-cell table:style-name="ce24" table:formula="of:=IF(EXACT([.D100]; &quot;대출&quot;);SUM([.I99]-[.G100]);IF(EXACT([.B100];&quot;입금&quot;);SUM([.I99]+[.C100]);IF(EXACT([.B99];&quot;출금&quot;);SUM([.I99]-[.C100]))))" office:value-type="float" office:value="2959778" calcext:value-type="float">
            <text:p><text:s/>2,959,77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8-12-15" calcext:value-type="date">
            <text:p>2018-12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0]-[.F101])" office:value-type="float" office:value="69611991" calcext:value-type="float">
            <text:p><text:s/>69,611,991 </text:p>
          </table:table-cell>
          <table:table-cell table:style-name="ce24" table:formula="of:=IF(EXACT([.D101]; &quot;대출&quot;);SUM([.I100]-[.G101]);IF(EXACT([.B101];&quot;입금&quot;);SUM([.I100]+[.C101]);IF(EXACT([.B100];&quot;출금&quot;);SUM([.I100]-[.C101]))))" office:value-type="float" office:value="2959975" calcext:value-type="float">
            <text:p><text:s/>2,959,97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1-04" calcext:value-type="date">
            <text:p>2019-01-0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7337" calcext:value-type="float">
            <text:p><text:s/>337,33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01]-[.F102])" office:value-type="float" office:value="69611991" calcext:value-type="float">
            <text:p><text:s/>69,611,991 </text:p>
          </table:table-cell>
          <table:table-cell table:style-name="ce24" table:formula="of:=IF(EXACT([.D102]; &quot;대출&quot;);SUM([.I101]-[.G102]);IF(EXACT([.B102];&quot;입금&quot;);SUM([.I101]+[.C102]);IF(EXACT([.B101];&quot;출금&quot;);SUM([.I101]-[.C102]))))" office:value-type="float" office:value="3297312" calcext:value-type="float">
            <text:p><text:s/>3,297,312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1-10" calcext:value-type="date">
            <text:p>2019-01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1820" calcext:value-type="float">
            <text:p><text:s/>121,82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03]+[.F103]" office:value-type="float" office:value="337337" calcext:value-type="float">
            <text:p><text:s/>337,337 </text:p>
          </table:table-cell>
          <table:table-cell table:style-name="ce13" table:formula="of:=SUM([.H102]-[.F103])" office:value-type="float" office:value="69396474" calcext:value-type="float">
            <text:p><text:s/>69,396,474 </text:p>
          </table:table-cell>
          <table:table-cell table:style-name="ce24" table:formula="of:=IF(EXACT([.D103]; &quot;대출&quot;);SUM([.I102]-[.G103]);IF(EXACT([.B103];&quot;입금&quot;);SUM([.I102]+[.C103]);IF(EXACT([.B102];&quot;출금&quot;);SUM([.I102]-[.C103]))))" office:value-type="float" office:value="2959975" calcext:value-type="float">
            <text:p><text:s/>2,959,97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1-19" calcext:value-type="date">
            <text:p>2019-01-19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49" calcext:value-type="float">
            <text:p><text:s/>249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3]-[.F104])" office:value-type="float" office:value="69396474" calcext:value-type="float">
            <text:p><text:s/>69,396,474 </text:p>
          </table:table-cell>
          <table:table-cell table:style-name="ce24" table:formula="of:=IF(EXACT([.D104]; &quot;대출&quot;);SUM([.I103]-[.G104]);IF(EXACT([.B104];&quot;입금&quot;);SUM([.I103]+[.C104]);IF(EXACT([.B103];&quot;출금&quot;);SUM([.I103]-[.C104]))))" office:value-type="float" office:value="2960224" calcext:value-type="float">
            <text:p><text:s/>2,960,22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2-07" calcext:value-type="date">
            <text:p>2019-02-07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6957" calcext:value-type="float">
            <text:p><text:s/>336,95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04]-[.F105])" office:value-type="float" office:value="69396474" calcext:value-type="float">
            <text:p><text:s/>69,396,474 </text:p>
          </table:table-cell>
          <table:table-cell table:style-name="ce24" table:formula="of:=IF(EXACT([.D105]; &quot;대출&quot;);SUM([.I104]-[.G105]);IF(EXACT([.B105];&quot;입금&quot;);SUM([.I104]+[.C105]);IF(EXACT([.B104];&quot;출금&quot;);SUM([.I104]-[.C105]))))" office:value-type="float" office:value="3297181" calcext:value-type="float">
            <text:p><text:s/>3,297,18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2-11" calcext:value-type="date">
            <text:p>2019-02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1440" calcext:value-type="float">
            <text:p><text:s/>121,44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06]+[.F106]" office:value-type="float" office:value="336957" calcext:value-type="float">
            <text:p><text:s/>336,957 </text:p>
          </table:table-cell>
          <table:table-cell table:style-name="ce13" table:formula="of:=SUM([.H105]-[.F106])" office:value-type="float" office:value="69180957" calcext:value-type="float">
            <text:p><text:s/>69,180,957 </text:p>
          </table:table-cell>
          <table:table-cell table:style-name="ce24" table:formula="of:=IF(EXACT([.D106]; &quot;대출&quot;);SUM([.I105]-[.G106]);IF(EXACT([.B106];&quot;입금&quot;);SUM([.I105]+[.C106]);IF(EXACT([.B105];&quot;출금&quot;);SUM([.I105]-[.C106]))))" office:value-type="float" office:value="2960224" calcext:value-type="float">
            <text:p><text:s/>2,960,22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2-16" calcext:value-type="date">
            <text:p>2019-02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6]-[.F107])" office:value-type="float" office:value="69180957" calcext:value-type="float">
            <text:p><text:s/>69,180,957 </text:p>
          </table:table-cell>
          <table:table-cell table:style-name="ce24" table:formula="of:=IF(EXACT([.D107]; &quot;대출&quot;);SUM([.I106]-[.G107]);IF(EXACT([.B107];&quot;입금&quot;);SUM([.I106]+[.C107]);IF(EXACT([.B106];&quot;출금&quot;);SUM([.I106]-[.C107]))))" office:value-type="float" office:value="2960424" calcext:value-type="float">
            <text:p><text:s/>2,960,42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3-05" calcext:value-type="date">
            <text:p>2019-03-0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6577" calcext:value-type="float">
            <text:p><text:s/>336,577 </text:p>
          </table:table-cell>
          <table:table-cell table:style-name="ce17" office:value-type="string" calcext:value-type="string">
            <text:p>이상순</text:p>
          </table:table-cell>
          <table:table-cell table:style-name="ce13" table:number-columns-repeated="3"/>
          <table:table-cell table:style-name="ce13" table:formula="of:=SUM([.H107]-[.F108])" office:value-type="float" office:value="69180957" calcext:value-type="float">
            <text:p><text:s/>69,180,957 </text:p>
          </table:table-cell>
          <table:table-cell table:style-name="ce24" table:formula="of:=IF(EXACT([.D108]; &quot;대출&quot;);SUM([.I107]-[.G108]);IF(EXACT([.B108];&quot;입금&quot;);SUM([.I107]+[.C108]);IF(EXACT([.B107];&quot;출금&quot;);SUM([.I107]-[.C108]))))" office:value-type="float" office:value="3297001" calcext:value-type="float">
            <text:p><text:s/>3,297,00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3-11" calcext:value-type="date">
            <text:p>2019-03-11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1060" calcext:value-type="float">
            <text:p><text:s/>121,06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09]+[.F109]" office:value-type="float" office:value="336577" calcext:value-type="float">
            <text:p><text:s/>336,577 </text:p>
          </table:table-cell>
          <table:table-cell table:style-name="ce13" table:formula="of:=SUM([.H108]-[.F109])" office:value-type="float" office:value="68965440" calcext:value-type="float">
            <text:p><text:s/>68,965,440 </text:p>
          </table:table-cell>
          <table:table-cell table:style-name="ce24" table:formula="of:=IF(EXACT([.D109]; &quot;대출&quot;);SUM([.I108]-[.G109]);IF(EXACT([.B109];&quot;입금&quot;);SUM([.I108]+[.C109]);IF(EXACT([.B108];&quot;출금&quot;);SUM([.I108]-[.C109]))))" office:value-type="float" office:value="2960424" calcext:value-type="float">
            <text:p><text:s/>2,960,42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3-16" calcext:value-type="date">
            <text:p>2019-03-16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02" calcext:value-type="float">
            <text:p><text:s/>202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09]-[.F110])" office:value-type="float" office:value="68965440" calcext:value-type="float">
            <text:p><text:s/>68,965,440 </text:p>
          </table:table-cell>
          <table:table-cell table:style-name="ce24" table:formula="of:=IF(EXACT([.D110]; &quot;대출&quot;);SUM([.I109]-[.G110]);IF(EXACT([.B110];&quot;입금&quot;);SUM([.I109]+[.C110]);IF(EXACT([.B109];&quot;출금&quot;);SUM([.I109]-[.C110]))))" office:value-type="float" office:value="2960626" calcext:value-type="float">
            <text:p><text:s/>2,960,62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4-10" calcext:value-type="date">
            <text:p>2019-04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0680" calcext:value-type="float">
            <text:p><text:s/>120,68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11]+[.F111]" office:value-type="float" office:value="336197" calcext:value-type="float">
            <text:p><text:s/>336,197 </text:p>
          </table:table-cell>
          <table:table-cell table:style-name="ce13" table:formula="of:=SUM([.H110]-[.F111])" office:value-type="float" office:value="68749923" calcext:value-type="float">
            <text:p><text:s/>68,749,923 </text:p>
          </table:table-cell>
          <table:table-cell table:style-name="ce24" table:formula="of:=IF(EXACT([.D111]; &quot;대출&quot;);SUM([.I110]-[.G111]);IF(EXACT([.B111];&quot;입금&quot;);SUM([.I110]+[.C111]);IF(EXACT([.B110];&quot;출금&quot;);SUM([.I110]-[.C111]))))" office:value-type="float" office:value="2624429" calcext:value-type="float">
            <text:p><text:s/>2,624,429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4-12" calcext:value-type="date">
            <text:p>2019-04-12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6197" calcext:value-type="float">
            <text:p><text:s/>336,197 </text:p>
          </table:table-cell>
          <table:table-cell table:style-name="ce17" office:value-type="string" calcext:value-type="string">
            <text:p>이상순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13" table:formula="of:=SUM([.H111]-[.F112])" office:value-type="float" office:value="68749923" calcext:value-type="float">
            <text:p><text:s/>68,749,923 </text:p>
          </table:table-cell>
          <table:table-cell table:style-name="ce24" table:formula="of:=IF(EXACT([.D112]; &quot;대출&quot;);SUM([.I111]-[.G112]);IF(EXACT([.B112];&quot;입금&quot;);SUM([.I111]+[.C112]);IF(EXACT([.B111];&quot;출금&quot;);SUM([.I111]-[.C112]))))" office:value-type="float" office:value="2960626" calcext:value-type="float">
            <text:p><text:s/>2,960,626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4-20" calcext:value-type="date">
            <text:p>2019-04-2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52" calcext:value-type="float">
            <text:p><text:s/>252 </text:p>
          </table:table-cell>
          <table:table-cell table:style-name="ce17" office:value-type="string" calcext:value-type="string">
            <text:p>예금이자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13" table:formula="of:=SUM([.H112]-[.F113])" office:value-type="float" office:value="68749923" calcext:value-type="float">
            <text:p><text:s/>68,749,923 </text:p>
          </table:table-cell>
          <table:table-cell table:style-name="ce24" table:formula="of:=IF(EXACT([.D113]; &quot;대출&quot;);SUM([.I112]-[.G113]);IF(EXACT([.B113];&quot;입금&quot;);SUM([.I112]+[.C113]);IF(EXACT([.B112];&quot;출금&quot;);SUM([.I112]-[.C113]))))" office:value-type="float" office:value="2960878" calcext:value-type="float">
            <text:p><text:s/>2,960,87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5-03" calcext:value-type="date">
            <text:p>2019-05-03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5827" calcext:value-type="float">
            <text:p><text:s/>335,827 </text:p>
          </table:table-cell>
          <table:table-cell table:style-name="ce17" office:value-type="string" calcext:value-type="string">
            <text:p>이상순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13" table:formula="of:=SUM([.H113]-[.F114])" office:value-type="float" office:value="68749923" calcext:value-type="float">
            <text:p><text:s/>68,749,923 </text:p>
          </table:table-cell>
          <table:table-cell table:style-name="ce24" table:formula="of:=IF(EXACT([.D114]; &quot;대출&quot;);SUM([.I113]-[.G114]);IF(EXACT([.B114];&quot;입금&quot;);SUM([.I113]+[.C114]);IF(EXACT([.B113];&quot;출금&quot;);SUM([.I113]-[.C114]))))" office:value-type="float" office:value="3296705" calcext:value-type="float">
            <text:p><text:s/>3,296,70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5-10" calcext:value-type="date">
            <text:p>2019-05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20310" calcext:value-type="float">
            <text:p><text:s/>120,31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15]+[.F115]" office:value-type="float" office:value="335827" calcext:value-type="float">
            <text:p><text:s/>335,827 </text:p>
          </table:table-cell>
          <table:table-cell table:style-name="ce13" table:formula="of:=SUM([.H114]-[.F115])" office:value-type="float" office:value="68534406" calcext:value-type="float">
            <text:p><text:s/>68,534,406 </text:p>
          </table:table-cell>
          <table:table-cell table:style-name="ce24" table:formula="of:=IF(EXACT([.D115]; &quot;대출&quot;);SUM([.I114]-[.G115]);IF(EXACT([.B115];&quot;입금&quot;);SUM([.I114]+[.C115]);IF(EXACT([.B114];&quot;출금&quot;);SUM([.I114]-[.C115]))))" office:value-type="float" office:value="2960878" calcext:value-type="float">
            <text:p><text:s/>2,960,87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5-18" calcext:value-type="date">
            <text:p>2019-05-18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203" calcext:value-type="float">
            <text:p><text:s/>203 </text:p>
          </table:table-cell>
          <table:table-cell table:style-name="ce17" office:value-type="string" calcext:value-type="string">
            <text:p>예금이자</text:p>
          </table:table-cell>
          <table:table-cell table:style-name="ce13" table:number-columns-repeated="3"/>
          <table:table-cell table:style-name="ce13" table:formula="of:=SUM([.H115]-[.F116])" office:value-type="float" office:value="68534406" calcext:value-type="float">
            <text:p><text:s/>68,534,406 </text:p>
          </table:table-cell>
          <table:table-cell table:style-name="ce24" table:formula="of:=IF(EXACT([.D116]; &quot;대출&quot;);SUM([.I115]-[.G116]);IF(EXACT([.B116];&quot;입금&quot;);SUM([.I115]+[.C116]);IF(EXACT([.B115];&quot;출금&quot;);SUM([.I115]-[.C116]))))" office:value-type="float" office:value="2961081" calcext:value-type="float">
            <text:p><text:s/>2,961,081 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" office:value-type="date" office:date-value="2019-06-10" calcext:value-type="date">
            <text:p>2019-06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119930" calcext:value-type="float">
            <text:p><text:s/>119,930 </text:p>
          </table:table-cell>
          <table:table-cell table:style-name="ce13" office:value-type="float" office:value="215517" calcext:value-type="float">
            <text:p><text:s/>215,517 </text:p>
          </table:table-cell>
          <table:table-cell table:style-name="ce13" table:formula="of:=[.E117]+[.F117]" office:value-type="float" office:value="335447" calcext:value-type="float">
            <text:p><text:s/>335,447 </text:p>
          </table:table-cell>
          <table:table-cell table:style-name="ce13" table:formula="of:=SUM([.H116]-[.F117])" office:value-type="float" office:value="68318889" calcext:value-type="float">
            <text:p><text:s/>68,318,889 </text:p>
          </table:table-cell>
          <table:table-cell table:style-name="ce24" table:formula="of:=IF(EXACT([.D117]; &quot;대출&quot;);SUM([.I116]-[.G117]);IF(EXACT([.B117];&quot;입금&quot;);SUM([.I116]+[.C117]);IF(EXACT([.B116];&quot;출금&quot;);SUM([.I116]-[.C117]))))" office:value-type="float" office:value="2625634" calcext:value-type="float">
            <text:p><text:s/>2,625,63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6-10" calcext:value-type="date">
            <text:p>2019-06-10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5067" calcext:value-type="float">
            <text:p><text:s/>335,067 </text:p>
          </table:table-cell>
          <table:table-cell table:style-name="ce17" office:value-type="string" calcext:value-type="string">
            <text:p>이상순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13" table:formula="of:=SUM([.H117]-[.F118])" office:value-type="float" office:value="68318889" calcext:value-type="float">
            <text:p><text:s/>68,318,889 </text:p>
          </table:table-cell>
          <table:table-cell table:style-name="ce24" table:formula="of:=IF(EXACT([.D118]; &quot;대출&quot;);SUM([.I117]-[.G118]);IF(EXACT([.B118];&quot;입금&quot;);SUM([.I117]+[.C118]);IF(EXACT([.B117];&quot;출금&quot;);SUM([.I117]-[.C118]))))" office:value-type="float" office:value="2960701" calcext:value-type="float">
            <text:p><text:s/>2,960,701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6-15" calcext:value-type="date">
            <text:p>2019-06-15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7" office:value-type="string" calcext:value-type="string">
            <text:p>예금이자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13" table:formula="of:=SUM([.H118]-[.F119])" office:value-type="float" office:value="68318889" calcext:value-type="float">
            <text:p><text:s/>68,318,889 </text:p>
          </table:table-cell>
          <table:table-cell table:style-name="ce24" table:formula="of:=IF(EXACT([.D119]; &quot;대출&quot;);SUM([.I118]-[.G119]);IF(EXACT([.B119];&quot;입금&quot;);SUM([.I118]+[.C119]);IF(EXACT([.B118];&quot;출금&quot;);SUM([.I118]-[.C119]))))" office:value-type="float" office:value="2960898" calcext:value-type="float">
            <text:p><text:s/>2,960,898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7-04" calcext:value-type="date">
            <text:p>2019-07-04</text:p>
          </table:table-cell>
          <table:table-cell table:style-name="ce29" office:value-type="string" calcext:value-type="string">
            <text:p>입금</text:p>
          </table:table-cell>
          <table:table-cell table:style-name="ce13" office:value-type="float" office:value="335067" calcext:value-type="float">
            <text:p><text:s/>335,067 </text:p>
          </table:table-cell>
          <table:table-cell table:style-name="ce17" office:value-type="string" calcext:value-type="string">
            <text:p>이상순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13" table:formula="of:=SUM([.H119]-[.F120])" office:value-type="float" office:value="68318889" calcext:value-type="float">
            <text:p><text:s/>68,318,889 </text:p>
          </table:table-cell>
          <table:table-cell table:style-name="ce24" table:formula="of:=IF(EXACT([.D120]; &quot;대출&quot;);SUM([.I119]-[.G120]);IF(EXACT([.B120];&quot;입금&quot;);SUM([.I119]+[.C120]);IF(EXACT([.B119];&quot;출금&quot;);SUM([.I119]-[.C120]))))" office:value-type="float" office:value="3295965" calcext:value-type="float">
            <text:p><text:s/>3,295,96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7-05" calcext:value-type="date">
            <text:p>2019-07-05</text:p>
          </table:table-cell>
          <table:table-cell table:style-name="ce29" office:value-type="string" calcext:value-type="string">
            <text:p>대출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40000000" calcext:value-type="float">
            <text:p><text:s/>40,000,000 </text:p>
          </table:table-cell>
          <table:table-cell table:style-name="ce13" table:formula="of:=[.E121]+[.F121]" office:value-type="float" office:value="40000000" calcext:value-type="float">
            <text:p><text:s/>40,000,000 </text:p>
          </table:table-cell>
          <table:table-cell table:style-name="ce13" table:formula="of:=SUM([.H120]-[.F121])" office:value-type="float" office:value="28318889" calcext:value-type="float">
            <text:p><text:s/>28,318,889 </text:p>
          </table:table-cell>
          <table:table-cell table:style-name="ce24" office:value-type="float" office:value="3295965" calcext:value-type="float">
            <text:p><text:s/>3,295,965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7-10" calcext:value-type="date">
            <text:p>2019-07-10</text:p>
          </table:table-cell>
          <table:table-cell table:style-name="ce29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7" office:value-type="string" calcext:value-type="string">
            <text:p>대출</text:p>
          </table:table-cell>
          <table:table-cell table:style-name="ce13" office:value-type="float" office:value="49550" calcext:value-type="float">
            <text:p><text:s/>49,550 </text:p>
          </table:table-cell>
          <table:table-cell table:style-name="ce13" office:value-type="float" office:value="89345" calcext:value-type="float">
            <text:p><text:s/>89,345 </text:p>
          </table:table-cell>
          <table:table-cell table:style-name="ce13" table:formula="of:=[.E122]+[.F122]" office:value-type="float" office:value="138895" calcext:value-type="float">
            <text:p><text:s/>138,895 </text:p>
          </table:table-cell>
          <table:table-cell table:style-name="ce13" table:formula="of:=SUM([.H121]-[.F122])" office:value-type="float" office:value="28229544" calcext:value-type="float">
            <text:p><text:s/>28,229,544 </text:p>
          </table:table-cell>
          <table:table-cell table:style-name="ce24" table:formula="of:=IF(EXACT([.D122]; &quot;대출&quot;);SUM([.I121]-[.G122]);IF(EXACT([.B122];&quot;입금&quot;);SUM([.I121]+[.C122]);IF(EXACT([.B121];&quot;출금&quot;);SUM([.I121]-[.C122]))))" office:value-type="float" office:value="3157070" calcext:value-type="float">
            <text:p><text:s/>3,157,070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7-20" calcext:value-type="date">
            <text:p>2019-07-20</text:p>
          </table:table-cell>
          <table:table-cell table:style-name="ce30" office:value-type="string" calcext:value-type="string">
            <text:p>입금</text:p>
          </table:table-cell>
          <table:table-cell table:style-name="ce13" office:value-type="float" office:value="254" calcext:value-type="float">
            <text:p><text:s/>254 </text:p>
          </table:table-cell>
          <table:table-cell table:style-name="ce18" office:value-type="string" calcext:value-type="string">
            <text:p>예금이자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13" table:formula="of:=[.E123]+[.F123]" office:value-type="float" office:value="0" calcext:value-type="float">
            <text:p><text:s/>- </text:p>
          </table:table-cell>
          <table:table-cell table:style-name="ce13" table:formula="of:=SUM([.H122]-[.F123])" office:value-type="float" office:value="28229544" calcext:value-type="float">
            <text:p><text:s/>28,229,544 </text:p>
          </table:table-cell>
          <table:table-cell table:style-name="ce24" table:formula="of:=IF(EXACT([.D123]; &quot;대출&quot;);SUM([.I122]-[.G123]);IF(EXACT([.B123];&quot;입금&quot;);SUM([.I122]+[.C123]);IF(EXACT([.B122];&quot;출금&quot;);SUM([.I122]-[.C123]))))" office:value-type="float" office:value="3157324" calcext:value-type="float">
            <text:p><text:s/>3,157,324 </text:p>
          </table:table-cell>
          <table:table-cell table:number-columns-repeated="55"/>
        </table:table-row>
        <table:table-row table:style-name="ro2">
          <table:table-cell table:style-name="ce3" office:value-type="date" office:date-value="2019-08-07" calcext:value-type="date">
            <text:p>2019-08-07</text:p>
          </table:table-cell>
          <table:table-cell table:style-name="ce30" office:value-type="string" calcext:value-type="string">
            <text:p>입금</text:p>
          </table:table-cell>
          <table:table-cell table:style-name="ce14" office:value-type="float" office:value="138734" calcext:value-type="float">
            <text:p><text:s/>138,734 </text:p>
          </table:table-cell>
          <table:table-cell table:style-name="ce18" office:value-type="string" calcext:value-type="string">
            <text:p>이상순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13" table:formula="of:=[.E124]+[.F124]" office:value-type="float" office:value="0" calcext:value-type="float">
            <text:p><text:s/>- </text:p>
          </table:table-cell>
          <table:table-cell table:style-name="ce13" table:formula="of:=SUM([.H123]-[.F124])" office:value-type="float" office:value="28229544" calcext:value-type="float">
            <text:p><text:s/>28,229,544 </text:p>
          </table:table-cell>
          <table:table-cell table:style-name="ce24" table:formula="of:=IF(EXACT([.D124]; &quot;대출&quot;);SUM([.I123]-[.G124]);IF(EXACT([.B124];&quot;입금&quot;);SUM([.I123]+[.C124]);IF(EXACT([.B123];&quot;출금&quot;);SUM([.I123]-[.C124]))))" office:value-type="float" office:value="3296058" calcext:value-type="float">
            <text:p><text:s/>3,296,058 </text:p>
          </table:table-cell>
          <table:table-cell table:number-columns-repeated="55"/>
        </table:table-row>
        <table:table-row table:style-name="ro2">
          <table:table-cell table:style-name="ce2" office:value-type="date" office:date-value="2019-08-12" calcext:value-type="date">
            <text:p>2019-08-12</text:p>
          </table:table-cell>
          <table:table-cell table:style-name="ce30" office:value-type="string" calcext:value-type="string">
            <text:p>출금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8" office:value-type="string" calcext:value-type="string">
            <text:p>대출</text:p>
          </table:table-cell>
          <table:table-cell table:style-name="ce31" office:value-type="float" office:value="49400" calcext:value-type="float">
            <text:p>49,400</text:p>
          </table:table-cell>
          <table:table-cell table:style-name="ce31" office:value-type="float" office:value="89334" calcext:value-type="float">
            <text:p>89,334</text:p>
          </table:table-cell>
          <table:table-cell table:style-name="ce13" table:formula="of:=[.E125]+[.F125]" office:value-type="float" office:value="138734" calcext:value-type="float">
            <text:p><text:s/>138,734 </text:p>
          </table:table-cell>
          <table:table-cell table:style-name="ce13" table:formula="of:=SUM([.H124]-[.F125])" office:value-type="float" office:value="28140210" calcext:value-type="float">
            <text:p><text:s/>28,140,210 </text:p>
          </table:table-cell>
          <table:table-cell table:style-name="ce24" table:formula="of:=IF(EXACT([.D125]; &quot;대출&quot;);SUM([.I124]-[.G125]);IF(EXACT([.B125];&quot;입금&quot;);SUM([.I124]+[.C125]);IF(EXACT([.B124];&quot;출금&quot;);SUM([.I124]-[.C125]))))" office:value-type="float" office:value="3157324" calcext:value-type="float">
            <text:p><text:s/>3,157,324 </text:p>
          </table:table-cell>
          <table:table-cell table:number-columns-repeated="55"/>
        </table:table-row>
        <table:table-row table:style-name="ro2" table:number-rows-repeated="7">
          <table:table-cell table:number-columns-repeated="64"/>
        </table:table-row>
        <table:table-row table:style-name="ro2" table:number-rows-repeated="10484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4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나눔고딕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1" loext:min-decimal-places="1" number:min-integer-digits="1" number:grouping="true"/>
    </number:number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₩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6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6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_20__5b_0_5d_" style:display-name="Excel Built-in Comma [0]" style:family="table-cell" style:parent-style-name="Default" style:data-style-name="N14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복사본" style:display-name="PageStyle_복사본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사용자</meta:initial-creator>
    <meta:creation-date>2019-08-13T23:47:02</meta:creation-date>
    <dc:date>2019-12-30T19:32:02.766000000</dc:date>
    <meta:generator>LibreOffice/6.3.3.2$Windows_X86_64 LibreOffice_project/a64200df03143b798afd1ec74a12ab50359878ed</meta:generator>
    <meta:editing-duration>PT14M49S</meta:editing-duration>
    <meta:editing-cycles>2</meta:editing-cycles>
    <meta:document-statistic meta:table-count="4" meta:cell-count="18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